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schauder" table:style-name="ta1">
        <table:shapes>
          <draw:frame draw:z-index="0" draw:style-name="gr1" draw:text-style-name="P1" svg:width="11.4051in" svg:height="3.5453in" svg:x="2.0472in" svg:y="0.9933in">
            <draw:object draw:notify-on-update-of-ranges="data_schauder.A1:data_schauder.A1 data_schauder.A2:data_schauder.A1001 data_schauder.B1:data_schauder.B1 data_schauder.B2:data_schauder.B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-0.026048790286262" calcext:value-type="float">
            <text:p>-0.026048790286262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040150782826753" calcext:value-type="float">
            <text:p>0.04015078282675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3460621012688" calcext:value-type="float">
            <text:p>-0.00346062101268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-0.017360745561575" calcext:value-type="float">
            <text:p>-0.01736074556157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-0.090708369935141" calcext:value-type="float">
            <text:p>-0.090708369935141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37659043024724" calcext:value-type="float">
            <text:p>0.037659043024724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-0.110725234880782" calcext:value-type="float">
            <text:p>-0.110725234880782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-0.050208406378031" calcext:value-type="float">
            <text:p>-0.050208406378031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-0.067441008351469" calcext:value-type="float">
            <text:p>-0.06744100835146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33625206594212" calcext:value-type="float">
            <text:p>0.033625206594212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144667951894046" calcext:value-type="float">
            <text:p>0.144667951894046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35347050902615" calcext:value-type="float">
            <text:p>0.035347050902615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-0.113192900458727" calcext:value-type="float">
            <text:p>-0.113192900458727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3214261092934" calcext:value-type="float">
            <text:p>0.08321426109293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7034696436097" calcext:value-type="float">
            <text:p>0.02703469643609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55533881572166" calcext:value-type="float">
            <text:p>0.155533881572166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-0.069305396998006" calcext:value-type="float">
            <text:p>-0.069305396998006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12726271979945" calcext:value-type="float">
            <text:p>0.12726271979945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-0.181626713057027" calcext:value-type="float">
            <text:p>-0.18162671305702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408342742244245" calcext:value-type="float">
            <text:p>0.408342742244245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-0.175859045041345" calcext:value-type="float">
            <text:p>-0.175859045041345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.0098375946382" calcext:value-type="float">
            <text:p>0.0098375946382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-0.22152451837783" calcext:value-type="float">
            <text:p>-0.22152451837783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-0.174804560474824" calcext:value-type="float">
            <text:p>-0.174804560474824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20458555981911" calcext:value-type="float">
            <text:p>0.020458555981911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85067561259252" calcext:value-type="float">
            <text:p>0.085067561259252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-0.170552925000921" calcext:value-type="float">
            <text:p>-0.170552925000921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143646471078777" calcext:value-type="float">
            <text:p>0.143646471078777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-0.009217270067098" calcext:value-type="float">
            <text:p>-0.00921727006709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141974205898394" calcext:value-type="float">
            <text:p>0.141974205898394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-0.006427321002807" calcext:value-type="float">
            <text:p>-0.006427321002807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6081102461326" calcext:value-type="float">
            <text:p>0.06081102461326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.158177555144038" calcext:value-type="float">
            <text:p>0.158177555144038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121532483232637" calcext:value-type="float">
            <text:p>0.121532483232637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-0.014602898100995" calcext:value-type="float">
            <text:p>-0.014602898100995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349060788996998" calcext:value-type="float">
            <text:p>0.349060788996998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-0.018878029683278" calcext:value-type="float">
            <text:p>-0.018878029683278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104566817494587" calcext:value-type="float">
            <text:p>0.104566817494587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318696858466889" calcext:value-type="float">
            <text:p>0.31869685846688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244809633032391" calcext:value-type="float">
            <text:p>0.244809633032391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-0.016457982647501" calcext:value-type="float">
            <text:p>-0.016457982647501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-0.178762158080312" calcext:value-type="float">
            <text:p>-0.178762158080312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-0.032285262507821" calcext:value-type="float">
            <text:p>-0.032285262507821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-0.161255942379488" calcext:value-type="float">
            <text:p>-0.161255942379488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-0.058687085868611" calcext:value-type="float">
            <text:p>-0.058687085868611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-0.069896556924084" calcext:value-type="float">
            <text:p>-0.069896556924084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-0.078466048122213" calcext:value-type="float">
            <text:p>-0.078466048122213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-0.05174294721513" calcext:value-type="float">
            <text:p>-0.05174294721513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329879612059297" calcext:value-type="float">
            <text:p>0.32987961205929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203687568159556" calcext:value-type="float">
            <text:p>-0.203687568159556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.112667050443974" calcext:value-type="float">
            <text:p>0.112667050443974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232083245319946" calcext:value-type="float">
            <text:p>0.232083245319946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-0.228682054726097" calcext:value-type="float">
            <text:p>-0.228682054726097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451305148085459" calcext:value-type="float">
            <text:p>0.451305148085459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0.561953447864034" calcext:value-type="float">
            <text:p>0.561953447864034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033485848622593" calcext:value-type="float">
            <text:p>0.033485848622593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.624701968412581" calcext:value-type="float">
            <text:p>0.624701968412581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092406225104806" calcext:value-type="float">
            <text:p>0.092406225104806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0.333178341580883" calcext:value-type="float">
            <text:p>0.333178341580883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317945711953914" calcext:value-type="float">
            <text:p>-0.317945711953914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-0.102928810314379" calcext:value-type="float">
            <text:p>-0.102928810314379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168608297324863" calcext:value-type="float">
            <text:p>0.168608297324863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0.28627790826916" calcext:value-type="float">
            <text:p>0.28627790826916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-0.05730469662174" calcext:value-type="float">
            <text:p>-0.05730469662174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-0.270162051447522" calcext:value-type="float">
            <text:p>-0.270162051447522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-0.339459137679593" calcext:value-type="float">
            <text:p>-0.339459137679593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-0.327118201907608" calcext:value-type="float">
            <text:p>-0.327118201907608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-0.100254142098602" calcext:value-type="float">
            <text:p>-0.100254142098602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-0.214529058431105" calcext:value-type="float">
            <text:p>-0.214529058431105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284556038198944" calcext:value-type="float">
            <text:p>-0.284556038198944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0.300053124579379" calcext:value-type="float">
            <text:p>0.300053124579379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-0.514209090522941" calcext:value-type="float">
            <text:p>-0.514209090522941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-0.385142403303078" calcext:value-type="float">
            <text:p>-0.385142403303078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-0.449040473971092" calcext:value-type="float">
            <text:p>-0.449040473971092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197991954694154" calcext:value-type="float">
            <text:p>0.197991954694154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-0.038062408188677" calcext:value-type="float">
            <text:p>-0.038062408188677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-0.296218868880729" calcext:value-type="float">
            <text:p>-0.296218868880729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-0.057481070631358" calcext:value-type="float">
            <text:p>-0.057481070631358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-0.304344298877641" calcext:value-type="float">
            <text:p>-0.304344298877641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32799284203103" calcext:value-type="float">
            <text:p>0.032799284203103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0.173211502772649" calcext:value-type="float">
            <text:p>0.173211502772649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393942042093711" calcext:value-type="float">
            <text:p>0.393942042093711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0.296570517947745" calcext:value-type="float">
            <text:p>0.296570517947745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78440549653566" calcext:value-type="float">
            <text:p>0.078440549653566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-0.271457280260277" calcext:value-type="float">
            <text:p>-0.271457280260277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0.335666330891726" calcext:value-type="float">
            <text:p>0.335666330891726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-0.27432292017673" calcext:value-type="float">
            <text:p>-0.27432292017673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-0.238872429721446" calcext:value-type="float">
            <text:p>-0.238872429721446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-0.539707425389417" calcext:value-type="float">
            <text:p>-0.53970742538941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448348015136187" calcext:value-type="float">
            <text:p>-0.448348015136187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0.114038562771834" calcext:value-type="float">
            <text:p>0.114038562771834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346036846554824" calcext:value-type="float">
            <text:p>0.346036846554824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0.303117852835895" calcext:value-type="float">
            <text:p>0.303117852835895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-0.083202234902043" calcext:value-type="float">
            <text:p>-0.083202234902043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292008699490351" calcext:value-type="float">
            <text:p>0.292008699490351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-0.492213736614863" calcext:value-type="float">
            <text:p>-0.492213736614863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-0.05631061110161" calcext:value-type="float">
            <text:p>-0.05631061110161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125063249707252" calcext:value-type="float">
            <text:p>0.125063249707252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0.119820847807722" calcext:value-type="float">
            <text:p>0.11982084780772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96198123101516" calcext:value-type="float">
            <text:p>0.296198123101516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328653653405047" calcext:value-type="float">
            <text:p>0.328653653405047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.072435470224851" calcext:value-type="float">
            <text:p>0.072435470224851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.270302840270948" calcext:value-type="float">
            <text:p>0.270302840270948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.028236225773869" calcext:value-type="float">
            <text:p>0.028236225773869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-0.321613636110352" calcext:value-type="float">
            <text:p>-0.321613636110352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-0.109619909233822" calcext:value-type="float">
            <text:p>-0.109619909233822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405751981549709" calcext:value-type="float">
            <text:p>0.405751981549709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-0.333168251761396" calcext:value-type="float">
            <text:p>-0.333168251761396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.135128434583973" calcext:value-type="float">
            <text:p>0.13512843458397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102816276211201" calcext:value-type="float">
            <text:p>0.102816276211201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-0.391924767709389" calcext:value-type="float">
            <text:p>-0.391924767709389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-0.096919886551629" calcext:value-type="float">
            <text:p>-0.096919886551629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0.143373403616387" calcext:value-type="float">
            <text:p>0.143373403616387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257114480868684" calcext:value-type="float">
            <text:p>0.257114480868684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159768213979239" calcext:value-type="float">
            <text:p>0.159768213979239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-0.417708416061421" calcext:value-type="float">
            <text:p>-0.417708416061421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-0.252816199954889" calcext:value-type="float">
            <text:p>-0.252816199954889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-0.080834089350877" calcext:value-type="float">
            <text:p>-0.080834089350877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-0.394566457151949" calcext:value-type="float">
            <text:p>-0.394566457151949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196641724352535" calcext:value-type="float">
            <text:p>-0.196641724352535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0.711400988562775" calcext:value-type="float">
            <text:p>0.711400988562775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-0.092168804068301" calcext:value-type="float">
            <text:p>-0.092168804068301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-0.08976659578208" calcext:value-type="float">
            <text:p>-0.08976659578208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017122222338513" calcext:value-type="float">
            <text:p>0.01712222233851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245630512708871" calcext:value-type="float">
            <text:p>-0.245630512708871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-0.287971944018451" calcext:value-type="float">
            <text:p>-0.287971944018451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0.184908749462355" calcext:value-type="float">
            <text:p>0.184908749462355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-0.244390817018668" calcext:value-type="float">
            <text:p>-0.244390817018668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0.034036201628452" calcext:value-type="float">
            <text:p>0.034036201628452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306776794746635" calcext:value-type="float">
            <text:p>0.306776794746635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-0.307334790901665" calcext:value-type="float">
            <text:p>-0.307334790901665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-0.170140810116582" calcext:value-type="float">
            <text:p>-0.170140810116582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-0.297001985266211" calcext:value-type="float">
            <text:p>-0.297001985266211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.297637954759814" calcext:value-type="float">
            <text:p>0.297637954759814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660523233253209" calcext:value-type="float">
            <text:p>0.660523233253209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.067554255668316" calcext:value-type="float">
            <text:p>0.067554255668316</text:p>
          </table:table-cell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-0.011064211212518" calcext:value-type="float">
            <text:p>-0.011064211212518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-0.386080535185031" calcext:value-type="float">
            <text:p>-0.386080535185031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0.109192760607019" calcext:value-type="float">
            <text:p>0.109192760607019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43010536195673" calcext:value-type="float">
            <text:p>0.043010536195673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327475015333432" calcext:value-type="float">
            <text:p>0.327475015333432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-0.053140252423026" calcext:value-type="float">
            <text:p>-0.053140252423026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0.575169405594014" calcext:value-type="float">
            <text:p>0.575169405594014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-0.505914982926045" calcext:value-type="float">
            <text:p>-0.505914982926045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612048363930881" calcext:value-type="float">
            <text:p>0.612048363930881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278500548993261" calcext:value-type="float">
            <text:p>0.278500548993261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-0.464432097307307" calcext:value-type="float">
            <text:p>-0.464432097307307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258705295285571" calcext:value-type="float">
            <text:p>0.258705295285571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-0.265759953293243" calcext:value-type="float">
            <text:p>-0.26575995329324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267292596135413" calcext:value-type="float">
            <text:p>-0.267292596135413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393592824422806" calcext:value-type="float">
            <text:p>0.393592824422806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131719538810876" calcext:value-type="float">
            <text:p>0.131719538810876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0.593815976439953" calcext:value-type="float">
            <text:p>0.593815976439953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-0.132739583623939" calcext:value-type="float">
            <text:p>-0.132739583623939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202077386606826" calcext:value-type="float">
            <text:p>0.202077386606826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058775762688908" calcext:value-type="float">
            <text:p>0.058775762688908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-0.34388739638009" calcext:value-type="float">
            <text:p>-0.34388739638009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.031614487571955" calcext:value-type="float">
            <text:p>0.031614487571955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0.247869961844872" calcext:value-type="float">
            <text:p>0.24786996184487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246544261018162" calcext:value-type="float">
            <text:p>0.246544261018162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-0.38384546018757" calcext:value-type="float">
            <text:p>-0.38384546018757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311399492724623" calcext:value-type="float">
            <text:p>0.311399492724623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0.268501614989124" calcext:value-type="float">
            <text:p>0.268501614989124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20824849436457" calcext:value-type="float">
            <text:p>0.20824849436457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-0.194441357229375" calcext:value-type="float">
            <text:p>-0.194441357229375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-0.146289102994241" calcext:value-type="float">
            <text:p>-0.146289102994241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0.036642030738411" calcext:value-type="float">
            <text:p>0.036642030738411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-0.1244508167872" calcext:value-type="float">
            <text:p>-0.1244508167872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-0.651110890131523" calcext:value-type="float">
            <text:p>-0.651110890131523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489260145824881" calcext:value-type="float">
            <text:p>-0.489260145824881</text:p>
          </table:table-cell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-0.159100625495531" calcext:value-type="float">
            <text:p>-0.159100625495531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.932663998271625" calcext:value-type="float">
            <text:p>0.932663998271625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-0.37383222340972" calcext:value-type="float">
            <text:p>-0.37383222340972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-0.049457679877206" calcext:value-type="float">
            <text:p>-0.049457679877206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-0.090075950495689" calcext:value-type="float">
            <text:p>-0.090075950495689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.03731782171873" calcext:value-type="float">
            <text:p>0.03731782171873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-0.255318402938972" calcext:value-type="float">
            <text:p>-0.255318402938972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-0.347388386527582" calcext:value-type="float">
            <text:p>-0.347388386527582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0.225189567156478" calcext:value-type="float">
            <text:p>0.225189567156478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04603478094682" calcext:value-type="float">
            <text:p>-0.04603478094682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-0.282290622392807" calcext:value-type="float">
            <text:p>-0.282290622392807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-0.162805501029836" calcext:value-type="float">
            <text:p>-0.162805501029836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.179446437486501" calcext:value-type="float">
            <text:p>0.179446437486501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.539210524905597" calcext:value-type="float">
            <text:p>0.539210524905597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-0.070527098913568" calcext:value-type="float">
            <text:p>-0.070527098913568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13697517617406" calcext:value-type="float">
            <text:p>0.13697517617406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0.361972745863067" calcext:value-type="float">
            <text:p>0.361972745863067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-0.460507763585984" calcext:value-type="float">
            <text:p>-0.460507763585984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0.286072086289243" calcext:value-type="float">
            <text:p>0.28607208628924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142357445448337" calcext:value-type="float">
            <text:p>-0.142357445448337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-0.291949412429486" calcext:value-type="float">
            <text:p>-0.291949412429486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068906689255116" calcext:value-type="float">
            <text:p>0.068906689255116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-0.24740439752448" calcext:value-type="float">
            <text:p>-0.24740439752448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-0.206457383168595" calcext:value-type="float">
            <text:p>-0.206457383168595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91306086496327" calcext:value-type="float">
            <text:p>0.091306086496327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31042969702727" calcext:value-type="float">
            <text:p>0.31042969702727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-0.545285481318711" calcext:value-type="float">
            <text:p>-0.545285481318711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625310960311454" calcext:value-type="float">
            <text:p>0.625310960311454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113295100259705" calcext:value-type="float">
            <text:p>0.1132951002597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91351475642306" calcext:value-type="float">
            <text:p>-0.091351475642306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327134883887211" calcext:value-type="float">
            <text:p>0.327134883887211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-0.214692934349308" calcext:value-type="float">
            <text:p>-0.214692934349308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0.13954897722737" calcext:value-type="float">
            <text:p>0.13954897722737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214303393677978" calcext:value-type="float">
            <text:p>0.214303393677978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101744215702228" calcext:value-type="float">
            <text:p>0.101744215702228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0.06507701482903" calcext:value-type="float">
            <text:p>0.06507701482903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0.411314851672357" calcext:value-type="float">
            <text:p>0.411314851672357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.104683753881148" calcext:value-type="float">
            <text:p>0.104683753881148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-0.539592731017913" calcext:value-type="float">
            <text:p>-0.53959273101791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485923601499374" calcext:value-type="float">
            <text:p>0.485923601499374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.581508755320389" calcext:value-type="float">
            <text:p>0.581508755320389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134611260518772" calcext:value-type="float">
            <text:p>0.134611260518772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-0.281127350593567" calcext:value-type="float">
            <text:p>-0.281127350593567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.206999639140316" calcext:value-type="float">
            <text:p>0.206999639140316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364312160696883" calcext:value-type="float">
            <text:p>0.364312160696883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050956618866735" calcext:value-type="float">
            <text:p>0.050956618866735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-0.686560735669471" calcext:value-type="float">
            <text:p>-0.686560735669471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266125479516128" calcext:value-type="float">
            <text:p>0.266125479516128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-0.001414902959555" calcext:value-type="float">
            <text:p>-0.00141490295955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379847065692646" calcext:value-type="float">
            <text:p>-0.379847065692646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0.645964502190133" calcext:value-type="float">
            <text:p>0.645964502190133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.097966979391419" calcext:value-type="float">
            <text:p>0.097966979391419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0.061632730355806" calcext:value-type="float">
            <text:p>0.061632730355806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-0.166134404356997" calcext:value-type="float">
            <text:p>-0.166134404356997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-0.228402404434929" calcext:value-type="float">
            <text:p>-0.228402404434929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-0.146245820042369" calcext:value-type="float">
            <text:p>-0.146245820042369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-0.232133053942954" calcext:value-type="float">
            <text:p>-0.232133053942954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-0.419295507342248" calcext:value-type="float">
            <text:p>-0.419295507342248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-0.530601297404319" calcext:value-type="float">
            <text:p>-0.530601297404319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0.511036198491138" calcext:value-type="float">
            <text:p>-0.511036198491138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-0.546663865550983" calcext:value-type="float">
            <text:p>-0.546663865550983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-0.417888172520314" calcext:value-type="float">
            <text:p>-0.417888172520314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0.317567634070189" calcext:value-type="float">
            <text:p>0.317567634070189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13437107082863" calcext:value-type="float">
            <text:p>0.13437107082863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-0.35784066389474" calcext:value-type="float">
            <text:p>-0.35784066389474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.357163597660006" calcext:value-type="float">
            <text:p>0.357163597660006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-0.104867216290012" calcext:value-type="float">
            <text:p>-0.104867216290012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-0.269929972254435" calcext:value-type="float">
            <text:p>-0.269929972254435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-0.086125818734248" calcext:value-type="float">
            <text:p>-0.08612581873424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1.01700031197117" calcext:value-type="float">
            <text:p>-1.01700031197117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0.119310612569473" calcext:value-type="float">
            <text:p>0.119310612569473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-0.364351619433652" calcext:value-type="float">
            <text:p>-0.364351619433652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-0.318153432092919" calcext:value-type="float">
            <text:p>-0.318153432092919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-0.470849825158957" calcext:value-type="float">
            <text:p>-0.470849825158957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-0.037716630684943" calcext:value-type="float">
            <text:p>-0.037716630684943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.223279576230364" calcext:value-type="float">
            <text:p>0.223279576230364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-0.024968889460052" calcext:value-type="float">
            <text:p>-0.024968889460052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-0.420329889911198" calcext:value-type="float">
            <text:p>-0.420329889911198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-0.40148696254367" calcext:value-type="float">
            <text:p>-0.401486962543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77255749751437" calcext:value-type="float">
            <text:p>0.477255749751437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-0.292830109610663" calcext:value-type="float">
            <text:p>-0.292830109610663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515981516229993" calcext:value-type="float">
            <text:p>0.515981516229993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-0.56482280356622" calcext:value-type="float">
            <text:p>-0.56482280356622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819661408377395" calcext:value-type="float">
            <text:p>0.819661408377395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-0.829251641036264" calcext:value-type="float">
            <text:p>-0.829251641036264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.644379278642504" calcext:value-type="float">
            <text:p>0.644379278642504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.137768049795404" calcext:value-type="float">
            <text:p>0.137768049795404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-0.005558682755399" calcext:value-type="float">
            <text:p>-0.005558682755399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-0.175177462935096" calcext:value-type="float">
            <text:p>-0.17517746293509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1.26502811221608" calcext:value-type="float">
            <text:p>-1.26502811221608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0.307693920229413" calcext:value-type="float">
            <text:p>0.307693920229413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336078482414323" calcext:value-type="float">
            <text:p>0.336078482414323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-0.355525846914761" calcext:value-type="float">
            <text:p>-0.355525846914761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257890942339689" calcext:value-type="float">
            <text:p>0.257890942339689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-0.767068267633442" calcext:value-type="float">
            <text:p>-0.767068267633442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-0.72134807621051" calcext:value-type="float">
            <text:p>-0.72134807621051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0.717867576937597" calcext:value-type="float">
            <text:p>0.717867576937597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166810310830491" calcext:value-type="float">
            <text:p>0.166810310830491</text:p>
          </table:table-cell>
        </table:table-row>
        <table:table-row table:style-name="ro1">
          <table:table-cell office:value-type="float" office:value="0.269" calcext:value-type="float">
            <text:p>0.269</text:p>
          </table:table-cell>
          <table:table-cell office:value-type="float" office:value="-0.499567297928301" calcext:value-type="float">
            <text:p>-0.49956729792830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51611240351195" calcext:value-type="float">
            <text:p>0.051611240351195</text:p>
          </table:table-cell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-0.040357351632357" calcext:value-type="float">
            <text:p>-0.040357351632357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0.199311519987795" calcext:value-type="float">
            <text:p>0.199311519987795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-0.741622046908117" calcext:value-type="float">
            <text:p>-0.741622046908117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0.910623897833027" calcext:value-type="float">
            <text:p>0.910623897833027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318945910866015" calcext:value-type="float">
            <text:p>0.318945910866015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-0.954527080245495" calcext:value-type="float">
            <text:p>-0.954527080245495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0.22813257125133" calcext:value-type="float">
            <text:p>0.22813257125133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-0.378121262709798" calcext:value-type="float">
            <text:p>-0.378121262709798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-0.673466120469566" calcext:value-type="float">
            <text:p>-0.67346612046956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10618420932638" calcext:value-type="float">
            <text:p>0.010618420932638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0.61855217771859" calcext:value-type="float">
            <text:p>0.61855217771859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.638907446867164" calcext:value-type="float">
            <text:p>0.638907446867164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0.346781162315091" calcext:value-type="float">
            <text:p>0.346781162315091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-0.034441139454323" calcext:value-type="float">
            <text:p>-0.034441139454323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12952929404279" calcext:value-type="float">
            <text:p>0.12952929404279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731316864443816" calcext:value-type="float">
            <text:p>0.731316864443816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0.336453228568912" calcext:value-type="float">
            <text:p>0.336453228568912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-0.240467898021987" calcext:value-type="float">
            <text:p>-0.240467898021987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0.135330928975254" calcext:value-type="float">
            <text:p>0.13533092897525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255971295681166" calcext:value-type="float">
            <text:p>0.255971295681166</text:p>
          </table:table-cell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0.909364212855327" calcext:value-type="float">
            <text:p>0.909364212855327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-0.783706777105943" calcext:value-type="float">
            <text:p>-0.783706777105943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0.135980627188998" calcext:value-type="float">
            <text:p>0.135980627188998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-0.034669921947309" calcext:value-type="float">
            <text:p>-0.034669921947309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886094690639124" calcext:value-type="float">
            <text:p>0.886094690639124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30565054348935" calcext:value-type="float">
            <text:p>0.30565054348935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398718036779785" calcext:value-type="float">
            <text:p>0.398718036779785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-0.86268438711283" calcext:value-type="float">
            <text:p>-0.86268438711283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-0.192936558406404" calcext:value-type="float">
            <text:p>-0.19293655840640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86158292866915" calcext:value-type="float">
            <text:p>0.486158292866915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0.28794066089871" calcext:value-type="float">
            <text:p>0.28794066089871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-0.160819593210629" calcext:value-type="float">
            <text:p>-0.160819593210629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-0.732580315533318" calcext:value-type="float">
            <text:p>-0.732580315533318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-0.043658606824885" calcext:value-type="float">
            <text:p>-0.043658606824885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788477687413442" calcext:value-type="float">
            <text:p>0.788477687413442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-0.234220548160046" calcext:value-type="float">
            <text:p>-0.234220548160046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-0.551393930601601" calcext:value-type="float">
            <text:p>-0.551393930601601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0.391019894156242" calcext:value-type="float">
            <text:p>0.391019894156242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-0.035656116321536" calcext:value-type="float">
            <text:p>-0.03565611632153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44563229080366" calcext:value-type="float">
            <text:p>0.44563229080366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1.23708935478042" calcext:value-type="float">
            <text:p>1.23708935478042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-0.183704946395304" calcext:value-type="float">
            <text:p>-0.183704946395304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0.872382926393429" calcext:value-type="float">
            <text:p>0.872382926393429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-0.550879325874076" calcext:value-type="float">
            <text:p>-0.550879325874076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126115367833558" calcext:value-type="float">
            <text:p>0.126115367833558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0.377006927865093" calcext:value-type="float">
            <text:p>0.377006927865093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0.486358497983456" calcext:value-type="float">
            <text:p>0.486358497983456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.22510180700348" calcext:value-type="float">
            <text:p>0.22510180700348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0.682793291999459" calcext:value-type="float">
            <text:p>0.682793291999459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521280621695408" calcext:value-type="float">
            <text:p>0.521280621695408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-0.381787824837481" calcext:value-type="float">
            <text:p>-0.381787824837481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0.27400541500498" calcext:value-type="float">
            <text:p>0.27400541500498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-0.686804290788446" calcext:value-type="float">
            <text:p>-0.686804290788446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-1.26951216127981" calcext:value-type="float">
            <text:p>-1.2695121612798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78180117449802" calcext:value-type="float">
            <text:p>0.178180117449802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654025943612816" calcext:value-type="float">
            <text:p>0.654025943612816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-0.188126473651569" calcext:value-type="float">
            <text:p>-0.188126473651569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0.741408479215869" calcext:value-type="float">
            <text:p>0.741408479215869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0.457266146397807" calcext:value-type="float">
            <text:p>0.45726614639780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.005103374874939" calcext:value-type="float">
            <text:p>-0.005103374874939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0.026642670463054" calcext:value-type="float">
            <text:p>0.026642670463054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0.384099704343152" calcext:value-type="float">
            <text:p>0.384099704343152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0.509706963274641" calcext:value-type="float">
            <text:p>0.509706963274641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0.231867079467458" calcext:value-type="float">
            <text:p>0.231867079467458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-0.145549655745223" calcext:value-type="float">
            <text:p>-0.145549655745223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738614245419786" calcext:value-type="float">
            <text:p>0.738614245419786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0.154137930912821" calcext:value-type="float">
            <text:p>0.154137930912821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0.192545203334088" calcext:value-type="float">
            <text:p>0.192545203334088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0.430524011034828" calcext:value-type="float">
            <text:p>0.43052401103482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-0.321723896892262" calcext:value-type="float">
            <text:p>-0.321723896892262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-0.205159742084845" calcext:value-type="float">
            <text:p>-0.205159742084845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-0.950262121874424" calcext:value-type="float">
            <text:p>-0.950262121874424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-0.776448053110174" calcext:value-type="float">
            <text:p>-0.776448053110174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1.41315921006512" calcext:value-type="float">
            <text:p>1.41315921006512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-0.649844853549522" calcext:value-type="float">
            <text:p>-0.649844853549522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-0.098377991322085" calcext:value-type="float">
            <text:p>-0.098377991322085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-0.78436301166387" calcext:value-type="float">
            <text:p>-0.78436301166387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-0.964119980137575" calcext:value-type="float">
            <text:p>-0.964119980137575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-1.27126336309685" calcext:value-type="float">
            <text:p>-1.2712633630968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346322307893288" calcext:value-type="float">
            <text:p>-0.346322307893288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-1.27382480728183" calcext:value-type="float">
            <text:p>-1.27382480728183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-0.957695147623357" calcext:value-type="float">
            <text:p>-0.957695147623357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-0.208007040016312" calcext:value-type="float">
            <text:p>-0.208007040016312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0.097085402062706" calcext:value-type="float">
            <text:p>0.097085402062706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156796670416716" calcext:value-type="float">
            <text:p>0.156796670416716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-0.288738545018267" calcext:value-type="float">
            <text:p>-0.288738545018267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-0.729923290305777" calcext:value-type="float">
            <text:p>-0.729923290305777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0.314089736613396" calcext:value-type="float">
            <text:p>0.314089736613396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-0.253211618678747" calcext:value-type="float">
            <text:p>-0.25321161867874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108505730508117" calcext:value-type="float">
            <text:p>-0.108505730508117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0.338549369251445" calcext:value-type="float">
            <text:p>0.338549369251445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0.171186327444857" calcext:value-type="float">
            <text:p>0.171186327444857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-0.325814971238937" calcext:value-type="float">
            <text:p>-0.325814971238937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0.640852255205506" calcext:value-type="float">
            <text:p>0.640852255205506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1.03591844149025" calcext:value-type="float">
            <text:p>1.03591844149025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-0.344394398643065" calcext:value-type="float">
            <text:p>-0.344394398643065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-0.37220322120656" calcext:value-type="float">
            <text:p>-0.37220322120656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-1.21498515772714" calcext:value-type="float">
            <text:p>-1.21498515772714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0.702682886779745" calcext:value-type="float">
            <text:p>0.702682886779745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0.392142993024535" calcext:value-type="float">
            <text:p>-0.392142993024535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1.70203616734127" calcext:value-type="float">
            <text:p>1.70203616734127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-0.25674202591124" calcext:value-type="float">
            <text:p>-0.25674202591124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-0.16401431691156" calcext:value-type="float">
            <text:p>-0.16401431691156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-0.409854710289478" calcext:value-type="float">
            <text:p>-0.409854710289478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1.47906441665343" calcext:value-type="float">
            <text:p>-1.47906441665343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0.099469716334198" calcext:value-type="float">
            <text:p>0.099469716334198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-0.056623061110125" calcext:value-type="float">
            <text:p>-0.056623061110125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-0.282016011491175" calcext:value-type="float">
            <text:p>-0.282016011491175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410733838250914" calcext:value-type="float">
            <text:p>-0.41073383825091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448905276407454" calcext:value-type="float">
            <text:p>-0.448905276407454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0.117992170178708" calcext:value-type="float">
            <text:p>0.117992170178708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0.271423125442816" calcext:value-type="float">
            <text:p>0.271423125442816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000052895571247" calcext:value-type="float">
            <text:p>-0.000052895571247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132507269027245" calcext:value-type="float">
            <text:p>-0.132507269027245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0.331301245765804" calcext:value-type="float">
            <text:p>0.331301245765804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100834055060694" calcext:value-type="float">
            <text:p>-0.100834055060694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254085339738008" calcext:value-type="float">
            <text:p>-0.254085339738008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249096131594838" calcext:value-type="float">
            <text:p>-0.249096131594838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0.098427847466564" calcext:value-type="float">
            <text:p>0.098427847466564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15771230645293" calcext:value-type="float">
            <text:p>-0.415771230645293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10701060973888" calcext:value-type="float">
            <text:p>-0.410701060973888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894305521962751" calcext:value-type="float">
            <text:p>-0.894305521962751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511637032622069" calcext:value-type="float">
            <text:p>-0.511637032622069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732009667849472" calcext:value-type="float">
            <text:p>-0.732009667849472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584117820566095" calcext:value-type="float">
            <text:p>0.584117820566095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45493735357392" calcext:value-type="float">
            <text:p>-0.45493735357392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0.285281870035936" calcext:value-type="float">
            <text:p>0.285281870035936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0.450324139138741" calcext:value-type="float">
            <text:p>0.450324139138741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-0.165961312572327" calcext:value-type="float">
            <text:p>-0.16596131257232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4301886825552" calcext:value-type="float">
            <text:p>0.024301886825552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-0.215197232011249" calcext:value-type="float">
            <text:p>-0.215197232011249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-0.736288572660903" calcext:value-type="float">
            <text:p>-0.736288572660903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0.366996695254162" calcext:value-type="float">
            <text:p>0.366996695254162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-0.381681540745287" calcext:value-type="float">
            <text:p>-0.381681540745287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940465356749242" calcext:value-type="float">
            <text:p>0.940465356749242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0.414029678396186" calcext:value-type="float">
            <text:p>0.414029678396186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-0.156776383194908" calcext:value-type="float">
            <text:p>-0.156776383194908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.556808636977084" calcext:value-type="float">
            <text:p>0.556808636977084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0.076991676096313" calcext:value-type="float">
            <text:p>0.076991676096313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79393185072246" calcext:value-type="float">
            <text:p>0.079393185072246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0.953237638848007" calcext:value-type="float">
            <text:p>0.953237638848007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-0.517272726643094" calcext:value-type="float">
            <text:p>-0.517272726643094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0.028380829697592" calcext:value-type="float">
            <text:p>0.028380829697592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0.016701323129646" calcext:value-type="float">
            <text:p>0.016701323129646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809723514725389" calcext:value-type="float">
            <text:p>0.809723514725389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-0.232592531155159" calcext:value-type="float">
            <text:p>-0.232592531155159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-0.132359740508502" calcext:value-type="float">
            <text:p>-0.132359740508502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-0.021409181777868" calcext:value-type="float">
            <text:p>-0.021409181777868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0.056281562123059" calcext:value-type="float">
            <text:p>0.05628156212305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911356727094742" calcext:value-type="float">
            <text:p>0.911356727094742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1.55992788475257" calcext:value-type="float">
            <text:p>1.55992788475257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-0.007942305346574" calcext:value-type="float">
            <text:p>-0.007942305346574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0.086912400409141" calcext:value-type="float">
            <text:p>0.086912400409141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0.908282623672825" calcext:value-type="float">
            <text:p>0.90828262367282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-0.044240016240745" calcext:value-type="float">
            <text:p>-0.044240016240745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0.224086060722198" calcext:value-type="float">
            <text:p>0.224086060722198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1.25811116172742" calcext:value-type="float">
            <text:p>1.25811116172742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0.19194363549638" calcext:value-type="float">
            <text:p>0.19194363549638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0.918842815754105" calcext:value-type="float">
            <text:p>0.918842815754105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559275672043589" calcext:value-type="float">
            <text:p>0.559275672043589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0.225619086964751" calcext:value-type="float">
            <text:p>0.225619086964751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.015027640555859" calcext:value-type="float">
            <text:p>0.015027640555859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0.44752845567037" calcext:value-type="float">
            <text:p>0.44752845567037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0.522315404565906" calcext:value-type="float">
            <text:p>0.522315404565906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.323461866612187" calcext:value-type="float">
            <text:p>0.323461866612187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0.265015663518289" calcext:value-type="float">
            <text:p>0.265015663518289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-2.33815571100927" calcext:value-type="float">
            <text:p>-2.33815571100927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0.753078487627081" calcext:value-type="float">
            <text:p>0.753078487627081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1.37626329293625" calcext:value-type="float">
            <text:p>1.3762632929362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-0.104508314303244" calcext:value-type="float">
            <text:p>-0.104508314303244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-0.950876826847872" calcext:value-type="float">
            <text:p>-0.950876826847872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0.808187789288826" calcext:value-type="float">
            <text:p>0.808187789288826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-0.157286903576198" calcext:value-type="float">
            <text:p>-0.157286903576198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0.733233716096631" calcext:value-type="float">
            <text:p>0.733233716096631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320312800456874" calcext:value-type="float">
            <text:p>0.320312800456874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1.40145462285542" calcext:value-type="float">
            <text:p>1.40145462285542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-0.903031789933882" calcext:value-type="float">
            <text:p>-0.903031789933882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0.37391410847072" calcext:value-type="float">
            <text:p>0.37391410847072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0.598524383389927" calcext:value-type="float">
            <text:p>0.59852438338992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8788573153665" calcext:value-type="float">
            <text:p>0.08788573153665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-0.862573736478706" calcext:value-type="float">
            <text:p>-0.862573736478706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0.267626770981413" calcext:value-type="float">
            <text:p>0.267626770981413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0.983517343464262" calcext:value-type="float">
            <text:p>0.983517343464262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0.272718735224314" calcext:value-type="float">
            <text:p>0.272718735224314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60706920256566" calcext:value-type="float">
            <text:p>0.60706920256566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-0.866234822147374" calcext:value-type="float">
            <text:p>-0.866234822147374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0.744861263207272" calcext:value-type="float">
            <text:p>0.744861263207272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0.075612852384065" calcext:value-type="float">
            <text:p>0.075612852384065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-0.379479176421287" calcext:value-type="float">
            <text:p>-0.379479176421287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0.926377758460792" calcext:value-type="float">
            <text:p>-0.926377758460792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0.015343503139293" calcext:value-type="float">
            <text:p>0.015343503139293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-0.255300090256573" calcext:value-type="float">
            <text:p>-0.255300090256573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-0.811918630173688" calcext:value-type="float">
            <text:p>-0.811918630173688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-0.576105244608451" calcext:value-type="float">
            <text:p>-0.576105244608451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692886695765754" calcext:value-type="float">
            <text:p>0.692886695765754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-0.622916662225729" calcext:value-type="float">
            <text:p>-0.622916662225729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-0.430738514664846" calcext:value-type="float">
            <text:p>-0.430738514664846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-0.905177105094422" calcext:value-type="float">
            <text:p>-0.905177105094422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-0.704594208601988" calcext:value-type="float">
            <text:p>-0.704594208601988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319333969310995" calcext:value-type="float">
            <text:p>0.319333969310995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.58676434114865" calcext:value-type="float">
            <text:p>0.58676434114865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0.469001211487489" calcext:value-type="float">
            <text:p>0.469001211487489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-0.146233991632257" calcext:value-type="float">
            <text:p>-0.146233991632257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0.45220193807597" calcext:value-type="float">
            <text:p>0.45220193807597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-0.03992360811345" calcext:value-type="float">
            <text:p>-0.03992360811345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0.736879055312308" calcext:value-type="float">
            <text:p>0.736879055312308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-0.093327433970283" calcext:value-type="float">
            <text:p>-0.093327433970283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0.398880899617986" calcext:value-type="float">
            <text:p>0.398880899617986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-0.611213912834777" calcext:value-type="float">
            <text:p>-0.61121391283477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.06004317494231" calcext:value-type="float">
            <text:p>1.06004317494231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0.505291023043656" calcext:value-type="float">
            <text:p>0.505291023043656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-0.802384732174901" calcext:value-type="float">
            <text:p>-0.802384732174901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0.900044676923008" calcext:value-type="float">
            <text:p>0.900044676923008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-0.313960887905748" calcext:value-type="float">
            <text:p>-0.313960887905748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832008484322116" calcext:value-type="float">
            <text:p>0.832008484322116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0.897588417735021" calcext:value-type="float">
            <text:p>0.897588417735021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0.17258499211595" calcext:value-type="float">
            <text:p>0.17258499211595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0.866633396415227" calcext:value-type="float">
            <text:p>0.866633396415227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0.10196524373918" calcext:value-type="float">
            <text:p>0.10196524373918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.43604744967048" calcext:value-type="float">
            <text:p>1.43604744967048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1.77426393052488" calcext:value-type="float">
            <text:p>1.77426393052488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1.52531903945273" calcext:value-type="float">
            <text:p>1.52531903945273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-1.95731107327361" calcext:value-type="float">
            <text:p>-1.95731107327361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-0.965902581100884" calcext:value-type="float">
            <text:p>-0.965902581100884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01487274436398" calcext:value-type="float">
            <text:p>0.01487274436398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0.618640865464753" calcext:value-type="float">
            <text:p>0.618640865464753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0.120082505819423" calcext:value-type="float">
            <text:p>0.120082505819423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1.15580374106321" calcext:value-type="float">
            <text:p>1.15580374106321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-0.163676023290101" calcext:value-type="float">
            <text:p>-0.1636760232901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2282806718983" calcext:value-type="float">
            <text:p>-0.2282806718983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-0.607578094433978" calcext:value-type="float">
            <text:p>-0.607578094433978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0.98031887201081" calcext:value-type="float">
            <text:p>0.98031887201081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-0.172789117425568" calcext:value-type="float">
            <text:p>-0.172789117425568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-0.188028081175224" calcext:value-type="float">
            <text:p>-0.188028081175224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1.06350879803212" calcext:value-type="float">
            <text:p>1.06350879803212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0.045601838790628" calcext:value-type="float">
            <text:p>0.045601838790628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-0.8574646489988" calcext:value-type="float">
            <text:p>-0.8574646489988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-0.698517942120644" calcext:value-type="float">
            <text:p>-0.698517942120644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-0.182767333163766" calcext:value-type="float">
            <text:p>-0.182767333163766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449373140131462" calcext:value-type="float">
            <text:p>0.449373140131462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1.66331954291478" calcext:value-type="float">
            <text:p>1.66331954291478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-0.543768796909361" calcext:value-type="float">
            <text:p>-0.543768796909361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-0.928403070202461" calcext:value-type="float">
            <text:p>-0.928403070202461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-0.564343374074752" calcext:value-type="float">
            <text:p>-0.564343374074752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-0.827149942188087" calcext:value-type="float">
            <text:p>-0.827149942188087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-0.699428426144772" calcext:value-type="float">
            <text:p>-0.699428426144772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0.287235356268864" calcext:value-type="float">
            <text:p>0.287235356268864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0.264557698231243" calcext:value-type="float">
            <text:p>0.264557698231243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-1.34554800163466" calcext:value-type="float">
            <text:p>-1.3455480016346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746842606702947" calcext:value-type="float">
            <text:p>0.746842606702947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-1.30479288121458" calcext:value-type="float">
            <text:p>-1.30479288121458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1.19990500950717" calcext:value-type="float">
            <text:p>1.19990500950717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.178499936569326" calcext:value-type="float">
            <text:p>0.178499936569326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1.54193773073923" calcext:value-type="float">
            <text:p>1.54193773073923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662506752139161" calcext:value-type="float">
            <text:p>0.662506752139161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0.226710541440786" calcext:value-type="float">
            <text:p>0.226710541440786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-0.29782781800174" calcext:value-type="float">
            <text:p>-0.29782781800174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-0.273322118369354" calcext:value-type="float">
            <text:p>-0.273322118369354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0.442978874773967" calcext:value-type="float">
            <text:p>0.44297887477396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445087250921589" calcext:value-type="float">
            <text:p>0.445087250921589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-0.291531259106233" calcext:value-type="float">
            <text:p>-0.291531259106233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-0.1843680774051" calcext:value-type="float">
            <text:p>-0.1843680774051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-0.606485051404808" calcext:value-type="float">
            <text:p>-0.606485051404808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0.298035102418194" calcext:value-type="float">
            <text:p>0.298035102418194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-0.668768052720862" calcext:value-type="float">
            <text:p>-0.668768052720862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1.70480663798649" calcext:value-type="float">
            <text:p>1.70480663798649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-1.30381108499124" calcext:value-type="float">
            <text:p>-1.30381108499124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-0.754025412361329" calcext:value-type="float">
            <text:p>-0.754025412361329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-0.526472618766242" calcext:value-type="float">
            <text:p>-0.52647261876624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1.15420454536687" calcext:value-type="float">
            <text:p>-1.15420454536687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0.722436014525315" calcext:value-type="float">
            <text:p>0.722436014525315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0.752932704017523" calcext:value-type="float">
            <text:p>0.752932704017523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0.018541076821034" calcext:value-type="float">
            <text:p>0.018541076821034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-0.047588679413604" calcext:value-type="float">
            <text:p>-0.047588679413604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.110357369658434" calcext:value-type="float">
            <text:p>0.110357369658434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-0.21820456897051" calcext:value-type="float">
            <text:p>-0.21820456897051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-0.23292766607025" calcext:value-type="float">
            <text:p>-0.23292766607025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1.02685936772159" calcext:value-type="float">
            <text:p>1.02685936772159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-0.378382474203413" calcext:value-type="float">
            <text:p>-0.37838247420341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46746953560762" calcext:value-type="float">
            <text:p>0.446746953560762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-0.423516993853944" calcext:value-type="float">
            <text:p>-0.423516993853944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.24746870257937" calcext:value-type="float">
            <text:p>0.24746870257937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-0.450033627048549" calcext:value-type="float">
            <text:p>-0.450033627048549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0.397961863120507" calcext:value-type="float">
            <text:p>0.397961863120507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-0.609240103196905" calcext:value-type="float">
            <text:p>-0.609240103196905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-0.165235873726635" calcext:value-type="float">
            <text:p>-0.165235873726635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0.396591864501901" calcext:value-type="float">
            <text:p>0.396591864501901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1.15185450211975" calcext:value-type="float">
            <text:p>1.15185450211975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-0.374390598524172" calcext:value-type="float">
            <text:p>-0.374390598524172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1.29463734200647" calcext:value-type="float">
            <text:p>-1.29463734200647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-0.250683067475533" calcext:value-type="float">
            <text:p>-0.250683067475533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0.300773290524967" calcext:value-type="float">
            <text:p>0.300773290524967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-0.178779940544788" calcext:value-type="float">
            <text:p>-0.178779940544788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0.253910135553566" calcext:value-type="float">
            <text:p>0.253910135553566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-0.324571359863111" calcext:value-type="float">
            <text:p>-0.324571359863111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-0.446112666577183" calcext:value-type="float">
            <text:p>-0.446112666577183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-0.933144907680853" calcext:value-type="float">
            <text:p>-0.933144907680853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-1.00582589559036" calcext:value-type="float">
            <text:p>-1.00582589559036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.808266101458168" calcext:value-type="float">
            <text:p>0.808266101458168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139465848975862" calcext:value-type="float">
            <text:p>-0.139465848975862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0.975354177350745" calcext:value-type="float">
            <text:p>0.975354177350745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-0.31410691022748" calcext:value-type="float">
            <text:p>-0.31410691022748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-0.794868689977629" calcext:value-type="float">
            <text:p>-0.794868689977629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512860941548204" calcext:value-type="float">
            <text:p>0.512860941548204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-1.07281091449298" calcext:value-type="float">
            <text:p>-1.07281091449298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.048295120272192" calcext:value-type="float">
            <text:p>0.048295120272192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0.667444726430999" calcext:value-type="float">
            <text:p>0.667444726430999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-0.550343392785712" calcext:value-type="float">
            <text:p>-0.550343392785712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-1.60086285119195" calcext:value-type="float">
            <text:p>-1.6008628511919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1.76198570896933" calcext:value-type="float">
            <text:p>-1.76198570896933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-0.841198557466804" calcext:value-type="float">
            <text:p>-0.841198557466804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-0.697781066998028" calcext:value-type="float">
            <text:p>-0.697781066998028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-0.014248057697653" calcext:value-type="float">
            <text:p>-0.014248057697653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0.202945632618057" calcext:value-type="float">
            <text:p>0.202945632618057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1.06397768800091" calcext:value-type="float">
            <text:p>-1.06397768800091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1.23664454753821" calcext:value-type="float">
            <text:p>1.23664454753821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0.452509871005327" calcext:value-type="float">
            <text:p>0.452509871005327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0.692340767234717" calcext:value-type="float">
            <text:p>-0.692340767234717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502812370511253" calcext:value-type="float">
            <text:p>0.502812370511253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35905757908678" calcext:value-type="float">
            <text:p>-1.35905757908678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32495270741061" calcext:value-type="float">
            <text:p>-0.932495270741061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540840563833236" calcext:value-type="float">
            <text:p>-0.540840563833236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1.00020191056435" calcext:value-type="float">
            <text:p>-1.00020191056435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4234709269772" calcext:value-type="float">
            <text:p>-0.99423470926977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0.195233977052302" calcext:value-type="float">
            <text:p>0.195233977052302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0.477995813634148" calcext:value-type="float">
            <text:p>0.477995813634148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1.60509014452212" calcext:value-type="float">
            <text:p>1.60509014452212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327977869324322" calcext:value-type="float">
            <text:p>-0.327977869324322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0.472247077337763" calcext:value-type="float">
            <text:p>0.47224707733776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33570094880469" calcext:value-type="float">
            <text:p>0.733570094880469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0.667732155761084" calcext:value-type="float">
            <text:p>0.667732155761084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0.902663645073853" calcext:value-type="float">
            <text:p>-0.902663645073853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-0.363716110929928" calcext:value-type="float">
            <text:p>-0.363716110929928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-0.880253529471005" calcext:value-type="float">
            <text:p>-0.880253529471005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839919452469497" calcext:value-type="float">
            <text:p>0.839919452469497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-1.22901314028058" calcext:value-type="float">
            <text:p>-1.22901314028058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0.616782365978695" calcext:value-type="float">
            <text:p>0.616782365978695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0.523190968807518" calcext:value-type="float">
            <text:p>0.523190968807518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-0.396404346746017" calcext:value-type="float">
            <text:p>-0.396404346746017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0.985335614307535" calcext:value-type="float">
            <text:p>-0.985335614307535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-0.117501796161337" calcext:value-type="float">
            <text:p>-0.117501796161337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0.567633828463416" calcext:value-type="float">
            <text:p>0.567633828463416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0.035036218532679" calcext:value-type="float">
            <text:p>0.035036218532679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0.000861829685883" calcext:value-type="float">
            <text:p>0.000861829685883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133239268862436" calcext:value-type="float">
            <text:p>0.133239268862436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0.273256665954713" calcext:value-type="float">
            <text:p>0.273256665954713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-0.359277581430569" calcext:value-type="float">
            <text:p>-0.359277581430569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808811329474498" calcext:value-type="float">
            <text:p>0.808811329474498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1.47391477953604" calcext:value-type="float">
            <text:p>1.47391477953604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642985675891952" calcext:value-type="float">
            <text:p>0.642985675891952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-0.102343092949014" calcext:value-type="float">
            <text:p>-0.102343092949014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1.57288696927726" calcext:value-type="float">
            <text:p>1.57288696927726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1.14929923271475" calcext:value-type="float">
            <text:p>1.14929923271475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.499213025891854" calcext:value-type="float">
            <text:p>0.499213025891854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640177026679021" calcext:value-type="float">
            <text:p>-0.640177026679021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0.92060117665653" calcext:value-type="float">
            <text:p>0.92060117665653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-0.63457330186874" calcext:value-type="float">
            <text:p>-0.63457330186874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0.277860238199931" calcext:value-type="float">
            <text:p>0.277860238199931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-1.57503848524755" calcext:value-type="float">
            <text:p>-1.57503848524755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-0.485275579501835" calcext:value-type="float">
            <text:p>-0.485275579501835</text:p>
          </table:table-cell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0.468755018253021" calcext:value-type="float">
            <text:p>0.468755018253021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-0.298220958318296" calcext:value-type="float">
            <text:p>-0.298220958318296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0.208109465141479" calcext:value-type="float">
            <text:p>0.208109465141479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-0.604138560795606" calcext:value-type="float">
            <text:p>-0.604138560795606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0.468366553938454" calcext:value-type="float">
            <text:p>0.468366553938454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-0.309891325533638" calcext:value-type="float">
            <text:p>-0.309891325533638</text:p>
          </table:table-cell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-0.631604366433722" calcext:value-type="float">
            <text:p>-0.631604366433722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0.387832560301266" calcext:value-type="float">
            <text:p>0.387832560301266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0.308747911340869" calcext:value-type="float">
            <text:p>0.30874791134086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86189862556137" calcext:value-type="float">
            <text:p>0.086189862556137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-0.404685128011634" calcext:value-type="float">
            <text:p>-0.404685128011634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-0.391670288434398" calcext:value-type="float">
            <text:p>-0.391670288434398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-0.158225302235584" calcext:value-type="float">
            <text:p>-0.158225302235584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-0.442775072162924" calcext:value-type="float">
            <text:p>-0.442775072162924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640961625349215" calcext:value-type="float">
            <text:p>0.640961625349215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0.91836305292878" calcext:value-type="float">
            <text:p>0.91836305292878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0.042247026822533" calcext:value-type="float">
            <text:p>0.042247026822533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.877810105929904" calcext:value-type="float">
            <text:p>0.877810105929904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0.148288104366055" calcext:value-type="float">
            <text:p>0.14828810436605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15369962201623" calcext:value-type="float">
            <text:p>-0.15369962201623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-0.652346254620384" calcext:value-type="float">
            <text:p>-0.652346254620384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-0.141751154402298" calcext:value-type="float">
            <text:p>-0.141751154402298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-0.781254942048939" calcext:value-type="float">
            <text:p>-0.781254942048939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-0.146669547860432" calcext:value-type="float">
            <text:p>-0.146669547860432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-0.582480296985948" calcext:value-type="float">
            <text:p>-0.582480296985948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-0.298782777032359" calcext:value-type="float">
            <text:p>-0.298782777032359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0.583151514834251" calcext:value-type="float">
            <text:p>0.583151514834251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-1.17980891366351" calcext:value-type="float">
            <text:p>-1.17980891366351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0.625531653214414" calcext:value-type="float">
            <text:p>0.62553165321441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62732001196609" calcext:value-type="float">
            <text:p>0.62732001196609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0.833668575481214" calcext:value-type="float">
            <text:p>0.833668575481214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0.471506252606142" calcext:value-type="float">
            <text:p>0.471506252606142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-0.560353410296202" calcext:value-type="float">
            <text:p>-0.560353410296202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-0.030938367146178" calcext:value-type="float">
            <text:p>-0.030938367146178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113422084419676" calcext:value-type="float">
            <text:p>0.113422084419676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.264318560712277" calcext:value-type="float">
            <text:p>0.264318560712277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1.55873675454369" calcext:value-type="float">
            <text:p>1.55873675454369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970788267223015" calcext:value-type="float">
            <text:p>0.970788267223015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0.677221781070116" calcext:value-type="float">
            <text:p>0.677221781070116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-0.907597870476015" calcext:value-type="float">
            <text:p>-0.907597870476015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1.01287347660691" calcext:value-type="float">
            <text:p>1.01287347660691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.066608745916243" calcext:value-type="float">
            <text:p>0.066608745916243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1.41404722047644" calcext:value-type="float">
            <text:p>1.41404722047644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0.669533317675293" calcext:value-type="float">
            <text:p>0.669533317675293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-0.502606650850241" calcext:value-type="float">
            <text:p>-0.502606650850241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0.593744551866573" calcext:value-type="float">
            <text:p>0.593744551866573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0.759331252639002" calcext:value-type="float">
            <text:p>0.759331252639002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-0.629019501151698" calcext:value-type="float">
            <text:p>-0.629019501151698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0.221079205140594" calcext:value-type="float">
            <text:p>0.22107920514059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85458385209566" calcext:value-type="float">
            <text:p>0.085458385209566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061947542059113" calcext:value-type="float">
            <text:p>0.061947542059113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-0.815926831662796" calcext:value-type="float">
            <text:p>-0.815926831662796</text:p>
          </table:table-cell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1.46485987550048" calcext:value-type="float">
            <text:p>1.46485987550048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1.21444987545413" calcext:value-type="float">
            <text:p>1.2144498754541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1.1324200216941" calcext:value-type="float">
            <text:p>1.1324200216941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-1.22009592162033" calcext:value-type="float">
            <text:p>-1.22009592162033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-0.352716647735997" calcext:value-type="float">
            <text:p>-0.352716647735997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1.2635492502196" calcext:value-type="float">
            <text:p>1.2635492502196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0.709791479467227" calcext:value-type="float">
            <text:p>0.70979147946722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281552057144487" calcext:value-type="float">
            <text:p>0.281552057144487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0.485259844036854" calcext:value-type="float">
            <text:p>0.485259844036854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-0.068433311453408" calcext:value-type="float">
            <text:p>-0.068433311453408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0.543559608942816" calcext:value-type="float">
            <text:p>0.543559608942816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-0.373850863291909" calcext:value-type="float">
            <text:p>-0.373850863291909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48917061495586" calcext:value-type="float">
            <text:p>0.48917061495586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.449109450641866" calcext:value-type="float">
            <text:p>0.449109450641866</text:p>
          </table:table-cell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-0.68804455922657" calcext:value-type="float">
            <text:p>-0.68804455922657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2.00292810506911" calcext:value-type="float">
            <text:p>2.00292810506911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0.520038224897378" calcext:value-type="float">
            <text:p>0.52003822489737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106678327593772" calcext:value-type="float">
            <text:p>-0.10667832759377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628982525210971" calcext:value-type="float">
            <text:p>0.628982525210971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-0.216373228827378" calcext:value-type="float">
            <text:p>-0.216373228827378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-0.837533814938542" calcext:value-type="float">
            <text:p>-0.837533814938542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-1.31465224855135" calcext:value-type="float">
            <text:p>-1.31465224855135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2.08885459470459" calcext:value-type="float">
            <text:p>2.08885459470459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-0.547522443903594" calcext:value-type="float">
            <text:p>-0.547522443903594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0.46251479170353" calcext:value-type="float">
            <text:p>0.46251479170353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-0.670476304704273" calcext:value-type="float">
            <text:p>-0.670476304704273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-0.706671558298217" calcext:value-type="float">
            <text:p>-0.70667155829821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65917508079685" calcext:value-type="float">
            <text:p>0.265917508079685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0.752481048247183" calcext:value-type="float">
            <text:p>0.752481048247183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1.27728547013121" calcext:value-type="float">
            <text:p>1.27728547013121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-0.389753137349231" calcext:value-type="float">
            <text:p>-0.389753137349231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-0.425475305659947" calcext:value-type="float">
            <text:p>-0.425475305659947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575997610588167" calcext:value-type="float">
            <text:p>0.575997610588167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-0.707797904709479" calcext:value-type="float">
            <text:p>-0.707797904709479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0.124514905584003" calcext:value-type="float">
            <text:p>0.124514905584003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0.521866252221733" calcext:value-type="float">
            <text:p>0.521866252221733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0.830949610796665" calcext:value-type="float">
            <text:p>0.83094961079666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36251329363022" calcext:value-type="float">
            <text:p>0.136251329363022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1.79974545772349" calcext:value-type="float">
            <text:p>1.79974545772349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1.0790040827503" calcext:value-type="float">
            <text:p>1.0790040827503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-0.663549705081985" calcext:value-type="float">
            <text:p>-0.663549705081985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-0.678199780591314" calcext:value-type="float">
            <text:p>-0.678199780591314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-0.239538069440916" calcext:value-type="float">
            <text:p>-0.239538069440916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0.267865508795887" calcext:value-type="float">
            <text:p>0.267865508795887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-1.87852177534462" calcext:value-type="float">
            <text:p>-1.87852177534462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-0.649257400501205" calcext:value-type="float">
            <text:p>-0.649257400501205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1.17639445176004" calcext:value-type="float">
            <text:p>1.1763944517600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-0.928753099596414" calcext:value-type="float">
            <text:p>-0.928753099596414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0.499688563691215" calcext:value-type="float">
            <text:p>0.499688563691215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0.363609700027036" calcext:value-type="float">
            <text:p>0.363609700027036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-0.150211621069631" calcext:value-type="float">
            <text:p>-0.150211621069631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1.30271963818306" calcext:value-type="float">
            <text:p>1.30271963818306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785276335921179" calcext:value-type="float">
            <text:p>0.785276335921179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1.50141096313666" calcext:value-type="float">
            <text:p>1.50141096313666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0.356631743011195" calcext:value-type="float">
            <text:p>0.356631743011195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1.45798374019199" calcext:value-type="float">
            <text:p>1.45798374019199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-1.12191954792918" calcext:value-type="float">
            <text:p>-1.1219195479291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-0.162568851010892" calcext:value-type="float">
            <text:p>-0.162568851010892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0.435357022662987" calcext:value-type="float">
            <text:p>0.435357022662987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-0.397581261202602" calcext:value-type="float">
            <text:p>-0.397581261202602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0.01497455822439" calcext:value-type="float">
            <text:p>0.01497455822439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.968387025351793" calcext:value-type="float">
            <text:p>0.968387025351793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-0.683525094394907" calcext:value-type="float">
            <text:p>-0.683525094394907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-0.010654953438253" calcext:value-type="float">
            <text:p>-0.010654953438253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0.472721270078842" calcext:value-type="float">
            <text:p>0.472721270078842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0.050401082046804" calcext:value-type="float">
            <text:p>0.050401082046804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-1.3276431511272" calcext:value-type="float">
            <text:p>-1.327643151127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788267736770942" calcext:value-type="float">
            <text:p>-0.788267736770942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0.631135635960812" calcext:value-type="float">
            <text:p>0.631135635960812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1.11700474134265" calcext:value-type="float">
            <text:p>1.11700474134265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0.045857592880412" calcext:value-type="float">
            <text:p>0.045857592880412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-0.34656550199665" calcext:value-type="float">
            <text:p>-0.34656550199665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042778250676407" calcext:value-type="float">
            <text:p>0.042778250676407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0.176743362350301" calcext:value-type="float">
            <text:p>0.176743362350301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0.453074959658138" calcext:value-type="float">
            <text:p>0.453074959658138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-0.163290200679972" calcext:value-type="float">
            <text:p>-0.163290200679972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-0.16065369289847" calcext:value-type="float">
            <text:p>-0.1606536928984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96015853637831" calcext:value-type="float">
            <text:p>0.296015853637831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-0.608443086760828" calcext:value-type="float">
            <text:p>-0.608443086760828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1.58539480568519" calcext:value-type="float">
            <text:p>1.58539480568519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0.194840155520625" calcext:value-type="float">
            <text:p>0.194840155520625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-0.086368271306498" calcext:value-type="float">
            <text:p>-0.086368271306498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207884054325741" calcext:value-type="float">
            <text:p>0.207884054325741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-1.84061930764338" calcext:value-type="float">
            <text:p>-1.84061930764338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1.04130021248097" calcext:value-type="float">
            <text:p>1.04130021248097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.640887320737753" calcext:value-type="float">
            <text:p>0.640887320737753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0.466867268845615" calcext:value-type="float">
            <text:p>0.466867268845615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184104492594385" calcext:value-type="float">
            <text:p>0.184104492594385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-1.20663213579471" calcext:value-type="float">
            <text:p>-1.20663213579471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0.876553043680495" calcext:value-type="float">
            <text:p>0.876553043680495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-1.76160154498897" calcext:value-type="float">
            <text:p>-1.76160154498897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1.21208097044524" calcext:value-type="float">
            <text:p>1.21208097044524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-1.32204764331217" calcext:value-type="float">
            <text:p>-1.32204764331217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0.779346953246569" calcext:value-type="float">
            <text:p>0.779346953246569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0.763006222164663" calcext:value-type="float">
            <text:p>0.763006222164663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0.025400739889849" calcext:value-type="float">
            <text:p>0.025400739889849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1.54503107158622" calcext:value-type="float">
            <text:p>1.5450310715862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-0.633401690001013" calcext:value-type="float">
            <text:p>-0.633401690001013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-0.99197736929913" calcext:value-type="float">
            <text:p>-0.99197736929913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1.31640301426999" calcext:value-type="float">
            <text:p>1.31640301426999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0.362837296255432" calcext:value-type="float">
            <text:p>0.362837296255432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1.42437770749153" calcext:value-type="float">
            <text:p>1.42437770749153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-0.187755046977448" calcext:value-type="float">
            <text:p>-0.187755046977448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0.822974927461683" calcext:value-type="float">
            <text:p>0.822974927461683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0.081836911724555" calcext:value-type="float">
            <text:p>0.081836911724555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-0.41540402825571" calcext:value-type="float">
            <text:p>-0.41540402825571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0.46504855836538" calcext:value-type="float">
            <text:p>0.46504855836538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-0.806177189227773" calcext:value-type="float">
            <text:p>-0.806177189227773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-1.05570303547561" calcext:value-type="float">
            <text:p>-1.05570303547561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.49296835872626" calcext:value-type="float">
            <text:p>0.49296835872626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-0.243128635295841" calcext:value-type="float">
            <text:p>-0.243128635295841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-0.985091484013002" calcext:value-type="float">
            <text:p>-0.985091484013002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1.19201968111863" calcext:value-type="float">
            <text:p>1.19201968111863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-0.228476036808077" calcext:value-type="float">
            <text:p>-0.228476036808077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1.59152064275155" calcext:value-type="float">
            <text:p>1.59152064275155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-0.506638422032805" calcext:value-type="float">
            <text:p>-0.506638422032805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0.073576044610369" calcext:value-type="float">
            <text:p>0.07357604461036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13501311031068" calcext:value-type="float">
            <text:p>1.13501311031068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-0.473262850571691" calcext:value-type="float">
            <text:p>-0.473262850571691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0.504550291580825" calcext:value-type="float">
            <text:p>0.504550291580825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-0.076450776167238" calcext:value-type="float">
            <text:p>-0.076450776167238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1.1956057772395" calcext:value-type="float">
            <text:p>1.1956057772395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1.09085234394894" calcext:value-type="float">
            <text:p>1.09085234394894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-0.616769406525426" calcext:value-type="float">
            <text:p>-0.616769406525426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0.415608957280063" calcext:value-type="float">
            <text:p>0.415608957280063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-0.97920051638519" calcext:value-type="float">
            <text:p>-0.97920051638519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-0.885203824752727" calcext:value-type="float">
            <text:p>-0.885203824752727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-1.74039110333386" calcext:value-type="float">
            <text:p>-1.74039110333386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0.836067467542232" calcext:value-type="float">
            <text:p>0.836067467542232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-0.532289427241379" calcext:value-type="float">
            <text:p>-0.532289427241379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0.019541591796183" calcext:value-type="float">
            <text:p>0.019541591796183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-0.382023086871275" calcext:value-type="float">
            <text:p>-0.382023086871275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-0.305512304075504" calcext:value-type="float">
            <text:p>-0.305512304075504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098473582205746" calcext:value-type="float">
            <text:p>0.098473582205746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032669781182862" calcext:value-type="float">
            <text:p>0.032669781182862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003940068324176" calcext:value-type="float">
            <text:p>0.003940068324176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722438820577617" calcext:value-type="float">
            <text:p>0.72243882057761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-0.693334223176677" calcext:value-type="float">
            <text:p>-0.693334223176677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025387257285127" calcext:value-type="float">
            <text:p>0.025387257285127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016239871152523" calcext:value-type="float">
            <text:p>0.016239871152523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-0.982950496136501" calcext:value-type="float">
            <text:p>-0.982950496136501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234654880313067" calcext:value-type="float">
            <text:p>0.234654880313067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7400105612841" calcext:value-type="float">
            <text:p>0.7400105612841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019093522573592" calcext:value-type="float">
            <text:p>0.019093522573592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650866058113537" calcext:value-type="float">
            <text:p>0.650866058113537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361796469354532" calcext:value-type="float">
            <text:p>0.361796469354532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672476553570172" calcext:value-type="float">
            <text:p>0.672476553570172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56280860071518" calcext:value-type="float">
            <text:p>0.356280860071518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-0.32353730065355" calcext:value-type="float">
            <text:p>-0.32353730065355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-0.622368652389595" calcext:value-type="float">
            <text:p>-0.622368652389595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0.99041413376729" calcext:value-type="float">
            <text:p>0.99041413376729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0.074341456076484" calcext:value-type="float">
            <text:p>0.074341456076484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-0.002286485498264" calcext:value-type="float">
            <text:p>-0.002286485498264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0.248148979132945" calcext:value-type="float">
            <text:p>0.248148979132945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-0.331548926137659" calcext:value-type="float">
            <text:p>-0.331548926137659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443403022922716" calcext:value-type="float">
            <text:p>0.443403022922716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0.372453649733037" calcext:value-type="float">
            <text:p>0.37245364973303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96214134051882" calcext:value-type="float">
            <text:p>0.96214134051882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-0.39503169677532" calcext:value-type="float">
            <text:p>-0.39503169677532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-0.443828125280411" calcext:value-type="float">
            <text:p>-0.443828125280411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-2.25006209253852" calcext:value-type="float">
            <text:p>-2.25006209253852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1.18387741541554" calcext:value-type="float">
            <text:p>1.18387741541554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003635162736424" calcext:value-type="float">
            <text:p>0.003635162736424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-1.48721401777336" calcext:value-type="float">
            <text:p>-1.48721401777336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0.252873076167908" calcext:value-type="float">
            <text:p>0.252873076167908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.233597637610541" calcext:value-type="float">
            <text:p>0.233597637610541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-2.07127966665671" calcext:value-type="float">
            <text:p>-2.0712796666567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77219409175241" calcext:value-type="float">
            <text:p>0.377219409175241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0.851690301042042" calcext:value-type="float">
            <text:p>0.851690301042042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-1.40937353816479" calcext:value-type="float">
            <text:p>-1.40937353816479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0.339395301653345" calcext:value-type="float">
            <text:p>0.339395301653345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-0.868784136708777" calcext:value-type="float">
            <text:p>-0.868784136708777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649424040203566" calcext:value-type="float">
            <text:p>0.649424040203566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-0.194535579406964" calcext:value-type="float">
            <text:p>-0.194535579406964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.766330617020533" calcext:value-type="float">
            <text:p>0.766330617020533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0.378255614092983" calcext:value-type="float">
            <text:p>0.378255614092983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0.277991973641947" calcext:value-type="float">
            <text:p>0.277991973641947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-0.861080102714976" calcext:value-type="float">
            <text:p>-0.861080102714976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-2.24048145808718" calcext:value-type="float">
            <text:p>-2.24048145808718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0.06520424051743" calcext:value-type="float">
            <text:p>0.06520424051743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0.87088375174342" calcext:value-type="float">
            <text:p>0.87088375174342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-1.45532566150655" calcext:value-type="float">
            <text:p>-1.45532566150655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-0.240501641359331" calcext:value-type="float">
            <text:p>-0.240501641359331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0.183314069715989" calcext:value-type="float">
            <text:p>0.183314069715989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-0.196277829570563" calcext:value-type="float">
            <text:p>-0.196277829570563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-0.931364333360102" calcext:value-type="float">
            <text:p>-0.931364333360102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0.288900571157067" calcext:value-type="float">
            <text:p>0.288900571157067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971174552430566" calcext:value-type="float">
            <text:p>0.971174552430566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-0.163400314863388" calcext:value-type="float">
            <text:p>-0.163400314863388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0.378576334003004" calcext:value-type="float">
            <text:p>0.378576334003004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-0.159328128410382" calcext:value-type="float">
            <text:p>-0.159328128410382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-0.02033468869919" calcext:value-type="float">
            <text:p>-0.02033468869919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318741846886094" calcext:value-type="float">
            <text:p>0.318741846886094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1.44654456839292" calcext:value-type="float">
            <text:p>1.44654456839292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-0.441142070573298" calcext:value-type="float">
            <text:p>-0.441142070573298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-0.237809492686777" calcext:value-type="float">
            <text:p>-0.237809492686777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-0.76281605779909" calcext:value-type="float">
            <text:p>-0.76281605779909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-0.030621771121834" calcext:value-type="float">
            <text:p>-0.030621771121834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1.76290889046651" calcext:value-type="float">
            <text:p>1.76290889046651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-1.09704479414334" calcext:value-type="float">
            <text:p>-1.09704479414334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1.28042387365163" calcext:value-type="float">
            <text:p>1.28042387365163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-1.95220541283145" calcext:value-type="float">
            <text:p>-1.95220541283145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-0.193946184438641" calcext:value-type="float">
            <text:p>-0.193946184438641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-0.332708749313098" calcext:value-type="float">
            <text:p>-0.332708749313098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1.09425916625118" calcext:value-type="float">
            <text:p>1.09425916625118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.77557283446753" calcext:value-type="float">
            <text:p>0.77557283446753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1.19732064015675" calcext:value-type="float">
            <text:p>1.1973206401567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-0.30322100699939" calcext:value-type="float">
            <text:p>-0.30322100699939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1.97167885413205" calcext:value-type="float">
            <text:p>1.97167885413205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.214313093105638" calcext:value-type="float">
            <text:p>0.214313093105638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1.01196548981728" calcext:value-type="float">
            <text:p>1.01196548981728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-0.846472863384486" calcext:value-type="float">
            <text:p>-0.846472863384486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497488093232762" calcext:value-type="float">
            <text:p>0.497488093232762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-0.186352990639311" calcext:value-type="float">
            <text:p>-0.186352990639311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0.189431433253041" calcext:value-type="float">
            <text:p>0.189431433253041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0.025163878637146" calcext:value-type="float">
            <text:p>0.025163878637146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-1.9702277059907" calcext:value-type="float">
            <text:p>-1.970227705990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12524035597212" calcext:value-type="float">
            <text:p>0.512524035597212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0.546552545222521" calcext:value-type="float">
            <text:p>0.546552545222521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0.52017715445793" calcext:value-type="float">
            <text:p>0.52017715445793</text:p>
          </table:table-cell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1.30795300638793" calcext:value-type="float">
            <text:p>1.30795300638793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0.441074487647905" calcext:value-type="float">
            <text:p>0.441074487647905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-1.04318035149638" calcext:value-type="float">
            <text:p>-1.04318035149638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0.093242908543961" calcext:value-type="float">
            <text:p>0.093242908543961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0.487275985532226" calcext:value-type="float">
            <text:p>0.487275985532226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-0.176429115154272" calcext:value-type="float">
            <text:p>-0.176429115154272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1.15864267503671" calcext:value-type="float">
            <text:p>1.1586426750367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359075496655939" calcext:value-type="float">
            <text:p>0.359075496655939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0.183051727486072" calcext:value-type="float">
            <text:p>0.183051727486072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.229881198979863" calcext:value-type="float">
            <text:p>0.229881198979863</text:p>
          </table:table-cell>
        </table:table-row>
        <table:table-row table:style-name="ro1">
          <table:table-cell office:value-type="float" office:value="0.913" calcext:value-type="float">
            <text:p>0.913</text:p>
          </table:table-cell>
          <table:table-cell office:value-type="float" office:value="1.03640027368673" calcext:value-type="float">
            <text:p>1.03640027368673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0.334265418796316" calcext:value-type="float">
            <text:p>0.334265418796316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1.43321030778167" calcext:value-type="float">
            <text:p>1.43321030778167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0.072755202429254" calcext:value-type="float">
            <text:p>0.072755202429254</text:p>
          </table:table-cell>
        </table:table-row>
        <table:table-row table:style-name="ro1">
          <table:table-cell office:value-type="float" office:value="0.917" calcext:value-type="float">
            <text:p>0.917</text:p>
          </table:table-cell>
          <table:table-cell office:value-type="float" office:value="-0.139020528801139" calcext:value-type="float">
            <text:p>-0.139020528801139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0.267122902232993" calcext:value-type="float">
            <text:p>0.267122902232993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0.556388835093832" calcext:value-type="float">
            <text:p>0.55638883509383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13928360071011" calcext:value-type="float">
            <text:p>0.13928360071011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0.510392417355751" calcext:value-type="float">
            <text:p>0.510392417355751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-1.34388500021424" calcext:value-type="float">
            <text:p>-1.34388500021424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-0.131145277431105" calcext:value-type="float">
            <text:p>-0.131145277431105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0.215193033349593" calcext:value-type="float">
            <text:p>0.215193033349593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308685380781829" calcext:value-type="float">
            <text:p>0.308685380781829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-1.09692477775926" calcext:value-type="float">
            <text:p>-1.09692477775926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0.258326720460301" calcext:value-type="float">
            <text:p>0.258326720460301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0.051333438878596" calcext:value-type="float">
            <text:p>0.051333438878596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1.52943803556117" calcext:value-type="float">
            <text:p>1.52943803556117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-0.138132446728935" calcext:value-type="float">
            <text:p>-0.138132446728935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0.904321858621447" calcext:value-type="float">
            <text:p>0.904321858621447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0.850731240939768" calcext:value-type="float">
            <text:p>0.850731240939768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-0.38351056110294" calcext:value-type="float">
            <text:p>-0.38351056110294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-1.07355471059203" calcext:value-type="float">
            <text:p>-1.07355471059203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-0.291675674991208" calcext:value-type="float">
            <text:p>-0.291675674991208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-0.257242701075905" calcext:value-type="float">
            <text:p>-0.257242701075905</text:p>
          </table:table-cell>
        </table:table-row>
        <table:table-row table:style-name="ro1">
          <table:table-cell office:value-type="float" office:value="0.937" calcext:value-type="float">
            <text:p>0.937</text:p>
          </table:table-cell>
          <table:table-cell office:value-type="float" office:value="-0.682147395956502" calcext:value-type="float">
            <text:p>-0.682147395956502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1.63664836492368" calcext:value-type="float">
            <text:p>1.63664836492368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1.5678109799905" calcext:value-type="float">
            <text:p>1.567810979990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352734046100256" calcext:value-type="float">
            <text:p>0.352734046100256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0.942806296717971" calcext:value-type="float">
            <text:p>0.942806296717971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0.601688784942006" calcext:value-type="float">
            <text:p>0.601688784942006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-0.93712110596557" calcext:value-type="float">
            <text:p>-0.93712110596557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0.810979016257862" calcext:value-type="float">
            <text:p>0.810979016257862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-0.092784450189854" calcext:value-type="float">
            <text:p>-0.092784450189854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0.20782892213503" calcext:value-type="float">
            <text:p>0.20782892213503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-2.08016684170267" calcext:value-type="float">
            <text:p>-2.08016684170267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-0.332974316648071" calcext:value-type="float">
            <text:p>-0.332974316648071</text:p>
          </table:table-cell>
        </table:table-row>
        <table:table-row table:style-name="ro1">
          <table:table-cell office:value-type="float" office:value="0.949" calcext:value-type="float">
            <text:p>0.949</text:p>
          </table:table-cell>
          <table:table-cell office:value-type="float" office:value="-0.899260858045705" calcext:value-type="float">
            <text:p>-0.89926085804570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918040837393996" calcext:value-type="float">
            <text:p>-0.918040837393996</text:p>
          </table:table-cell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0.507748310920692" calcext:value-type="float">
            <text:p>0.507748310920692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0.832295582255562" calcext:value-type="float">
            <text:p>0.832295582255562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-1.07346416136971" calcext:value-type="float">
            <text:p>-1.07346416136971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0.002003105971101" calcext:value-type="float">
            <text:p>0.002003105971101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218220279008514" calcext:value-type="float">
            <text:p>0.218220279008514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0.15979204380842" calcext:value-type="float">
            <text:p>0.15979204380842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-2.0214687187749" calcext:value-type="float">
            <text:p>-2.0214687187749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-1.51242253999374" calcext:value-type="float">
            <text:p>-1.51242253999374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-2.39288188731174" calcext:value-type="float">
            <text:p>-2.3928818873117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-0.953591064737557" calcext:value-type="float">
            <text:p>-0.953591064737557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-0.269908259123728" calcext:value-type="float">
            <text:p>-0.269908259123728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-0.486132892858635" calcext:value-type="float">
            <text:p>-0.486132892858635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0.556821493654234" calcext:value-type="float">
            <text:p>0.556821493654234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0.60428625426516" calcext:value-type="float">
            <text:p>0.60428625426516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.274136219291184" calcext:value-type="float">
            <text:p>0.274136219291184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0.381211379545478" calcext:value-type="float">
            <text:p>0.381211379545478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0.578567136767673" calcext:value-type="float">
            <text:p>0.578567136767673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0.376141444861371" calcext:value-type="float">
            <text:p>0.376141444861371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-0.540006857184093" calcext:value-type="float">
            <text:p>-0.54000685718409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.19808073522611" calcext:value-type="float">
            <text:p>1.19808073522611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0.276367757285515" calcext:value-type="float">
            <text:p>0.276367757285515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-1.36116694444346" calcext:value-type="float">
            <text:p>-1.36116694444346</text:p>
          </table:table-cell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-1.04066169948336" calcext:value-type="float">
            <text:p>-1.04066169948336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-0.602228718587461" calcext:value-type="float">
            <text:p>-0.602228718587461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-0.594367295993994" calcext:value-type="float">
            <text:p>-0.594367295993994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-0.352817243745324" calcext:value-type="float">
            <text:p>-0.352817243745324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  <table:table-cell office:value-type="float" office:value="0.221597543007001" calcext:value-type="float">
            <text:p>0.221597543007001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0.330491704980872" calcext:value-type="float">
            <text:p>0.330491704980872</text:p>
          </table:table-cell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0.315398897404939" calcext:value-type="float">
            <text:p>0.31539889740493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-0.095843834384496" calcext:value-type="float">
            <text:p>-0.095843834384496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-0.06654062775356" calcext:value-type="float">
            <text:p>-0.06654062775356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0.233424058909309" calcext:value-type="float">
            <text:p>0.233424058909309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0.714141027904283" calcext:value-type="float">
            <text:p>0.714141027904283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.32846160924817" calcext:value-type="float">
            <text:p>0.32846160924817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-0.363925209207322" calcext:value-type="float">
            <text:p>-0.363925209207322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1.95957064168991" calcext:value-type="float">
            <text:p>1.95957064168991</text:p>
          </table:table-cell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0.901104836025784" calcext:value-type="float">
            <text:p>0.901104836025784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-1.28732444680622" calcext:value-type="float">
            <text:p>-1.28732444680622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-0.559400554290234" calcext:value-type="float">
            <text:p>-0.55940055429023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-1.98548278025612" calcext:value-type="float">
            <text:p>-1.98548278025612</text:p>
          </table:table-cell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1.00059464502555" calcext:value-type="float">
            <text:p>1.00059464502555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-0.443283777817534" calcext:value-type="float">
            <text:p>-0.443283777817534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1.0774766228164" calcext:value-type="float">
            <text:p>1.0774766228164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-0.821020948358619" calcext:value-type="float">
            <text:p>-0.821020948358619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-0.159867258688856" calcext:value-type="float">
            <text:p>-0.159867258688856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-0.671924801348782" calcext:value-type="float">
            <text:p>-0.671924801348782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-0.982561780417418" calcext:value-type="float">
            <text:p>-0.982561780417418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0.672065332213917" calcext:value-type="float">
            <text:p>0.672065332213917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0.6226304563167" calcext:value-type="float">
            <text:p>0.62263045631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3T19:30:59.074894392</dc:date>
    <meta:editing-duration>PT1M32S</meta:editing-duration>
    <meta:editing-cycles>1</meta:editing-cycles>
    <meta:document-statistic meta:table-count="1" meta:cell-count="2002" meta:object-count="1"/>
    <meta:generator>LibreOffice/7.2.5.2.0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97cm" svg:height="9.006cm" xlink:href=".." xlink:type="simple" chart:class="chart:scatter" chart:style-name="ch1">
        <chart:title svg:x="12.973cm" svg:y="0.316cm" chart:style-name="ch2">
          <text:p>Brownian Path</text:p>
        </chart:title>
        <chart:subtitle svg:x="12.033cm" svg:y="1.275cm" chart:style-name="ch3">
          <text:p>Using "Schauder" Algorithm</text:p>
        </chart:subtitle>
        <chart:legend chart:legend-position="end" svg:x="26.382cm" svg:y="4.204cm" style:legend-expansion="high" chart:style-name="ch4"/>
        <chart:plot-area chart:style-name="ch5" table:cell-range-address="data_schauder.A1:data_schauder.B1001" chart:data-source-has-labels="row" svg:x="1.59cm" svg:y="2.138cm" svg:width="24.213cm" svg:height="5.707cm">
          <chart:coordinate-region svg:x="2.132cm" svg:y="2.337cm" svg:width="23.431cm" svg:height="5.309cm"/>
          <chart:axis chart:dimension="x" chart:name="primary-x" chart:style-name="ch6">
            <chart:title svg:x="13.282cm" svg:y="8.025cm" chart:style-name="ch7">
              <text:p>Time</text:p>
            </chart:title>
          </chart:axis>
          <chart:axis chart:dimension="y" chart:name="primary-y" chart:style-name="ch8">
            <chart:title svg:x="0.451cm" svg:y="5.63cm" chart:style-name="ch9">
              <text:p>Position</text:p>
            </chart:title>
            <chart:grid chart:style-name="ch10" chart:class="major"/>
          </chart:axis>
          <chart:series chart:style-name="ch11" chart:values-cell-range-address="data_schauder.B2:data_schauder.B1001" chart:label-cell-address="data_schauder.B1:data_schauder.B1" chart:class="chart:scatter">
            <chart:domain table:cell-range-address="data_schauder.A2:data_schauder.A1001"/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sition</text:p>
                <draw:g>
                  <svg:desc>data_schauder.B1:data_schaude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_schauder.A2:data_schauder.A1001</svg:desc>
                </draw:g>
              </table:table-cell>
              <table:table-cell office:value-type="float" office:value="0">
                <text:p>0</text:p>
                <draw:g>
                  <svg:desc>data_schauder.B2:data_schauder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-0.026048790286262">
                <text:p>-0.026048790286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0.040150782826753">
                <text:p>0.040150782826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-0.003460621012688">
                <text:p>-0.003460621012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-0.017360745561575">
                <text:p>-0.017360745561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-0.090708369935141">
                <text:p>-0.090708369935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0.037659043024724">
                <text:p>0.0376590430247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-0.110725234880782">
                <text:p>-0.110725234880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-0.050208406378031">
                <text:p>-0.050208406378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-0.067441008351469">
                <text:p>-0.067441008351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0.033625206594212">
                <text:p>0.033625206594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0.144667951894046">
                <text:p>0.144667951894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0.035347050902615">
                <text:p>0.035347050902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-0.113192900458727">
                <text:p>-0.113192900458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0.083214261092934">
                <text:p>0.0832142610929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0.027034696436097">
                <text:p>0.027034696436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0.155533881572166">
                <text:p>0.1555338815721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-0.069305396998006">
                <text:p>-0.069305396998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0.12726271979945">
                <text:p>0.127262719799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-0.181626713057027">
                <text:p>-0.1816267130570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0.408342742244245">
                <text:p>0.4083427422442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-0.175859045041345">
                <text:p>-0.1758590450413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0.0098375946382">
                <text:p>0.00983759463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-0.22152451837783">
                <text:p>-0.221524518377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-0.174804560474824">
                <text:p>-0.174804560474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0.020458555981911">
                <text:p>0.0204585559819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0.085067561259252">
                <text:p>0.0850675612592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-0.170552925000921">
                <text:p>-0.1705529250009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0.143646471078777">
                <text:p>0.1436464710787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-0.009217270067098">
                <text:p>-0.0092172700670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0.141974205898394">
                <text:p>0.1419742058983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-0.006427321002807">
                <text:p>-0.0064273210028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0.06081102461326">
                <text:p>0.060811024613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0.158177555144038">
                <text:p>0.1581775551440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0.121532483232637">
                <text:p>0.1215324832326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-0.014602898100995">
                <text:p>-0.0146028981009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0.349060788996998">
                <text:p>0.3490607889969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-0.018878029683278">
                <text:p>-0.0188780296832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0.104566817494587">
                <text:p>0.1045668174945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0.318696858466889">
                <text:p>0.318696858466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0.244809633032391">
                <text:p>0.2448096330323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-0.016457982647501">
                <text:p>-0.0164579826475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-0.178762158080312">
                <text:p>-0.1787621580803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-0.032285262507821">
                <text:p>-0.0322852625078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-0.161255942379488">
                <text:p>-0.1612559423794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-0.058687085868611">
                <text:p>-0.0586870858686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-0.069896556924084">
                <text:p>-0.0698965569240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-0.078466048122213">
                <text:p>-0.0784660481222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-0.05174294721513">
                <text:p>-0.051742947215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0.329879612059297">
                <text:p>0.3298796120592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-0.203687568159556">
                <text:p>-0.2036875681595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">
                <text:p>0.051</text:p>
              </table:table-cell>
              <table:table-cell office:value-type="float" office:value="0.112667050443974">
                <text:p>0.1126670504439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">
                <text:p>0.052</text:p>
              </table:table-cell>
              <table:table-cell office:value-type="float" office:value="0.232083245319946">
                <text:p>0.2320832453199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">
                <text:p>0.053</text:p>
              </table:table-cell>
              <table:table-cell office:value-type="float" office:value="-0.228682054726097">
                <text:p>-0.2286820547260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">
                <text:p>0.054</text:p>
              </table:table-cell>
              <table:table-cell office:value-type="float" office:value="0.451305148085459">
                <text:p>0.45130514808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5">
                <text:p>0.055</text:p>
              </table:table-cell>
              <table:table-cell office:value-type="float" office:value="0.561953447864034">
                <text:p>0.5619534478640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">
                <text:p>0.056</text:p>
              </table:table-cell>
              <table:table-cell office:value-type="float" office:value="0.033485848622593">
                <text:p>0.0334858486225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">
                <text:p>0.057</text:p>
              </table:table-cell>
              <table:table-cell office:value-type="float" office:value="0.624701968412581">
                <text:p>0.624701968412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">
                <text:p>0.058</text:p>
              </table:table-cell>
              <table:table-cell office:value-type="float" office:value="0.092406225104806">
                <text:p>0.0924062251048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">
                <text:p>0.059</text:p>
              </table:table-cell>
              <table:table-cell office:value-type="float" office:value="0.333178341580883">
                <text:p>0.3331783415808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">
                <text:p>0.06</text:p>
              </table:table-cell>
              <table:table-cell office:value-type="float" office:value="-0.317945711953914">
                <text:p>-0.3179457119539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">
                <text:p>0.061</text:p>
              </table:table-cell>
              <table:table-cell office:value-type="float" office:value="-0.102928810314379">
                <text:p>-0.1029288103143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">
                <text:p>0.062</text:p>
              </table:table-cell>
              <table:table-cell office:value-type="float" office:value="0.168608297324863">
                <text:p>0.1686082973248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">
                <text:p>0.063</text:p>
              </table:table-cell>
              <table:table-cell office:value-type="float" office:value="0.28627790826916">
                <text:p>0.286277908269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">
                <text:p>0.064</text:p>
              </table:table-cell>
              <table:table-cell office:value-type="float" office:value="-0.05730469662174">
                <text:p>-0.057304696621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-0.270162051447522">
                <text:p>-0.2701620514475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">
                <text:p>0.066</text:p>
              </table:table-cell>
              <table:table-cell office:value-type="float" office:value="-0.339459137679593">
                <text:p>-0.3394591376795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">
                <text:p>0.067</text:p>
              </table:table-cell>
              <table:table-cell office:value-type="float" office:value="-0.327118201907608">
                <text:p>-0.3271182019076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">
                <text:p>0.068</text:p>
              </table:table-cell>
              <table:table-cell office:value-type="float" office:value="-0.100254142098602">
                <text:p>-0.1002541420986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">
                <text:p>0.069</text:p>
              </table:table-cell>
              <table:table-cell office:value-type="float" office:value="-0.214529058431105">
                <text:p>-0.2145290584311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">
                <text:p>0.07</text:p>
              </table:table-cell>
              <table:table-cell office:value-type="float" office:value="-0.284556038198944">
                <text:p>-0.2845560381989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">
                <text:p>0.071</text:p>
              </table:table-cell>
              <table:table-cell office:value-type="float" office:value="0.300053124579379">
                <text:p>0.3000531245793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">
                <text:p>0.072</text:p>
              </table:table-cell>
              <table:table-cell office:value-type="float" office:value="-0.514209090522941">
                <text:p>-0.514209090522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3">
                <text:p>0.073</text:p>
              </table:table-cell>
              <table:table-cell office:value-type="float" office:value="-0.385142403303078">
                <text:p>-0.3851424033030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">
                <text:p>0.074</text:p>
              </table:table-cell>
              <table:table-cell office:value-type="float" office:value="-0.449040473971092">
                <text:p>-0.4490404739710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">
                <text:p>0.075</text:p>
              </table:table-cell>
              <table:table-cell office:value-type="float" office:value="0.197991954694154">
                <text:p>0.1979919546941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">
                <text:p>0.076</text:p>
              </table:table-cell>
              <table:table-cell office:value-type="float" office:value="-0.038062408188677">
                <text:p>-0.0380624081886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7">
                <text:p>0.077</text:p>
              </table:table-cell>
              <table:table-cell office:value-type="float" office:value="-0.296218868880729">
                <text:p>-0.2962188688807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">
                <text:p>0.078</text:p>
              </table:table-cell>
              <table:table-cell office:value-type="float" office:value="-0.057481070631358">
                <text:p>-0.057481070631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9">
                <text:p>0.079</text:p>
              </table:table-cell>
              <table:table-cell office:value-type="float" office:value="-0.304344298877641">
                <text:p>-0.3043442988776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">
                <text:p>0.08</text:p>
              </table:table-cell>
              <table:table-cell office:value-type="float" office:value="0.032799284203103">
                <text:p>0.0327992842031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">
                <text:p>0.081</text:p>
              </table:table-cell>
              <table:table-cell office:value-type="float" office:value="0.173211502772649">
                <text:p>0.1732115027726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2">
                <text:p>0.082</text:p>
              </table:table-cell>
              <table:table-cell office:value-type="float" office:value="0.393942042093711">
                <text:p>0.3939420420937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3">
                <text:p>0.083</text:p>
              </table:table-cell>
              <table:table-cell office:value-type="float" office:value="0.296570517947745">
                <text:p>0.2965705179477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">
                <text:p>0.084</text:p>
              </table:table-cell>
              <table:table-cell office:value-type="float" office:value="0.078440549653566">
                <text:p>0.0784405496535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">
                <text:p>0.085</text:p>
              </table:table-cell>
              <table:table-cell office:value-type="float" office:value="-0.271457280260277">
                <text:p>-0.2714572802602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6">
                <text:p>0.086</text:p>
              </table:table-cell>
              <table:table-cell office:value-type="float" office:value="0.335666330891726">
                <text:p>0.3356663308917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">
                <text:p>0.087</text:p>
              </table:table-cell>
              <table:table-cell office:value-type="float" office:value="-0.27432292017673">
                <text:p>-0.274322920176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8">
                <text:p>0.088</text:p>
              </table:table-cell>
              <table:table-cell office:value-type="float" office:value="-0.238872429721446">
                <text:p>-0.2388724297214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9">
                <text:p>0.089</text:p>
              </table:table-cell>
              <table:table-cell office:value-type="float" office:value="-0.539707425389417">
                <text:p>-0.5397074253894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">
                <text:p>0.09</text:p>
              </table:table-cell>
              <table:table-cell office:value-type="float" office:value="-0.448348015136187">
                <text:p>-0.4483480151361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">
                <text:p>0.091</text:p>
              </table:table-cell>
              <table:table-cell office:value-type="float" office:value="0.114038562771834">
                <text:p>0.1140385627718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2">
                <text:p>0.092</text:p>
              </table:table-cell>
              <table:table-cell office:value-type="float" office:value="0.346036846554824">
                <text:p>0.3460368465548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3">
                <text:p>0.093</text:p>
              </table:table-cell>
              <table:table-cell office:value-type="float" office:value="0.303117852835895">
                <text:p>0.3031178528358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4">
                <text:p>0.094</text:p>
              </table:table-cell>
              <table:table-cell office:value-type="float" office:value="-0.083202234902043">
                <text:p>-0.0832022349020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">
                <text:p>0.095</text:p>
              </table:table-cell>
              <table:table-cell office:value-type="float" office:value="0.292008699490351">
                <text:p>0.2920086994903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">
                <text:p>0.096</text:p>
              </table:table-cell>
              <table:table-cell office:value-type="float" office:value="-0.492213736614863">
                <text:p>-0.4922137366148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7">
                <text:p>0.097</text:p>
              </table:table-cell>
              <table:table-cell office:value-type="float" office:value="-0.05631061110161">
                <text:p>-0.056310611101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">
                <text:p>0.098</text:p>
              </table:table-cell>
              <table:table-cell office:value-type="float" office:value="0.125063249707252">
                <text:p>0.1250632497072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">
                <text:p>0.099</text:p>
              </table:table-cell>
              <table:table-cell office:value-type="float" office:value="0.119820847807722">
                <text:p>0.1198208478077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0.296198123101516">
                <text:p>0.2961981231015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1">
                <text:p>0.101</text:p>
              </table:table-cell>
              <table:table-cell office:value-type="float" office:value="0.328653653405047">
                <text:p>0.3286536534050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2">
                <text:p>0.102</text:p>
              </table:table-cell>
              <table:table-cell office:value-type="float" office:value="0.072435470224851">
                <text:p>0.0724354702248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3">
                <text:p>0.103</text:p>
              </table:table-cell>
              <table:table-cell office:value-type="float" office:value="0.270302840270948">
                <text:p>0.2703028402709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">
                <text:p>0.104</text:p>
              </table:table-cell>
              <table:table-cell office:value-type="float" office:value="0.028236225773869">
                <text:p>0.0282362257738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5">
                <text:p>0.105</text:p>
              </table:table-cell>
              <table:table-cell office:value-type="float" office:value="-0.321613636110352">
                <text:p>-0.3216136361103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6">
                <text:p>0.106</text:p>
              </table:table-cell>
              <table:table-cell office:value-type="float" office:value="-0.109619909233822">
                <text:p>-0.1096199092338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7">
                <text:p>0.107</text:p>
              </table:table-cell>
              <table:table-cell office:value-type="float" office:value="0.405751981549709">
                <text:p>0.4057519815497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8">
                <text:p>0.108</text:p>
              </table:table-cell>
              <table:table-cell office:value-type="float" office:value="-0.333168251761396">
                <text:p>-0.3331682517613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9">
                <text:p>0.109</text:p>
              </table:table-cell>
              <table:table-cell office:value-type="float" office:value="0.135128434583973">
                <text:p>0.1351284345839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">
                <text:p>0.11</text:p>
              </table:table-cell>
              <table:table-cell office:value-type="float" office:value="0.102816276211201">
                <text:p>0.1028162762112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1">
                <text:p>0.111</text:p>
              </table:table-cell>
              <table:table-cell office:value-type="float" office:value="-0.391924767709389">
                <text:p>-0.3919247677093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2">
                <text:p>0.112</text:p>
              </table:table-cell>
              <table:table-cell office:value-type="float" office:value="-0.096919886551629">
                <text:p>-0.0969198865516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3">
                <text:p>0.113</text:p>
              </table:table-cell>
              <table:table-cell office:value-type="float" office:value="0.143373403616387">
                <text:p>0.1433734036163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4">
                <text:p>0.114</text:p>
              </table:table-cell>
              <table:table-cell office:value-type="float" office:value="0.257114480868684">
                <text:p>0.2571144808686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5">
                <text:p>0.115</text:p>
              </table:table-cell>
              <table:table-cell office:value-type="float" office:value="0.159768213979239">
                <text:p>0.1597682139792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6">
                <text:p>0.116</text:p>
              </table:table-cell>
              <table:table-cell office:value-type="float" office:value="-0.417708416061421">
                <text:p>-0.4177084160614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7">
                <text:p>0.117</text:p>
              </table:table-cell>
              <table:table-cell office:value-type="float" office:value="-0.252816199954889">
                <text:p>-0.2528161999548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8">
                <text:p>0.118</text:p>
              </table:table-cell>
              <table:table-cell office:value-type="float" office:value="-0.080834089350877">
                <text:p>-0.0808340893508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9">
                <text:p>0.119</text:p>
              </table:table-cell>
              <table:table-cell office:value-type="float" office:value="-0.394566457151949">
                <text:p>-0.3945664571519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">
                <text:p>0.12</text:p>
              </table:table-cell>
              <table:table-cell office:value-type="float" office:value="-0.196641724352535">
                <text:p>-0.1966417243525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1">
                <text:p>0.121</text:p>
              </table:table-cell>
              <table:table-cell office:value-type="float" office:value="0.711400988562775">
                <text:p>0.7114009885627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2">
                <text:p>0.122</text:p>
              </table:table-cell>
              <table:table-cell office:value-type="float" office:value="-0.092168804068301">
                <text:p>-0.0921688040683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3">
                <text:p>0.123</text:p>
              </table:table-cell>
              <table:table-cell office:value-type="float" office:value="-0.08976659578208">
                <text:p>-0.089766595782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4">
                <text:p>0.124</text:p>
              </table:table-cell>
              <table:table-cell office:value-type="float" office:value="0.017122222338513">
                <text:p>0.0171222223385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5">
                <text:p>0.125</text:p>
              </table:table-cell>
              <table:table-cell office:value-type="float" office:value="-0.245630512708871">
                <text:p>-0.2456305127088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6">
                <text:p>0.126</text:p>
              </table:table-cell>
              <table:table-cell office:value-type="float" office:value="-0.287971944018451">
                <text:p>-0.2879719440184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7">
                <text:p>0.127</text:p>
              </table:table-cell>
              <table:table-cell office:value-type="float" office:value="0.184908749462355">
                <text:p>0.1849087494623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8">
                <text:p>0.128</text:p>
              </table:table-cell>
              <table:table-cell office:value-type="float" office:value="-0.244390817018668">
                <text:p>-0.2443908170186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29">
                <text:p>0.129</text:p>
              </table:table-cell>
              <table:table-cell office:value-type="float" office:value="0.034036201628452">
                <text:p>0.0340362016284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">
                <text:p>0.13</text:p>
              </table:table-cell>
              <table:table-cell office:value-type="float" office:value="0.306776794746635">
                <text:p>0.3067767947466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1">
                <text:p>0.131</text:p>
              </table:table-cell>
              <table:table-cell office:value-type="float" office:value="-0.307334790901665">
                <text:p>-0.3073347909016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2">
                <text:p>0.132</text:p>
              </table:table-cell>
              <table:table-cell office:value-type="float" office:value="-0.170140810116582">
                <text:p>-0.1701408101165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3">
                <text:p>0.133</text:p>
              </table:table-cell>
              <table:table-cell office:value-type="float" office:value="-0.297001985266211">
                <text:p>-0.2970019852662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4">
                <text:p>0.134</text:p>
              </table:table-cell>
              <table:table-cell office:value-type="float" office:value="0.297637954759814">
                <text:p>0.2976379547598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5">
                <text:p>0.135</text:p>
              </table:table-cell>
              <table:table-cell office:value-type="float" office:value="0.660523233253209">
                <text:p>0.6605232332532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6">
                <text:p>0.136</text:p>
              </table:table-cell>
              <table:table-cell office:value-type="float" office:value="0.067554255668316">
                <text:p>0.0675542556683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7">
                <text:p>0.137</text:p>
              </table:table-cell>
              <table:table-cell office:value-type="float" office:value="-0.011064211212518">
                <text:p>-0.0110642112125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8">
                <text:p>0.138</text:p>
              </table:table-cell>
              <table:table-cell office:value-type="float" office:value="-0.386080535185031">
                <text:p>-0.3860805351850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9">
                <text:p>0.139</text:p>
              </table:table-cell>
              <table:table-cell office:value-type="float" office:value="0.109192760607019">
                <text:p>0.1091927606070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">
                <text:p>0.14</text:p>
              </table:table-cell>
              <table:table-cell office:value-type="float" office:value="0.043010536195673">
                <text:p>0.0430105361956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1">
                <text:p>0.141</text:p>
              </table:table-cell>
              <table:table-cell office:value-type="float" office:value="0.327475015333432">
                <text:p>0.3274750153334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2">
                <text:p>0.142</text:p>
              </table:table-cell>
              <table:table-cell office:value-type="float" office:value="-0.053140252423026">
                <text:p>-0.0531402524230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3">
                <text:p>0.143</text:p>
              </table:table-cell>
              <table:table-cell office:value-type="float" office:value="0.575169405594014">
                <text:p>0.5751694055940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4">
                <text:p>0.144</text:p>
              </table:table-cell>
              <table:table-cell office:value-type="float" office:value="-0.505914982926045">
                <text:p>-0.5059149829260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5">
                <text:p>0.145</text:p>
              </table:table-cell>
              <table:table-cell office:value-type="float" office:value="0.612048363930881">
                <text:p>0.6120483639308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6">
                <text:p>0.146</text:p>
              </table:table-cell>
              <table:table-cell office:value-type="float" office:value="0.278500548993261">
                <text:p>0.2785005489932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7">
                <text:p>0.147</text:p>
              </table:table-cell>
              <table:table-cell office:value-type="float" office:value="-0.464432097307307">
                <text:p>-0.4644320973073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8">
                <text:p>0.148</text:p>
              </table:table-cell>
              <table:table-cell office:value-type="float" office:value="0.258705295285571">
                <text:p>0.2587052952855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9">
                <text:p>0.149</text:p>
              </table:table-cell>
              <table:table-cell office:value-type="float" office:value="-0.265759953293243">
                <text:p>-0.2657599532932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">
                <text:p>0.15</text:p>
              </table:table-cell>
              <table:table-cell office:value-type="float" office:value="-0.267292596135413">
                <text:p>-0.2672925961354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1">
                <text:p>0.151</text:p>
              </table:table-cell>
              <table:table-cell office:value-type="float" office:value="0.393592824422806">
                <text:p>0.3935928244228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2">
                <text:p>0.152</text:p>
              </table:table-cell>
              <table:table-cell office:value-type="float" office:value="0.131719538810876">
                <text:p>0.1317195388108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3">
                <text:p>0.153</text:p>
              </table:table-cell>
              <table:table-cell office:value-type="float" office:value="0.593815976439953">
                <text:p>0.5938159764399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4">
                <text:p>0.154</text:p>
              </table:table-cell>
              <table:table-cell office:value-type="float" office:value="-0.132739583623939">
                <text:p>-0.1327395836239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5">
                <text:p>0.155</text:p>
              </table:table-cell>
              <table:table-cell office:value-type="float" office:value="0.202077386606826">
                <text:p>0.2020773866068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6">
                <text:p>0.156</text:p>
              </table:table-cell>
              <table:table-cell office:value-type="float" office:value="0.058775762688908">
                <text:p>0.0587757626889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7">
                <text:p>0.157</text:p>
              </table:table-cell>
              <table:table-cell office:value-type="float" office:value="-0.34388739638009">
                <text:p>-0.343887396380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8">
                <text:p>0.158</text:p>
              </table:table-cell>
              <table:table-cell office:value-type="float" office:value="0.031614487571955">
                <text:p>0.0316144875719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9">
                <text:p>0.159</text:p>
              </table:table-cell>
              <table:table-cell office:value-type="float" office:value="0.247869961844872">
                <text:p>0.2478699618448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">
                <text:p>0.16</text:p>
              </table:table-cell>
              <table:table-cell office:value-type="float" office:value="0.246544261018162">
                <text:p>0.2465442610181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1">
                <text:p>0.161</text:p>
              </table:table-cell>
              <table:table-cell office:value-type="float" office:value="-0.38384546018757">
                <text:p>-0.383845460187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2">
                <text:p>0.162</text:p>
              </table:table-cell>
              <table:table-cell office:value-type="float" office:value="0.311399492724623">
                <text:p>0.3113994927246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3">
                <text:p>0.163</text:p>
              </table:table-cell>
              <table:table-cell office:value-type="float" office:value="0.268501614989124">
                <text:p>0.2685016149891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4">
                <text:p>0.164</text:p>
              </table:table-cell>
              <table:table-cell office:value-type="float" office:value="0.20824849436457">
                <text:p>0.208248494364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5">
                <text:p>0.165</text:p>
              </table:table-cell>
              <table:table-cell office:value-type="float" office:value="-0.194441357229375">
                <text:p>-0.1944413572293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6">
                <text:p>0.166</text:p>
              </table:table-cell>
              <table:table-cell office:value-type="float" office:value="-0.146289102994241">
                <text:p>-0.1462891029942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7">
                <text:p>0.167</text:p>
              </table:table-cell>
              <table:table-cell office:value-type="float" office:value="0.036642030738411">
                <text:p>0.0366420307384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8">
                <text:p>0.168</text:p>
              </table:table-cell>
              <table:table-cell office:value-type="float" office:value="-0.1244508167872">
                <text:p>-0.12445081678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9">
                <text:p>0.169</text:p>
              </table:table-cell>
              <table:table-cell office:value-type="float" office:value="-0.651110890131523">
                <text:p>-0.6511108901315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">
                <text:p>0.17</text:p>
              </table:table-cell>
              <table:table-cell office:value-type="float" office:value="-0.489260145824881">
                <text:p>-0.4892601458248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1">
                <text:p>0.171</text:p>
              </table:table-cell>
              <table:table-cell office:value-type="float" office:value="-0.159100625495531">
                <text:p>-0.1591006254955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2">
                <text:p>0.172</text:p>
              </table:table-cell>
              <table:table-cell office:value-type="float" office:value="0.932663998271625">
                <text:p>0.9326639982716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3">
                <text:p>0.173</text:p>
              </table:table-cell>
              <table:table-cell office:value-type="float" office:value="-0.37383222340972">
                <text:p>-0.373832223409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4">
                <text:p>0.174</text:p>
              </table:table-cell>
              <table:table-cell office:value-type="float" office:value="-0.049457679877206">
                <text:p>-0.0494576798772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5">
                <text:p>0.175</text:p>
              </table:table-cell>
              <table:table-cell office:value-type="float" office:value="-0.090075950495689">
                <text:p>-0.0900759504956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6">
                <text:p>0.176</text:p>
              </table:table-cell>
              <table:table-cell office:value-type="float" office:value="0.03731782171873">
                <text:p>0.037317821718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7">
                <text:p>0.177</text:p>
              </table:table-cell>
              <table:table-cell office:value-type="float" office:value="-0.255318402938972">
                <text:p>-0.2553184029389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8">
                <text:p>0.178</text:p>
              </table:table-cell>
              <table:table-cell office:value-type="float" office:value="-0.347388386527582">
                <text:p>-0.3473883865275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9">
                <text:p>0.179</text:p>
              </table:table-cell>
              <table:table-cell office:value-type="float" office:value="0.225189567156478">
                <text:p>0.2251895671564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">
                <text:p>0.18</text:p>
              </table:table-cell>
              <table:table-cell office:value-type="float" office:value="-0.04603478094682">
                <text:p>-0.046034780946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1">
                <text:p>0.181</text:p>
              </table:table-cell>
              <table:table-cell office:value-type="float" office:value="-0.282290622392807">
                <text:p>-0.2822906223928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2">
                <text:p>0.182</text:p>
              </table:table-cell>
              <table:table-cell office:value-type="float" office:value="-0.162805501029836">
                <text:p>-0.1628055010298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3">
                <text:p>0.183</text:p>
              </table:table-cell>
              <table:table-cell office:value-type="float" office:value="0.179446437486501">
                <text:p>0.1794464374865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4">
                <text:p>0.184</text:p>
              </table:table-cell>
              <table:table-cell office:value-type="float" office:value="0.539210524905597">
                <text:p>0.5392105249055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5">
                <text:p>0.185</text:p>
              </table:table-cell>
              <table:table-cell office:value-type="float" office:value="-0.070527098913568">
                <text:p>-0.0705270989135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6">
                <text:p>0.186</text:p>
              </table:table-cell>
              <table:table-cell office:value-type="float" office:value="0.13697517617406">
                <text:p>0.136975176174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7">
                <text:p>0.187</text:p>
              </table:table-cell>
              <table:table-cell office:value-type="float" office:value="0.361972745863067">
                <text:p>0.3619727458630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8">
                <text:p>0.188</text:p>
              </table:table-cell>
              <table:table-cell office:value-type="float" office:value="-0.460507763585984">
                <text:p>-0.4605077635859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9">
                <text:p>0.189</text:p>
              </table:table-cell>
              <table:table-cell office:value-type="float" office:value="0.286072086289243">
                <text:p>0.2860720862892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">
                <text:p>0.19</text:p>
              </table:table-cell>
              <table:table-cell office:value-type="float" office:value="-0.142357445448337">
                <text:p>-0.1423574454483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1">
                <text:p>0.191</text:p>
              </table:table-cell>
              <table:table-cell office:value-type="float" office:value="-0.291949412429486">
                <text:p>-0.2919494124294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2">
                <text:p>0.192</text:p>
              </table:table-cell>
              <table:table-cell office:value-type="float" office:value="0.068906689255116">
                <text:p>0.0689066892551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3">
                <text:p>0.193</text:p>
              </table:table-cell>
              <table:table-cell office:value-type="float" office:value="-0.24740439752448">
                <text:p>-0.247404397524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4">
                <text:p>0.194</text:p>
              </table:table-cell>
              <table:table-cell office:value-type="float" office:value="-0.206457383168595">
                <text:p>-0.2064573831685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5">
                <text:p>0.195</text:p>
              </table:table-cell>
              <table:table-cell office:value-type="float" office:value="0.091306086496327">
                <text:p>0.0913060864963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6">
                <text:p>0.196</text:p>
              </table:table-cell>
              <table:table-cell office:value-type="float" office:value="0.31042969702727">
                <text:p>0.310429697027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7">
                <text:p>0.197</text:p>
              </table:table-cell>
              <table:table-cell office:value-type="float" office:value="-0.545285481318711">
                <text:p>-0.5452854813187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8">
                <text:p>0.198</text:p>
              </table:table-cell>
              <table:table-cell office:value-type="float" office:value="0.625310960311454">
                <text:p>0.6253109603114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9">
                <text:p>0.199</text:p>
              </table:table-cell>
              <table:table-cell office:value-type="float" office:value="0.113295100259705">
                <text:p>0.1132951002597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">
                <text:p>0.2</text:p>
              </table:table-cell>
              <table:table-cell office:value-type="float" office:value="-0.091351475642306">
                <text:p>-0.0913514756423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1">
                <text:p>0.201</text:p>
              </table:table-cell>
              <table:table-cell office:value-type="float" office:value="0.327134883887211">
                <text:p>0.3271348838872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2">
                <text:p>0.202</text:p>
              </table:table-cell>
              <table:table-cell office:value-type="float" office:value="-0.214692934349308">
                <text:p>-0.2146929343493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3">
                <text:p>0.203</text:p>
              </table:table-cell>
              <table:table-cell office:value-type="float" office:value="0.13954897722737">
                <text:p>0.139548977227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4">
                <text:p>0.204</text:p>
              </table:table-cell>
              <table:table-cell office:value-type="float" office:value="0.214303393677978">
                <text:p>0.2143033936779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5">
                <text:p>0.205</text:p>
              </table:table-cell>
              <table:table-cell office:value-type="float" office:value="0.101744215702228">
                <text:p>0.1017442157022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6">
                <text:p>0.206</text:p>
              </table:table-cell>
              <table:table-cell office:value-type="float" office:value="0.06507701482903">
                <text:p>0.065077014829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7">
                <text:p>0.207</text:p>
              </table:table-cell>
              <table:table-cell office:value-type="float" office:value="0.411314851672357">
                <text:p>0.4113148516723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8">
                <text:p>0.208</text:p>
              </table:table-cell>
              <table:table-cell office:value-type="float" office:value="0.104683753881148">
                <text:p>0.1046837538811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9">
                <text:p>0.209</text:p>
              </table:table-cell>
              <table:table-cell office:value-type="float" office:value="-0.539592731017913">
                <text:p>-0.5395927310179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">
                <text:p>0.21</text:p>
              </table:table-cell>
              <table:table-cell office:value-type="float" office:value="0.485923601499374">
                <text:p>0.4859236014993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1">
                <text:p>0.211</text:p>
              </table:table-cell>
              <table:table-cell office:value-type="float" office:value="0.581508755320389">
                <text:p>0.5815087553203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2">
                <text:p>0.212</text:p>
              </table:table-cell>
              <table:table-cell office:value-type="float" office:value="0.134611260518772">
                <text:p>0.1346112605187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3">
                <text:p>0.213</text:p>
              </table:table-cell>
              <table:table-cell office:value-type="float" office:value="-0.281127350593567">
                <text:p>-0.2811273505935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4">
                <text:p>0.214</text:p>
              </table:table-cell>
              <table:table-cell office:value-type="float" office:value="0.206999639140316">
                <text:p>0.2069996391403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5">
                <text:p>0.215</text:p>
              </table:table-cell>
              <table:table-cell office:value-type="float" office:value="0.364312160696883">
                <text:p>0.3643121606968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6">
                <text:p>0.216</text:p>
              </table:table-cell>
              <table:table-cell office:value-type="float" office:value="0.050956618866735">
                <text:p>0.0509566188667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7">
                <text:p>0.217</text:p>
              </table:table-cell>
              <table:table-cell office:value-type="float" office:value="-0.686560735669471">
                <text:p>-0.6865607356694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8">
                <text:p>0.218</text:p>
              </table:table-cell>
              <table:table-cell office:value-type="float" office:value="0.266125479516128">
                <text:p>0.2661254795161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9">
                <text:p>0.219</text:p>
              </table:table-cell>
              <table:table-cell office:value-type="float" office:value="-0.001414902959555">
                <text:p>-0.0014149029595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">
                <text:p>0.22</text:p>
              </table:table-cell>
              <table:table-cell office:value-type="float" office:value="-0.379847065692646">
                <text:p>-0.3798470656926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1">
                <text:p>0.221</text:p>
              </table:table-cell>
              <table:table-cell office:value-type="float" office:value="0.645964502190133">
                <text:p>0.6459645021901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2">
                <text:p>0.222</text:p>
              </table:table-cell>
              <table:table-cell office:value-type="float" office:value="0.097966979391419">
                <text:p>0.0979669793914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23">
                <text:p>0.223</text:p>
              </table:table-cell>
              <table:table-cell office:value-type="float" office:value="0.061632730355806">
                <text:p>0.0616327303558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4">
                <text:p>0.224</text:p>
              </table:table-cell>
              <table:table-cell office:value-type="float" office:value="-0.166134404356997">
                <text:p>-0.1661344043569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5">
                <text:p>0.225</text:p>
              </table:table-cell>
              <table:table-cell office:value-type="float" office:value="-0.228402404434929">
                <text:p>-0.2284024044349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6">
                <text:p>0.226</text:p>
              </table:table-cell>
              <table:table-cell office:value-type="float" office:value="-0.146245820042369">
                <text:p>-0.1462458200423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7">
                <text:p>0.227</text:p>
              </table:table-cell>
              <table:table-cell office:value-type="float" office:value="-0.232133053942954">
                <text:p>-0.2321330539429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8">
                <text:p>0.228</text:p>
              </table:table-cell>
              <table:table-cell office:value-type="float" office:value="-0.419295507342248">
                <text:p>-0.4192955073422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9">
                <text:p>0.229</text:p>
              </table:table-cell>
              <table:table-cell office:value-type="float" office:value="-0.530601297404319">
                <text:p>-0.5306012974043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">
                <text:p>0.23</text:p>
              </table:table-cell>
              <table:table-cell office:value-type="float" office:value="-0.511036198491138">
                <text:p>-0.5110361984911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1">
                <text:p>0.231</text:p>
              </table:table-cell>
              <table:table-cell office:value-type="float" office:value="-0.546663865550983">
                <text:p>-0.5466638655509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2">
                <text:p>0.232</text:p>
              </table:table-cell>
              <table:table-cell office:value-type="float" office:value="-0.417888172520314">
                <text:p>-0.4178881725203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3">
                <text:p>0.233</text:p>
              </table:table-cell>
              <table:table-cell office:value-type="float" office:value="0.317567634070189">
                <text:p>0.3175676340701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4">
                <text:p>0.234</text:p>
              </table:table-cell>
              <table:table-cell office:value-type="float" office:value="0.13437107082863">
                <text:p>0.134371070828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5">
                <text:p>0.235</text:p>
              </table:table-cell>
              <table:table-cell office:value-type="float" office:value="-0.35784066389474">
                <text:p>-0.357840663894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6">
                <text:p>0.236</text:p>
              </table:table-cell>
              <table:table-cell office:value-type="float" office:value="0.357163597660006">
                <text:p>0.3571635976600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7">
                <text:p>0.237</text:p>
              </table:table-cell>
              <table:table-cell office:value-type="float" office:value="-0.104867216290012">
                <text:p>-0.1048672162900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8">
                <text:p>0.238</text:p>
              </table:table-cell>
              <table:table-cell office:value-type="float" office:value="-0.269929972254435">
                <text:p>-0.2699299722544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39">
                <text:p>0.239</text:p>
              </table:table-cell>
              <table:table-cell office:value-type="float" office:value="-0.086125818734248">
                <text:p>-0.0861258187342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">
                <text:p>0.24</text:p>
              </table:table-cell>
              <table:table-cell office:value-type="float" office:value="-1.01700031197117">
                <text:p>-1.017000311971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1">
                <text:p>0.241</text:p>
              </table:table-cell>
              <table:table-cell office:value-type="float" office:value="0.119310612569473">
                <text:p>0.1193106125694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2">
                <text:p>0.242</text:p>
              </table:table-cell>
              <table:table-cell office:value-type="float" office:value="-0.364351619433652">
                <text:p>-0.3643516194336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3">
                <text:p>0.243</text:p>
              </table:table-cell>
              <table:table-cell office:value-type="float" office:value="-0.318153432092919">
                <text:p>-0.3181534320929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4">
                <text:p>0.244</text:p>
              </table:table-cell>
              <table:table-cell office:value-type="float" office:value="-0.470849825158957">
                <text:p>-0.4708498251589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5">
                <text:p>0.245</text:p>
              </table:table-cell>
              <table:table-cell office:value-type="float" office:value="-0.037716630684943">
                <text:p>-0.0377166306849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6">
                <text:p>0.246</text:p>
              </table:table-cell>
              <table:table-cell office:value-type="float" office:value="0.223279576230364">
                <text:p>0.2232795762303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7">
                <text:p>0.247</text:p>
              </table:table-cell>
              <table:table-cell office:value-type="float" office:value="-0.024968889460052">
                <text:p>-0.0249688894600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8">
                <text:p>0.248</text:p>
              </table:table-cell>
              <table:table-cell office:value-type="float" office:value="-0.420329889911198">
                <text:p>-0.4203298899111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9">
                <text:p>0.249</text:p>
              </table:table-cell>
              <table:table-cell office:value-type="float" office:value="-0.40148696254367">
                <text:p>-0.401486962543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">
                <text:p>0.25</text:p>
              </table:table-cell>
              <table:table-cell office:value-type="float" office:value="0.477255749751437">
                <text:p>0.4772557497514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1">
                <text:p>0.251</text:p>
              </table:table-cell>
              <table:table-cell office:value-type="float" office:value="-0.292830109610663">
                <text:p>-0.2928301096106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52">
                <text:p>0.252</text:p>
              </table:table-cell>
              <table:table-cell office:value-type="float" office:value="0.515981516229993">
                <text:p>0.5159815162299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3">
                <text:p>0.253</text:p>
              </table:table-cell>
              <table:table-cell office:value-type="float" office:value="-0.56482280356622">
                <text:p>-0.564822803566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4">
                <text:p>0.254</text:p>
              </table:table-cell>
              <table:table-cell office:value-type="float" office:value="0.819661408377395">
                <text:p>0.8196614083773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5">
                <text:p>0.255</text:p>
              </table:table-cell>
              <table:table-cell office:value-type="float" office:value="-0.829251641036264">
                <text:p>-0.8292516410362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6">
                <text:p>0.256</text:p>
              </table:table-cell>
              <table:table-cell office:value-type="float" office:value="0.644379278642504">
                <text:p>0.6443792786425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7">
                <text:p>0.257</text:p>
              </table:table-cell>
              <table:table-cell office:value-type="float" office:value="0.137768049795404">
                <text:p>0.1377680497954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8">
                <text:p>0.258</text:p>
              </table:table-cell>
              <table:table-cell office:value-type="float" office:value="-0.005558682755399">
                <text:p>-0.0055586827553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9">
                <text:p>0.259</text:p>
              </table:table-cell>
              <table:table-cell office:value-type="float" office:value="-0.175177462935096">
                <text:p>-0.1751774629350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">
                <text:p>0.26</text:p>
              </table:table-cell>
              <table:table-cell office:value-type="float" office:value="-1.26502811221608">
                <text:p>-1.265028112216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1">
                <text:p>0.261</text:p>
              </table:table-cell>
              <table:table-cell office:value-type="float" office:value="0.307693920229413">
                <text:p>0.3076939202294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2">
                <text:p>0.262</text:p>
              </table:table-cell>
              <table:table-cell office:value-type="float" office:value="0.336078482414323">
                <text:p>0.3360784824143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3">
                <text:p>0.263</text:p>
              </table:table-cell>
              <table:table-cell office:value-type="float" office:value="-0.355525846914761">
                <text:p>-0.3555258469147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4">
                <text:p>0.264</text:p>
              </table:table-cell>
              <table:table-cell office:value-type="float" office:value="0.257890942339689">
                <text:p>0.2578909423396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5">
                <text:p>0.265</text:p>
              </table:table-cell>
              <table:table-cell office:value-type="float" office:value="-0.767068267633442">
                <text:p>-0.7670682676334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66">
                <text:p>0.266</text:p>
              </table:table-cell>
              <table:table-cell office:value-type="float" office:value="-0.72134807621051">
                <text:p>-0.721348076210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7">
                <text:p>0.267</text:p>
              </table:table-cell>
              <table:table-cell office:value-type="float" office:value="0.717867576937597">
                <text:p>0.7178675769375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8">
                <text:p>0.268</text:p>
              </table:table-cell>
              <table:table-cell office:value-type="float" office:value="0.166810310830491">
                <text:p>0.1668103108304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9">
                <text:p>0.269</text:p>
              </table:table-cell>
              <table:table-cell office:value-type="float" office:value="-0.499567297928301">
                <text:p>-0.4995672979283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7">
                <text:p>0.27</text:p>
              </table:table-cell>
              <table:table-cell office:value-type="float" office:value="0.051611240351195">
                <text:p>0.0516112403511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1">
                <text:p>0.271</text:p>
              </table:table-cell>
              <table:table-cell office:value-type="float" office:value="-0.040357351632357">
                <text:p>-0.0403573516323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72">
                <text:p>0.272</text:p>
              </table:table-cell>
              <table:table-cell office:value-type="float" office:value="0.199311519987795">
                <text:p>0.1993115199877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3">
                <text:p>0.273</text:p>
              </table:table-cell>
              <table:table-cell office:value-type="float" office:value="-0.741622046908117">
                <text:p>-0.7416220469081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4">
                <text:p>0.274</text:p>
              </table:table-cell>
              <table:table-cell office:value-type="float" office:value="0.910623897833027">
                <text:p>0.9106238978330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5">
                <text:p>0.275</text:p>
              </table:table-cell>
              <table:table-cell office:value-type="float" office:value="0.318945910866015">
                <text:p>0.3189459108660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6">
                <text:p>0.276</text:p>
              </table:table-cell>
              <table:table-cell office:value-type="float" office:value="-0.954527080245495">
                <text:p>-0.9545270802454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7">
                <text:p>0.277</text:p>
              </table:table-cell>
              <table:table-cell office:value-type="float" office:value="0.22813257125133">
                <text:p>0.228132571251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8">
                <text:p>0.278</text:p>
              </table:table-cell>
              <table:table-cell office:value-type="float" office:value="-0.378121262709798">
                <text:p>-0.3781212627097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79">
                <text:p>0.279</text:p>
              </table:table-cell>
              <table:table-cell office:value-type="float" office:value="-0.673466120469566">
                <text:p>-0.6734661204695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">
                <text:p>0.28</text:p>
              </table:table-cell>
              <table:table-cell office:value-type="float" office:value="0.010618420932638">
                <text:p>0.0106184209326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1">
                <text:p>0.281</text:p>
              </table:table-cell>
              <table:table-cell office:value-type="float" office:value="0.61855217771859">
                <text:p>0.618552177718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82">
                <text:p>0.282</text:p>
              </table:table-cell>
              <table:table-cell office:value-type="float" office:value="0.638907446867164">
                <text:p>0.6389074468671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83">
                <text:p>0.283</text:p>
              </table:table-cell>
              <table:table-cell office:value-type="float" office:value="0.346781162315091">
                <text:p>0.3467811623150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84">
                <text:p>0.284</text:p>
              </table:table-cell>
              <table:table-cell office:value-type="float" office:value="-0.034441139454323">
                <text:p>-0.0344411394543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85">
                <text:p>0.285</text:p>
              </table:table-cell>
              <table:table-cell office:value-type="float" office:value="0.12952929404279">
                <text:p>0.129529294042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86">
                <text:p>0.286</text:p>
              </table:table-cell>
              <table:table-cell office:value-type="float" office:value="0.731316864443816">
                <text:p>0.7313168644438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7">
                <text:p>0.287</text:p>
              </table:table-cell>
              <table:table-cell office:value-type="float" office:value="0.336453228568912">
                <text:p>0.3364532285689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8">
                <text:p>0.288</text:p>
              </table:table-cell>
              <table:table-cell office:value-type="float" office:value="-0.240467898021987">
                <text:p>-0.2404678980219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89">
                <text:p>0.289</text:p>
              </table:table-cell>
              <table:table-cell office:value-type="float" office:value="0.135330928975254">
                <text:p>0.1353309289752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">
                <text:p>0.29</text:p>
              </table:table-cell>
              <table:table-cell office:value-type="float" office:value="0.255971295681166">
                <text:p>0.2559712956811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1">
                <text:p>0.291</text:p>
              </table:table-cell>
              <table:table-cell office:value-type="float" office:value="0.909364212855327">
                <text:p>0.9093642128553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92">
                <text:p>0.292</text:p>
              </table:table-cell>
              <table:table-cell office:value-type="float" office:value="-0.783706777105943">
                <text:p>-0.7837067771059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3">
                <text:p>0.293</text:p>
              </table:table-cell>
              <table:table-cell office:value-type="float" office:value="0.135980627188998">
                <text:p>0.1359806271889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94">
                <text:p>0.294</text:p>
              </table:table-cell>
              <table:table-cell office:value-type="float" office:value="-0.034669921947309">
                <text:p>-0.0346699219473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5">
                <text:p>0.295</text:p>
              </table:table-cell>
              <table:table-cell office:value-type="float" office:value="0.886094690639124">
                <text:p>0.8860946906391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96">
                <text:p>0.296</text:p>
              </table:table-cell>
              <table:table-cell office:value-type="float" office:value="0.30565054348935">
                <text:p>0.305650543489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7">
                <text:p>0.297</text:p>
              </table:table-cell>
              <table:table-cell office:value-type="float" office:value="0.398718036779785">
                <text:p>0.3987180367797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8">
                <text:p>0.298</text:p>
              </table:table-cell>
              <table:table-cell office:value-type="float" office:value="-0.86268438711283">
                <text:p>-0.862684387112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9">
                <text:p>0.299</text:p>
              </table:table-cell>
              <table:table-cell office:value-type="float" office:value="-0.192936558406404">
                <text:p>-0.1929365584064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">
                <text:p>0.3</text:p>
              </table:table-cell>
              <table:table-cell office:value-type="float" office:value="0.486158292866915">
                <text:p>0.4861582928669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01">
                <text:p>0.301</text:p>
              </table:table-cell>
              <table:table-cell office:value-type="float" office:value="0.28794066089871">
                <text:p>0.287940660898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02">
                <text:p>0.302</text:p>
              </table:table-cell>
              <table:table-cell office:value-type="float" office:value="-0.160819593210629">
                <text:p>-0.1608195932106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03">
                <text:p>0.303</text:p>
              </table:table-cell>
              <table:table-cell office:value-type="float" office:value="-0.732580315533318">
                <text:p>-0.7325803155333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04">
                <text:p>0.304</text:p>
              </table:table-cell>
              <table:table-cell office:value-type="float" office:value="-0.043658606824885">
                <text:p>-0.0436586068248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05">
                <text:p>0.305</text:p>
              </table:table-cell>
              <table:table-cell office:value-type="float" office:value="0.788477687413442">
                <text:p>0.7884776874134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06">
                <text:p>0.306</text:p>
              </table:table-cell>
              <table:table-cell office:value-type="float" office:value="-0.234220548160046">
                <text:p>-0.2342205481600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7">
                <text:p>0.307</text:p>
              </table:table-cell>
              <table:table-cell office:value-type="float" office:value="-0.551393930601601">
                <text:p>-0.5513939306016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8">
                <text:p>0.308</text:p>
              </table:table-cell>
              <table:table-cell office:value-type="float" office:value="0.391019894156242">
                <text:p>0.3910198941562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09">
                <text:p>0.309</text:p>
              </table:table-cell>
              <table:table-cell office:value-type="float" office:value="-0.035656116321536">
                <text:p>-0.0356561163215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1">
                <text:p>0.31</text:p>
              </table:table-cell>
              <table:table-cell office:value-type="float" office:value="0.44563229080366">
                <text:p>0.445632290803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11">
                <text:p>0.311</text:p>
              </table:table-cell>
              <table:table-cell office:value-type="float" office:value="1.23708935478042">
                <text:p>1.237089354780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12">
                <text:p>0.312</text:p>
              </table:table-cell>
              <table:table-cell office:value-type="float" office:value="-0.183704946395304">
                <text:p>-0.1837049463953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13">
                <text:p>0.313</text:p>
              </table:table-cell>
              <table:table-cell office:value-type="float" office:value="0.872382926393429">
                <text:p>0.8723829263934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14">
                <text:p>0.314</text:p>
              </table:table-cell>
              <table:table-cell office:value-type="float" office:value="-0.550879325874076">
                <text:p>-0.5508793258740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15">
                <text:p>0.315</text:p>
              </table:table-cell>
              <table:table-cell office:value-type="float" office:value="0.126115367833558">
                <text:p>0.1261153678335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16">
                <text:p>0.316</text:p>
              </table:table-cell>
              <table:table-cell office:value-type="float" office:value="0.377006927865093">
                <text:p>0.3770069278650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17">
                <text:p>0.317</text:p>
              </table:table-cell>
              <table:table-cell office:value-type="float" office:value="0.486358497983456">
                <text:p>0.4863584979834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8">
                <text:p>0.318</text:p>
              </table:table-cell>
              <table:table-cell office:value-type="float" office:value="0.22510180700348">
                <text:p>0.225101807003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19">
                <text:p>0.319</text:p>
              </table:table-cell>
              <table:table-cell office:value-type="float" office:value="0.682793291999459">
                <text:p>0.6827932919994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2">
                <text:p>0.32</text:p>
              </table:table-cell>
              <table:table-cell office:value-type="float" office:value="0.521280621695408">
                <text:p>0.5212806216954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21">
                <text:p>0.321</text:p>
              </table:table-cell>
              <table:table-cell office:value-type="float" office:value="-0.381787824837481">
                <text:p>-0.3817878248374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22">
                <text:p>0.322</text:p>
              </table:table-cell>
              <table:table-cell office:value-type="float" office:value="0.27400541500498">
                <text:p>0.274005415004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3">
                <text:p>0.323</text:p>
              </table:table-cell>
              <table:table-cell office:value-type="float" office:value="-0.686804290788446">
                <text:p>-0.6868042907884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24">
                <text:p>0.324</text:p>
              </table:table-cell>
              <table:table-cell office:value-type="float" office:value="-1.26951216127981">
                <text:p>-1.269512161279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25">
                <text:p>0.325</text:p>
              </table:table-cell>
              <table:table-cell office:value-type="float" office:value="0.178180117449802">
                <text:p>0.1781801174498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26">
                <text:p>0.326</text:p>
              </table:table-cell>
              <table:table-cell office:value-type="float" office:value="0.654025943612816">
                <text:p>0.6540259436128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27">
                <text:p>0.327</text:p>
              </table:table-cell>
              <table:table-cell office:value-type="float" office:value="-0.188126473651569">
                <text:p>-0.1881264736515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28">
                <text:p>0.328</text:p>
              </table:table-cell>
              <table:table-cell office:value-type="float" office:value="0.741408479215869">
                <text:p>0.7414084792158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29">
                <text:p>0.329</text:p>
              </table:table-cell>
              <table:table-cell office:value-type="float" office:value="0.457266146397807">
                <text:p>0.4572661463978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3">
                <text:p>0.33</text:p>
              </table:table-cell>
              <table:table-cell office:value-type="float" office:value="-0.005103374874939">
                <text:p>-0.0051033748749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31">
                <text:p>0.331</text:p>
              </table:table-cell>
              <table:table-cell office:value-type="float" office:value="0.026642670463054">
                <text:p>0.0266426704630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32">
                <text:p>0.332</text:p>
              </table:table-cell>
              <table:table-cell office:value-type="float" office:value="0.384099704343152">
                <text:p>0.3840997043431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33">
                <text:p>0.333</text:p>
              </table:table-cell>
              <table:table-cell office:value-type="float" office:value="0.509706963274641">
                <text:p>0.5097069632746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34">
                <text:p>0.334</text:p>
              </table:table-cell>
              <table:table-cell office:value-type="float" office:value="0.231867079467458">
                <text:p>0.2318670794674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35">
                <text:p>0.335</text:p>
              </table:table-cell>
              <table:table-cell office:value-type="float" office:value="-0.145549655745223">
                <text:p>-0.1455496557452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36">
                <text:p>0.336</text:p>
              </table:table-cell>
              <table:table-cell office:value-type="float" office:value="0.738614245419786">
                <text:p>0.7386142454197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7">
                <text:p>0.337</text:p>
              </table:table-cell>
              <table:table-cell office:value-type="float" office:value="0.154137930912821">
                <text:p>0.1541379309128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38">
                <text:p>0.338</text:p>
              </table:table-cell>
              <table:table-cell office:value-type="float" office:value="0.192545203334088">
                <text:p>0.1925452033340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39">
                <text:p>0.339</text:p>
              </table:table-cell>
              <table:table-cell office:value-type="float" office:value="0.430524011034828">
                <text:p>0.4305240110348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4">
                <text:p>0.34</text:p>
              </table:table-cell>
              <table:table-cell office:value-type="float" office:value="-0.321723896892262">
                <text:p>-0.3217238968922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41">
                <text:p>0.341</text:p>
              </table:table-cell>
              <table:table-cell office:value-type="float" office:value="-0.205159742084845">
                <text:p>-0.2051597420848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42">
                <text:p>0.342</text:p>
              </table:table-cell>
              <table:table-cell office:value-type="float" office:value="-0.950262121874424">
                <text:p>-0.9502621218744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43">
                <text:p>0.343</text:p>
              </table:table-cell>
              <table:table-cell office:value-type="float" office:value="-0.776448053110174">
                <text:p>-0.7764480531101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44">
                <text:p>0.344</text:p>
              </table:table-cell>
              <table:table-cell office:value-type="float" office:value="1.41315921006512">
                <text:p>1.413159210065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45">
                <text:p>0.345</text:p>
              </table:table-cell>
              <table:table-cell office:value-type="float" office:value="-0.649844853549522">
                <text:p>-0.6498448535495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46">
                <text:p>0.346</text:p>
              </table:table-cell>
              <table:table-cell office:value-type="float" office:value="-0.098377991322085">
                <text:p>-0.0983779913220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47">
                <text:p>0.347</text:p>
              </table:table-cell>
              <table:table-cell office:value-type="float" office:value="-0.78436301166387">
                <text:p>-0.784363011663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48">
                <text:p>0.348</text:p>
              </table:table-cell>
              <table:table-cell office:value-type="float" office:value="-0.964119980137575">
                <text:p>-0.9641199801375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49">
                <text:p>0.349</text:p>
              </table:table-cell>
              <table:table-cell office:value-type="float" office:value="-1.27126336309685">
                <text:p>-1.2712633630968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5">
                <text:p>0.35</text:p>
              </table:table-cell>
              <table:table-cell office:value-type="float" office:value="-0.346322307893288">
                <text:p>-0.3463223078932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51">
                <text:p>0.351</text:p>
              </table:table-cell>
              <table:table-cell office:value-type="float" office:value="-1.27382480728183">
                <text:p>-1.273824807281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52">
                <text:p>0.352</text:p>
              </table:table-cell>
              <table:table-cell office:value-type="float" office:value="-0.957695147623357">
                <text:p>-0.9576951476233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53">
                <text:p>0.353</text:p>
              </table:table-cell>
              <table:table-cell office:value-type="float" office:value="-0.208007040016312">
                <text:p>-0.2080070400163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54">
                <text:p>0.354</text:p>
              </table:table-cell>
              <table:table-cell office:value-type="float" office:value="0.097085402062706">
                <text:p>0.0970854020627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55">
                <text:p>0.355</text:p>
              </table:table-cell>
              <table:table-cell office:value-type="float" office:value="0.156796670416716">
                <text:p>0.1567966704167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56">
                <text:p>0.356</text:p>
              </table:table-cell>
              <table:table-cell office:value-type="float" office:value="-0.288738545018267">
                <text:p>-0.2887385450182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57">
                <text:p>0.357</text:p>
              </table:table-cell>
              <table:table-cell office:value-type="float" office:value="-0.729923290305777">
                <text:p>-0.7299232903057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58">
                <text:p>0.358</text:p>
              </table:table-cell>
              <table:table-cell office:value-type="float" office:value="0.314089736613396">
                <text:p>0.3140897366133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59">
                <text:p>0.359</text:p>
              </table:table-cell>
              <table:table-cell office:value-type="float" office:value="-0.253211618678747">
                <text:p>-0.2532116186787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6">
                <text:p>0.36</text:p>
              </table:table-cell>
              <table:table-cell office:value-type="float" office:value="-0.108505730508117">
                <text:p>-0.1085057305081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61">
                <text:p>0.361</text:p>
              </table:table-cell>
              <table:table-cell office:value-type="float" office:value="0.338549369251445">
                <text:p>0.3385493692514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62">
                <text:p>0.362</text:p>
              </table:table-cell>
              <table:table-cell office:value-type="float" office:value="0.171186327444857">
                <text:p>0.1711863274448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63">
                <text:p>0.363</text:p>
              </table:table-cell>
              <table:table-cell office:value-type="float" office:value="-0.325814971238937">
                <text:p>-0.3258149712389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64">
                <text:p>0.364</text:p>
              </table:table-cell>
              <table:table-cell office:value-type="float" office:value="0.640852255205506">
                <text:p>0.6408522552055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65">
                <text:p>0.365</text:p>
              </table:table-cell>
              <table:table-cell office:value-type="float" office:value="1.03591844149025">
                <text:p>1.035918441490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66">
                <text:p>0.366</text:p>
              </table:table-cell>
              <table:table-cell office:value-type="float" office:value="-0.344394398643065">
                <text:p>-0.3443943986430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67">
                <text:p>0.367</text:p>
              </table:table-cell>
              <table:table-cell office:value-type="float" office:value="-0.37220322120656">
                <text:p>-0.372203221206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68">
                <text:p>0.368</text:p>
              </table:table-cell>
              <table:table-cell office:value-type="float" office:value="-1.21498515772714">
                <text:p>-1.214985157727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69">
                <text:p>0.369</text:p>
              </table:table-cell>
              <table:table-cell office:value-type="float" office:value="0.702682886779745">
                <text:p>0.7026828867797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7">
                <text:p>0.37</text:p>
              </table:table-cell>
              <table:table-cell office:value-type="float" office:value="-0.392142993024535">
                <text:p>-0.39214299302453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1">
                <text:p>0.371</text:p>
              </table:table-cell>
              <table:table-cell office:value-type="float" office:value="1.70203616734127">
                <text:p>1.702036167341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72">
                <text:p>0.372</text:p>
              </table:table-cell>
              <table:table-cell office:value-type="float" office:value="-0.25674202591124">
                <text:p>-0.256742025911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73">
                <text:p>0.373</text:p>
              </table:table-cell>
              <table:table-cell office:value-type="float" office:value="-0.16401431691156">
                <text:p>-0.164014316911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74">
                <text:p>0.374</text:p>
              </table:table-cell>
              <table:table-cell office:value-type="float" office:value="-0.409854710289478">
                <text:p>-0.4098547102894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75">
                <text:p>0.375</text:p>
              </table:table-cell>
              <table:table-cell office:value-type="float" office:value="-1.47906441665343">
                <text:p>-1.4790644166534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76">
                <text:p>0.376</text:p>
              </table:table-cell>
              <table:table-cell office:value-type="float" office:value="0.099469716334198">
                <text:p>0.0994697163341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77">
                <text:p>0.377</text:p>
              </table:table-cell>
              <table:table-cell office:value-type="float" office:value="-0.056623061110125">
                <text:p>-0.0566230611101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78">
                <text:p>0.378</text:p>
              </table:table-cell>
              <table:table-cell office:value-type="float" office:value="-0.282016011491175">
                <text:p>-0.2820160114911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79">
                <text:p>0.379</text:p>
              </table:table-cell>
              <table:table-cell office:value-type="float" office:value="-0.410733838250914">
                <text:p>-0.4107338382509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">
                <text:p>0.38</text:p>
              </table:table-cell>
              <table:table-cell office:value-type="float" office:value="-0.448905276407454">
                <text:p>-0.4489052764074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1">
                <text:p>0.381</text:p>
              </table:table-cell>
              <table:table-cell office:value-type="float" office:value="0.117992170178708">
                <text:p>0.1179921701787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82">
                <text:p>0.382</text:p>
              </table:table-cell>
              <table:table-cell office:value-type="float" office:value="0.271423125442816">
                <text:p>0.2714231254428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83">
                <text:p>0.383</text:p>
              </table:table-cell>
              <table:table-cell office:value-type="float" office:value="-0.000052895571247">
                <text:p>-0.0000528955712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84">
                <text:p>0.384</text:p>
              </table:table-cell>
              <table:table-cell office:value-type="float" office:value="-0.132507269027245">
                <text:p>-0.1325072690272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85">
                <text:p>0.385</text:p>
              </table:table-cell>
              <table:table-cell office:value-type="float" office:value="0.331301245765804">
                <text:p>0.3313012457658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86">
                <text:p>0.386</text:p>
              </table:table-cell>
              <table:table-cell office:value-type="float" office:value="-0.100834055060694">
                <text:p>-0.1008340550606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87">
                <text:p>0.387</text:p>
              </table:table-cell>
              <table:table-cell office:value-type="float" office:value="-0.254085339738008">
                <text:p>-0.2540853397380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8">
                <text:p>0.388</text:p>
              </table:table-cell>
              <table:table-cell office:value-type="float" office:value="-0.249096131594838">
                <text:p>-0.2490961315948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89">
                <text:p>0.389</text:p>
              </table:table-cell>
              <table:table-cell office:value-type="float" office:value="0.098427847466564">
                <text:p>0.0984278474665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">
                <text:p>0.39</text:p>
              </table:table-cell>
              <table:table-cell office:value-type="float" office:value="-0.415771230645293">
                <text:p>-0.4157712306452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91">
                <text:p>0.391</text:p>
              </table:table-cell>
              <table:table-cell office:value-type="float" office:value="-0.410701060973888">
                <text:p>-0.4107010609738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92">
                <text:p>0.392</text:p>
              </table:table-cell>
              <table:table-cell office:value-type="float" office:value="-0.894305521962751">
                <text:p>-0.8943055219627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3">
                <text:p>0.393</text:p>
              </table:table-cell>
              <table:table-cell office:value-type="float" office:value="-0.511637032622069">
                <text:p>-0.5116370326220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94">
                <text:p>0.394</text:p>
              </table:table-cell>
              <table:table-cell office:value-type="float" office:value="-0.732009667849472">
                <text:p>-0.7320096678494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5">
                <text:p>0.395</text:p>
              </table:table-cell>
              <table:table-cell office:value-type="float" office:value="0.584117820566095">
                <text:p>0.5841178205660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6">
                <text:p>0.396</text:p>
              </table:table-cell>
              <table:table-cell office:value-type="float" office:value="-0.45493735357392">
                <text:p>-0.454937353573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7">
                <text:p>0.397</text:p>
              </table:table-cell>
              <table:table-cell office:value-type="float" office:value="0.285281870035936">
                <text:p>0.2852818700359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8">
                <text:p>0.398</text:p>
              </table:table-cell>
              <table:table-cell office:value-type="float" office:value="0.450324139138741">
                <text:p>0.4503241391387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99">
                <text:p>0.399</text:p>
              </table:table-cell>
              <table:table-cell office:value-type="float" office:value="-0.165961312572327">
                <text:p>-0.1659613125723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">
                <text:p>0.4</text:p>
              </table:table-cell>
              <table:table-cell office:value-type="float" office:value="0.024301886825552">
                <text:p>0.0243018868255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01">
                <text:p>0.401</text:p>
              </table:table-cell>
              <table:table-cell office:value-type="float" office:value="-0.215197232011249">
                <text:p>-0.2151972320112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02">
                <text:p>0.402</text:p>
              </table:table-cell>
              <table:table-cell office:value-type="float" office:value="-0.736288572660903">
                <text:p>-0.73628857266090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03">
                <text:p>0.403</text:p>
              </table:table-cell>
              <table:table-cell office:value-type="float" office:value="0.366996695254162">
                <text:p>0.3669966952541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04">
                <text:p>0.404</text:p>
              </table:table-cell>
              <table:table-cell office:value-type="float" office:value="-0.381681540745287">
                <text:p>-0.38168154074528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05">
                <text:p>0.405</text:p>
              </table:table-cell>
              <table:table-cell office:value-type="float" office:value="0.940465356749242">
                <text:p>0.9404653567492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06">
                <text:p>0.406</text:p>
              </table:table-cell>
              <table:table-cell office:value-type="float" office:value="0.414029678396186">
                <text:p>0.4140296783961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07">
                <text:p>0.407</text:p>
              </table:table-cell>
              <table:table-cell office:value-type="float" office:value="-0.156776383194908">
                <text:p>-0.1567763831949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08">
                <text:p>0.408</text:p>
              </table:table-cell>
              <table:table-cell office:value-type="float" office:value="0.556808636977084">
                <text:p>0.5568086369770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09">
                <text:p>0.409</text:p>
              </table:table-cell>
              <table:table-cell office:value-type="float" office:value="0.076991676096313">
                <text:p>0.0769916760963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1">
                <text:p>0.41</text:p>
              </table:table-cell>
              <table:table-cell office:value-type="float" office:value="0.079393185072246">
                <text:p>0.0793931850722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11">
                <text:p>0.411</text:p>
              </table:table-cell>
              <table:table-cell office:value-type="float" office:value="0.953237638848007">
                <text:p>0.9532376388480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12">
                <text:p>0.412</text:p>
              </table:table-cell>
              <table:table-cell office:value-type="float" office:value="-0.517272726643094">
                <text:p>-0.5172727266430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13">
                <text:p>0.413</text:p>
              </table:table-cell>
              <table:table-cell office:value-type="float" office:value="0.028380829697592">
                <text:p>0.0283808296975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14">
                <text:p>0.414</text:p>
              </table:table-cell>
              <table:table-cell office:value-type="float" office:value="0.016701323129646">
                <text:p>0.0167013231296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15">
                <text:p>0.415</text:p>
              </table:table-cell>
              <table:table-cell office:value-type="float" office:value="0.809723514725389">
                <text:p>0.8097235147253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16">
                <text:p>0.416</text:p>
              </table:table-cell>
              <table:table-cell office:value-type="float" office:value="-0.232592531155159">
                <text:p>-0.2325925311551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17">
                <text:p>0.417</text:p>
              </table:table-cell>
              <table:table-cell office:value-type="float" office:value="-0.132359740508502">
                <text:p>-0.1323597405085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18">
                <text:p>0.418</text:p>
              </table:table-cell>
              <table:table-cell office:value-type="float" office:value="-0.021409181777868">
                <text:p>-0.0214091817778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19">
                <text:p>0.419</text:p>
              </table:table-cell>
              <table:table-cell office:value-type="float" office:value="0.056281562123059">
                <text:p>0.05628156212305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2">
                <text:p>0.42</text:p>
              </table:table-cell>
              <table:table-cell office:value-type="float" office:value="0.911356727094742">
                <text:p>0.9113567270947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21">
                <text:p>0.421</text:p>
              </table:table-cell>
              <table:table-cell office:value-type="float" office:value="1.55992788475257">
                <text:p>1.559927884752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22">
                <text:p>0.422</text:p>
              </table:table-cell>
              <table:table-cell office:value-type="float" office:value="-0.007942305346574">
                <text:p>-0.0079423053465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23">
                <text:p>0.423</text:p>
              </table:table-cell>
              <table:table-cell office:value-type="float" office:value="0.086912400409141">
                <text:p>0.0869124004091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24">
                <text:p>0.424</text:p>
              </table:table-cell>
              <table:table-cell office:value-type="float" office:value="0.908282623672825">
                <text:p>0.9082826236728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25">
                <text:p>0.425</text:p>
              </table:table-cell>
              <table:table-cell office:value-type="float" office:value="-0.044240016240745">
                <text:p>-0.0442400162407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26">
                <text:p>0.426</text:p>
              </table:table-cell>
              <table:table-cell office:value-type="float" office:value="0.224086060722198">
                <text:p>0.2240860607221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27">
                <text:p>0.427</text:p>
              </table:table-cell>
              <table:table-cell office:value-type="float" office:value="1.25811116172742">
                <text:p>1.258111161727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28">
                <text:p>0.428</text:p>
              </table:table-cell>
              <table:table-cell office:value-type="float" office:value="0.19194363549638">
                <text:p>0.191943635496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29">
                <text:p>0.429</text:p>
              </table:table-cell>
              <table:table-cell office:value-type="float" office:value="0.918842815754105">
                <text:p>0.9188428157541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3">
                <text:p>0.43</text:p>
              </table:table-cell>
              <table:table-cell office:value-type="float" office:value="0.559275672043589">
                <text:p>0.55927567204358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31">
                <text:p>0.431</text:p>
              </table:table-cell>
              <table:table-cell office:value-type="float" office:value="0.225619086964751">
                <text:p>0.2256190869647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32">
                <text:p>0.432</text:p>
              </table:table-cell>
              <table:table-cell office:value-type="float" office:value="0.015027640555859">
                <text:p>0.0150276405558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33">
                <text:p>0.433</text:p>
              </table:table-cell>
              <table:table-cell office:value-type="float" office:value="0.44752845567037">
                <text:p>0.447528455670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34">
                <text:p>0.434</text:p>
              </table:table-cell>
              <table:table-cell office:value-type="float" office:value="0.522315404565906">
                <text:p>0.5223154045659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35">
                <text:p>0.435</text:p>
              </table:table-cell>
              <table:table-cell office:value-type="float" office:value="0.323461866612187">
                <text:p>0.3234618666121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36">
                <text:p>0.436</text:p>
              </table:table-cell>
              <table:table-cell office:value-type="float" office:value="0.265015663518289">
                <text:p>0.2650156635182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37">
                <text:p>0.437</text:p>
              </table:table-cell>
              <table:table-cell office:value-type="float" office:value="-2.33815571100927">
                <text:p>-2.338155711009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38">
                <text:p>0.438</text:p>
              </table:table-cell>
              <table:table-cell office:value-type="float" office:value="0.753078487627081">
                <text:p>0.7530784876270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39">
                <text:p>0.439</text:p>
              </table:table-cell>
              <table:table-cell office:value-type="float" office:value="1.37626329293625">
                <text:p>1.376263292936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4">
                <text:p>0.44</text:p>
              </table:table-cell>
              <table:table-cell office:value-type="float" office:value="-0.104508314303244">
                <text:p>-0.1045083143032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41">
                <text:p>0.441</text:p>
              </table:table-cell>
              <table:table-cell office:value-type="float" office:value="-0.950876826847872">
                <text:p>-0.95087682684787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42">
                <text:p>0.442</text:p>
              </table:table-cell>
              <table:table-cell office:value-type="float" office:value="0.808187789288826">
                <text:p>0.8081877892888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43">
                <text:p>0.443</text:p>
              </table:table-cell>
              <table:table-cell office:value-type="float" office:value="-0.157286903576198">
                <text:p>-0.15728690357619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44">
                <text:p>0.444</text:p>
              </table:table-cell>
              <table:table-cell office:value-type="float" office:value="0.733233716096631">
                <text:p>0.7332337160966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45">
                <text:p>0.445</text:p>
              </table:table-cell>
              <table:table-cell office:value-type="float" office:value="0.320312800456874">
                <text:p>0.3203128004568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46">
                <text:p>0.446</text:p>
              </table:table-cell>
              <table:table-cell office:value-type="float" office:value="1.40145462285542">
                <text:p>1.401454622855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47">
                <text:p>0.447</text:p>
              </table:table-cell>
              <table:table-cell office:value-type="float" office:value="-0.903031789933882">
                <text:p>-0.9030317899338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48">
                <text:p>0.448</text:p>
              </table:table-cell>
              <table:table-cell office:value-type="float" office:value="0.37391410847072">
                <text:p>0.373914108470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49">
                <text:p>0.449</text:p>
              </table:table-cell>
              <table:table-cell office:value-type="float" office:value="0.598524383389927">
                <text:p>0.5985243833899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5">
                <text:p>0.45</text:p>
              </table:table-cell>
              <table:table-cell office:value-type="float" office:value="0.08788573153665">
                <text:p>0.087885731536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51">
                <text:p>0.451</text:p>
              </table:table-cell>
              <table:table-cell office:value-type="float" office:value="-0.862573736478706">
                <text:p>-0.8625737364787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52">
                <text:p>0.452</text:p>
              </table:table-cell>
              <table:table-cell office:value-type="float" office:value="0.267626770981413">
                <text:p>0.2676267709814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53">
                <text:p>0.453</text:p>
              </table:table-cell>
              <table:table-cell office:value-type="float" office:value="0.983517343464262">
                <text:p>0.98351734346426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54">
                <text:p>0.454</text:p>
              </table:table-cell>
              <table:table-cell office:value-type="float" office:value="0.272718735224314">
                <text:p>0.2727187352243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55">
                <text:p>0.455</text:p>
              </table:table-cell>
              <table:table-cell office:value-type="float" office:value="0.60706920256566">
                <text:p>0.607069202565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56">
                <text:p>0.456</text:p>
              </table:table-cell>
              <table:table-cell office:value-type="float" office:value="-0.866234822147374">
                <text:p>-0.8662348221473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57">
                <text:p>0.457</text:p>
              </table:table-cell>
              <table:table-cell office:value-type="float" office:value="0.744861263207272">
                <text:p>0.7448612632072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58">
                <text:p>0.458</text:p>
              </table:table-cell>
              <table:table-cell office:value-type="float" office:value="0.075612852384065">
                <text:p>0.0756128523840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59">
                <text:p>0.459</text:p>
              </table:table-cell>
              <table:table-cell office:value-type="float" office:value="-0.379479176421287">
                <text:p>-0.3794791764212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6">
                <text:p>0.46</text:p>
              </table:table-cell>
              <table:table-cell office:value-type="float" office:value="-0.926377758460792">
                <text:p>-0.9263777584607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61">
                <text:p>0.461</text:p>
              </table:table-cell>
              <table:table-cell office:value-type="float" office:value="0.015343503139293">
                <text:p>0.01534350313929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62">
                <text:p>0.462</text:p>
              </table:table-cell>
              <table:table-cell office:value-type="float" office:value="-0.255300090256573">
                <text:p>-0.25530009025657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63">
                <text:p>0.463</text:p>
              </table:table-cell>
              <table:table-cell office:value-type="float" office:value="-0.811918630173688">
                <text:p>-0.8119186301736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64">
                <text:p>0.464</text:p>
              </table:table-cell>
              <table:table-cell office:value-type="float" office:value="-0.576105244608451">
                <text:p>-0.5761052446084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65">
                <text:p>0.465</text:p>
              </table:table-cell>
              <table:table-cell office:value-type="float" office:value="0.692886695765754">
                <text:p>0.69288669576575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66">
                <text:p>0.466</text:p>
              </table:table-cell>
              <table:table-cell office:value-type="float" office:value="-0.622916662225729">
                <text:p>-0.6229166622257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67">
                <text:p>0.467</text:p>
              </table:table-cell>
              <table:table-cell office:value-type="float" office:value="-0.430738514664846">
                <text:p>-0.43073851466484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68">
                <text:p>0.468</text:p>
              </table:table-cell>
              <table:table-cell office:value-type="float" office:value="-0.905177105094422">
                <text:p>-0.9051771050944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69">
                <text:p>0.469</text:p>
              </table:table-cell>
              <table:table-cell office:value-type="float" office:value="-0.704594208601988">
                <text:p>-0.7045942086019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7">
                <text:p>0.47</text:p>
              </table:table-cell>
              <table:table-cell office:value-type="float" office:value="0.319333969310995">
                <text:p>0.3193339693109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71">
                <text:p>0.471</text:p>
              </table:table-cell>
              <table:table-cell office:value-type="float" office:value="0.58676434114865">
                <text:p>0.586764341148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72">
                <text:p>0.472</text:p>
              </table:table-cell>
              <table:table-cell office:value-type="float" office:value="0.469001211487489">
                <text:p>0.4690012114874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73">
                <text:p>0.473</text:p>
              </table:table-cell>
              <table:table-cell office:value-type="float" office:value="-0.146233991632257">
                <text:p>-0.14623399163225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74">
                <text:p>0.474</text:p>
              </table:table-cell>
              <table:table-cell office:value-type="float" office:value="0.45220193807597">
                <text:p>0.452201938075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75">
                <text:p>0.475</text:p>
              </table:table-cell>
              <table:table-cell office:value-type="float" office:value="-0.03992360811345">
                <text:p>-0.039923608113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76">
                <text:p>0.476</text:p>
              </table:table-cell>
              <table:table-cell office:value-type="float" office:value="0.736879055312308">
                <text:p>0.7368790553123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77">
                <text:p>0.477</text:p>
              </table:table-cell>
              <table:table-cell office:value-type="float" office:value="-0.093327433970283">
                <text:p>-0.09332743397028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78">
                <text:p>0.478</text:p>
              </table:table-cell>
              <table:table-cell office:value-type="float" office:value="0.398880899617986">
                <text:p>0.3988808996179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79">
                <text:p>0.479</text:p>
              </table:table-cell>
              <table:table-cell office:value-type="float" office:value="-0.611213912834777">
                <text:p>-0.6112139128347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8">
                <text:p>0.48</text:p>
              </table:table-cell>
              <table:table-cell office:value-type="float" office:value="1.06004317494231">
                <text:p>1.060043174942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81">
                <text:p>0.481</text:p>
              </table:table-cell>
              <table:table-cell office:value-type="float" office:value="0.505291023043656">
                <text:p>0.5052910230436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82">
                <text:p>0.482</text:p>
              </table:table-cell>
              <table:table-cell office:value-type="float" office:value="-0.802384732174901">
                <text:p>-0.8023847321749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83">
                <text:p>0.483</text:p>
              </table:table-cell>
              <table:table-cell office:value-type="float" office:value="0.900044676923008">
                <text:p>0.9000446769230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84">
                <text:p>0.484</text:p>
              </table:table-cell>
              <table:table-cell office:value-type="float" office:value="-0.313960887905748">
                <text:p>-0.3139608879057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85">
                <text:p>0.485</text:p>
              </table:table-cell>
              <table:table-cell office:value-type="float" office:value="0.832008484322116">
                <text:p>0.8320084843221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86">
                <text:p>0.486</text:p>
              </table:table-cell>
              <table:table-cell office:value-type="float" office:value="0.897588417735021">
                <text:p>0.8975884177350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87">
                <text:p>0.487</text:p>
              </table:table-cell>
              <table:table-cell office:value-type="float" office:value="0.17258499211595">
                <text:p>0.172584992115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88">
                <text:p>0.488</text:p>
              </table:table-cell>
              <table:table-cell office:value-type="float" office:value="0.866633396415227">
                <text:p>0.8666333964152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89">
                <text:p>0.489</text:p>
              </table:table-cell>
              <table:table-cell office:value-type="float" office:value="0.10196524373918">
                <text:p>0.101965243739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9">
                <text:p>0.49</text:p>
              </table:table-cell>
              <table:table-cell office:value-type="float" office:value="1.43604744967048">
                <text:p>1.4360474496704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91">
                <text:p>0.491</text:p>
              </table:table-cell>
              <table:table-cell office:value-type="float" office:value="1.77426393052488">
                <text:p>1.774263930524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92">
                <text:p>0.492</text:p>
              </table:table-cell>
              <table:table-cell office:value-type="float" office:value="1.52531903945273">
                <text:p>1.5253190394527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93">
                <text:p>0.493</text:p>
              </table:table-cell>
              <table:table-cell office:value-type="float" office:value="-1.95731107327361">
                <text:p>-1.957311073273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94">
                <text:p>0.494</text:p>
              </table:table-cell>
              <table:table-cell office:value-type="float" office:value="-0.965902581100884">
                <text:p>-0.9659025811008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95">
                <text:p>0.495</text:p>
              </table:table-cell>
              <table:table-cell office:value-type="float" office:value="0.01487274436398">
                <text:p>0.0148727443639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96">
                <text:p>0.496</text:p>
              </table:table-cell>
              <table:table-cell office:value-type="float" office:value="0.618640865464753">
                <text:p>0.6186408654647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97">
                <text:p>0.497</text:p>
              </table:table-cell>
              <table:table-cell office:value-type="float" office:value="0.120082505819423">
                <text:p>0.1200825058194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98">
                <text:p>0.498</text:p>
              </table:table-cell>
              <table:table-cell office:value-type="float" office:value="1.15580374106321">
                <text:p>1.155803741063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99">
                <text:p>0.499</text:p>
              </table:table-cell>
              <table:table-cell office:value-type="float" office:value="-0.163676023290101">
                <text:p>-0.1636760232901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">
                <text:p>0.5</text:p>
              </table:table-cell>
              <table:table-cell office:value-type="float" office:value="-0.2282806718983">
                <text:p>-0.228280671898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01">
                <text:p>0.501</text:p>
              </table:table-cell>
              <table:table-cell office:value-type="float" office:value="-0.607578094433978">
                <text:p>-0.6075780944339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02">
                <text:p>0.502</text:p>
              </table:table-cell>
              <table:table-cell office:value-type="float" office:value="0.98031887201081">
                <text:p>0.9803188720108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03">
                <text:p>0.503</text:p>
              </table:table-cell>
              <table:table-cell office:value-type="float" office:value="-0.172789117425568">
                <text:p>-0.1727891174255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04">
                <text:p>0.504</text:p>
              </table:table-cell>
              <table:table-cell office:value-type="float" office:value="-0.188028081175224">
                <text:p>-0.18802808117522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05">
                <text:p>0.505</text:p>
              </table:table-cell>
              <table:table-cell office:value-type="float" office:value="1.06350879803212">
                <text:p>1.063508798032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06">
                <text:p>0.506</text:p>
              </table:table-cell>
              <table:table-cell office:value-type="float" office:value="0.045601838790628">
                <text:p>0.04560183879062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07">
                <text:p>0.507</text:p>
              </table:table-cell>
              <table:table-cell office:value-type="float" office:value="-0.8574646489988">
                <text:p>-0.85746464899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08">
                <text:p>0.508</text:p>
              </table:table-cell>
              <table:table-cell office:value-type="float" office:value="-0.698517942120644">
                <text:p>-0.6985179421206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09">
                <text:p>0.509</text:p>
              </table:table-cell>
              <table:table-cell office:value-type="float" office:value="-0.182767333163766">
                <text:p>-0.18276733316376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1">
                <text:p>0.51</text:p>
              </table:table-cell>
              <table:table-cell office:value-type="float" office:value="0.449373140131462">
                <text:p>0.4493731401314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11">
                <text:p>0.511</text:p>
              </table:table-cell>
              <table:table-cell office:value-type="float" office:value="1.66331954291478">
                <text:p>1.6633195429147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12">
                <text:p>0.512</text:p>
              </table:table-cell>
              <table:table-cell office:value-type="float" office:value="-0.543768796909361">
                <text:p>-0.5437687969093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13">
                <text:p>0.513</text:p>
              </table:table-cell>
              <table:table-cell office:value-type="float" office:value="-0.928403070202461">
                <text:p>-0.92840307020246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14">
                <text:p>0.514</text:p>
              </table:table-cell>
              <table:table-cell office:value-type="float" office:value="-0.564343374074752">
                <text:p>-0.56434337407475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15">
                <text:p>0.515</text:p>
              </table:table-cell>
              <table:table-cell office:value-type="float" office:value="-0.827149942188087">
                <text:p>-0.82714994218808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16">
                <text:p>0.516</text:p>
              </table:table-cell>
              <table:table-cell office:value-type="float" office:value="-0.699428426144772">
                <text:p>-0.69942842614477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17">
                <text:p>0.517</text:p>
              </table:table-cell>
              <table:table-cell office:value-type="float" office:value="0.287235356268864">
                <text:p>0.28723535626886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18">
                <text:p>0.518</text:p>
              </table:table-cell>
              <table:table-cell office:value-type="float" office:value="0.264557698231243">
                <text:p>0.26455769823124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19">
                <text:p>0.519</text:p>
              </table:table-cell>
              <table:table-cell office:value-type="float" office:value="-1.34554800163466">
                <text:p>-1.3455480016346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2">
                <text:p>0.52</text:p>
              </table:table-cell>
              <table:table-cell office:value-type="float" office:value="0.746842606702947">
                <text:p>0.74684260670294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21">
                <text:p>0.521</text:p>
              </table:table-cell>
              <table:table-cell office:value-type="float" office:value="-1.30479288121458">
                <text:p>-1.3047928812145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22">
                <text:p>0.522</text:p>
              </table:table-cell>
              <table:table-cell office:value-type="float" office:value="1.19990500950717">
                <text:p>1.199905009507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23">
                <text:p>0.523</text:p>
              </table:table-cell>
              <table:table-cell office:value-type="float" office:value="0.178499936569326">
                <text:p>0.1784999365693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24">
                <text:p>0.524</text:p>
              </table:table-cell>
              <table:table-cell office:value-type="float" office:value="1.54193773073923">
                <text:p>1.541937730739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25">
                <text:p>0.525</text:p>
              </table:table-cell>
              <table:table-cell office:value-type="float" office:value="0.662506752139161">
                <text:p>0.66250675213916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26">
                <text:p>0.526</text:p>
              </table:table-cell>
              <table:table-cell office:value-type="float" office:value="0.226710541440786">
                <text:p>0.22671054144078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27">
                <text:p>0.527</text:p>
              </table:table-cell>
              <table:table-cell office:value-type="float" office:value="-0.29782781800174">
                <text:p>-0.297827818001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28">
                <text:p>0.528</text:p>
              </table:table-cell>
              <table:table-cell office:value-type="float" office:value="-0.273322118369354">
                <text:p>-0.2733221183693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29">
                <text:p>0.529</text:p>
              </table:table-cell>
              <table:table-cell office:value-type="float" office:value="0.442978874773967">
                <text:p>0.44297887477396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3">
                <text:p>0.53</text:p>
              </table:table-cell>
              <table:table-cell office:value-type="float" office:value="0.445087250921589">
                <text:p>0.4450872509215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31">
                <text:p>0.531</text:p>
              </table:table-cell>
              <table:table-cell office:value-type="float" office:value="-0.291531259106233">
                <text:p>-0.2915312591062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32">
                <text:p>0.532</text:p>
              </table:table-cell>
              <table:table-cell office:value-type="float" office:value="-0.1843680774051">
                <text:p>-0.18436807740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33">
                <text:p>0.533</text:p>
              </table:table-cell>
              <table:table-cell office:value-type="float" office:value="-0.606485051404808">
                <text:p>-0.60648505140480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34">
                <text:p>0.534</text:p>
              </table:table-cell>
              <table:table-cell office:value-type="float" office:value="0.298035102418194">
                <text:p>0.2980351024181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35">
                <text:p>0.535</text:p>
              </table:table-cell>
              <table:table-cell office:value-type="float" office:value="-0.668768052720862">
                <text:p>-0.66876805272086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36">
                <text:p>0.536</text:p>
              </table:table-cell>
              <table:table-cell office:value-type="float" office:value="1.70480663798649">
                <text:p>1.704806637986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37">
                <text:p>0.537</text:p>
              </table:table-cell>
              <table:table-cell office:value-type="float" office:value="-1.30381108499124">
                <text:p>-1.3038110849912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38">
                <text:p>0.538</text:p>
              </table:table-cell>
              <table:table-cell office:value-type="float" office:value="-0.754025412361329">
                <text:p>-0.7540254123613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39">
                <text:p>0.539</text:p>
              </table:table-cell>
              <table:table-cell office:value-type="float" office:value="-0.526472618766242">
                <text:p>-0.52647261876624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4">
                <text:p>0.54</text:p>
              </table:table-cell>
              <table:table-cell office:value-type="float" office:value="-1.15420454536687">
                <text:p>-1.1542045453668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41">
                <text:p>0.541</text:p>
              </table:table-cell>
              <table:table-cell office:value-type="float" office:value="0.722436014525315">
                <text:p>0.7224360145253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42">
                <text:p>0.542</text:p>
              </table:table-cell>
              <table:table-cell office:value-type="float" office:value="0.752932704017523">
                <text:p>0.75293270401752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43">
                <text:p>0.543</text:p>
              </table:table-cell>
              <table:table-cell office:value-type="float" office:value="0.018541076821034">
                <text:p>0.01854107682103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44">
                <text:p>0.544</text:p>
              </table:table-cell>
              <table:table-cell office:value-type="float" office:value="-0.047588679413604">
                <text:p>-0.04758867941360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45">
                <text:p>0.545</text:p>
              </table:table-cell>
              <table:table-cell office:value-type="float" office:value="0.110357369658434">
                <text:p>0.11035736965843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46">
                <text:p>0.546</text:p>
              </table:table-cell>
              <table:table-cell office:value-type="float" office:value="-0.21820456897051">
                <text:p>-0.2182045689705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47">
                <text:p>0.547</text:p>
              </table:table-cell>
              <table:table-cell office:value-type="float" office:value="-0.23292766607025">
                <text:p>-0.232927666070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48">
                <text:p>0.548</text:p>
              </table:table-cell>
              <table:table-cell office:value-type="float" office:value="1.02685936772159">
                <text:p>1.0268593677215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49">
                <text:p>0.549</text:p>
              </table:table-cell>
              <table:table-cell office:value-type="float" office:value="-0.378382474203413">
                <text:p>-0.3783824742034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5">
                <text:p>0.55</text:p>
              </table:table-cell>
              <table:table-cell office:value-type="float" office:value="0.446746953560762">
                <text:p>0.4467469535607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51">
                <text:p>0.551</text:p>
              </table:table-cell>
              <table:table-cell office:value-type="float" office:value="-0.423516993853944">
                <text:p>-0.42351699385394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52">
                <text:p>0.552</text:p>
              </table:table-cell>
              <table:table-cell office:value-type="float" office:value="0.24746870257937">
                <text:p>0.2474687025793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53">
                <text:p>0.553</text:p>
              </table:table-cell>
              <table:table-cell office:value-type="float" office:value="-0.450033627048549">
                <text:p>-0.4500336270485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54">
                <text:p>0.554</text:p>
              </table:table-cell>
              <table:table-cell office:value-type="float" office:value="0.397961863120507">
                <text:p>0.39796186312050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55">
                <text:p>0.555</text:p>
              </table:table-cell>
              <table:table-cell office:value-type="float" office:value="-0.609240103196905">
                <text:p>-0.6092401031969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56">
                <text:p>0.556</text:p>
              </table:table-cell>
              <table:table-cell office:value-type="float" office:value="-0.165235873726635">
                <text:p>-0.16523587372663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57">
                <text:p>0.557</text:p>
              </table:table-cell>
              <table:table-cell office:value-type="float" office:value="0.396591864501901">
                <text:p>0.3965918645019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58">
                <text:p>0.558</text:p>
              </table:table-cell>
              <table:table-cell office:value-type="float" office:value="1.15185450211975">
                <text:p>1.151854502119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59">
                <text:p>0.559</text:p>
              </table:table-cell>
              <table:table-cell office:value-type="float" office:value="-0.374390598524172">
                <text:p>-0.37439059852417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6">
                <text:p>0.56</text:p>
              </table:table-cell>
              <table:table-cell office:value-type="float" office:value="-1.29463734200647">
                <text:p>-1.2946373420064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61">
                <text:p>0.561</text:p>
              </table:table-cell>
              <table:table-cell office:value-type="float" office:value="-0.250683067475533">
                <text:p>-0.2506830674755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62">
                <text:p>0.562</text:p>
              </table:table-cell>
              <table:table-cell office:value-type="float" office:value="0.300773290524967">
                <text:p>0.3007732905249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63">
                <text:p>0.563</text:p>
              </table:table-cell>
              <table:table-cell office:value-type="float" office:value="-0.178779940544788">
                <text:p>-0.17877994054478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64">
                <text:p>0.564</text:p>
              </table:table-cell>
              <table:table-cell office:value-type="float" office:value="0.253910135553566">
                <text:p>0.25391013555356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65">
                <text:p>0.565</text:p>
              </table:table-cell>
              <table:table-cell office:value-type="float" office:value="-0.324571359863111">
                <text:p>-0.3245713598631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66">
                <text:p>0.566</text:p>
              </table:table-cell>
              <table:table-cell office:value-type="float" office:value="-0.446112666577183">
                <text:p>-0.44611266657718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67">
                <text:p>0.567</text:p>
              </table:table-cell>
              <table:table-cell office:value-type="float" office:value="-0.933144907680853">
                <text:p>-0.93314490768085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68">
                <text:p>0.568</text:p>
              </table:table-cell>
              <table:table-cell office:value-type="float" office:value="-1.00582589559036">
                <text:p>-1.0058258955903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69">
                <text:p>0.569</text:p>
              </table:table-cell>
              <table:table-cell office:value-type="float" office:value="0.808266101458168">
                <text:p>0.80826610145816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7">
                <text:p>0.57</text:p>
              </table:table-cell>
              <table:table-cell office:value-type="float" office:value="-0.139465848975862">
                <text:p>-0.13946584897586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71">
                <text:p>0.571</text:p>
              </table:table-cell>
              <table:table-cell office:value-type="float" office:value="0.975354177350745">
                <text:p>0.97535417735074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72">
                <text:p>0.572</text:p>
              </table:table-cell>
              <table:table-cell office:value-type="float" office:value="-0.31410691022748">
                <text:p>-0.3141069102274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73">
                <text:p>0.573</text:p>
              </table:table-cell>
              <table:table-cell office:value-type="float" office:value="-0.794868689977629">
                <text:p>-0.7948686899776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74">
                <text:p>0.574</text:p>
              </table:table-cell>
              <table:table-cell office:value-type="float" office:value="0.512860941548204">
                <text:p>0.5128609415482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75">
                <text:p>0.575</text:p>
              </table:table-cell>
              <table:table-cell office:value-type="float" office:value="-1.07281091449298">
                <text:p>-1.0728109144929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76">
                <text:p>0.576</text:p>
              </table:table-cell>
              <table:table-cell office:value-type="float" office:value="0.048295120272192">
                <text:p>0.04829512027219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77">
                <text:p>0.577</text:p>
              </table:table-cell>
              <table:table-cell office:value-type="float" office:value="0.667444726430999">
                <text:p>0.6674447264309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78">
                <text:p>0.578</text:p>
              </table:table-cell>
              <table:table-cell office:value-type="float" office:value="-0.550343392785712">
                <text:p>-0.5503433927857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79">
                <text:p>0.579</text:p>
              </table:table-cell>
              <table:table-cell office:value-type="float" office:value="-1.60086285119195">
                <text:p>-1.600862851191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8">
                <text:p>0.58</text:p>
              </table:table-cell>
              <table:table-cell office:value-type="float" office:value="-1.76198570896933">
                <text:p>-1.7619857089693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81">
                <text:p>0.581</text:p>
              </table:table-cell>
              <table:table-cell office:value-type="float" office:value="-0.841198557466804">
                <text:p>-0.84119855746680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82">
                <text:p>0.582</text:p>
              </table:table-cell>
              <table:table-cell office:value-type="float" office:value="-0.697781066998028">
                <text:p>-0.6977810669980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83">
                <text:p>0.583</text:p>
              </table:table-cell>
              <table:table-cell office:value-type="float" office:value="-0.014248057697653">
                <text:p>-0.01424805769765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84">
                <text:p>0.584</text:p>
              </table:table-cell>
              <table:table-cell office:value-type="float" office:value="0.202945632618057">
                <text:p>0.20294563261805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85">
                <text:p>0.585</text:p>
              </table:table-cell>
              <table:table-cell office:value-type="float" office:value="-1.06397768800091">
                <text:p>-1.063977688000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86">
                <text:p>0.586</text:p>
              </table:table-cell>
              <table:table-cell office:value-type="float" office:value="1.23664454753821">
                <text:p>1.236644547538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87">
                <text:p>0.587</text:p>
              </table:table-cell>
              <table:table-cell office:value-type="float" office:value="0.452509871005327">
                <text:p>0.45250987100532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88">
                <text:p>0.588</text:p>
              </table:table-cell>
              <table:table-cell office:value-type="float" office:value="-0.692340767234717">
                <text:p>-0.69234076723471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89">
                <text:p>0.589</text:p>
              </table:table-cell>
              <table:table-cell office:value-type="float" office:value="0.502812370511253">
                <text:p>0.50281237051125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">
                <text:p>0.59</text:p>
              </table:table-cell>
              <table:table-cell office:value-type="float" office:value="-1.35905757908678">
                <text:p>-1.3590575790867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91">
                <text:p>0.591</text:p>
              </table:table-cell>
              <table:table-cell office:value-type="float" office:value="-0.932495270741061">
                <text:p>-0.93249527074106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2">
                <text:p>0.592</text:p>
              </table:table-cell>
              <table:table-cell office:value-type="float" office:value="-0.540840563833236">
                <text:p>-0.54084056383323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93">
                <text:p>0.593</text:p>
              </table:table-cell>
              <table:table-cell office:value-type="float" office:value="-1.00020191056435">
                <text:p>-1.0002019105643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94">
                <text:p>0.594</text:p>
              </table:table-cell>
              <table:table-cell office:value-type="float" office:value="-0.994234709269772">
                <text:p>-0.99423470926977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95">
                <text:p>0.595</text:p>
              </table:table-cell>
              <table:table-cell office:value-type="float" office:value="0.195233977052302">
                <text:p>0.1952339770523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96">
                <text:p>0.596</text:p>
              </table:table-cell>
              <table:table-cell office:value-type="float" office:value="0.477995813634148">
                <text:p>0.47799581363414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97">
                <text:p>0.597</text:p>
              </table:table-cell>
              <table:table-cell office:value-type="float" office:value="1.60509014452212">
                <text:p>1.6050901445221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8">
                <text:p>0.598</text:p>
              </table:table-cell>
              <table:table-cell office:value-type="float" office:value="-0.327977869324322">
                <text:p>-0.32797786932432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99">
                <text:p>0.599</text:p>
              </table:table-cell>
              <table:table-cell office:value-type="float" office:value="0.472247077337763">
                <text:p>0.4722470773377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">
                <text:p>0.6</text:p>
              </table:table-cell>
              <table:table-cell office:value-type="float" office:value="0.733570094880469">
                <text:p>0.73357009488046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601">
                <text:p>0.601</text:p>
              </table:table-cell>
              <table:table-cell office:value-type="float" office:value="0.667732155761084">
                <text:p>0.6677321557610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2">
                <text:p>0.602</text:p>
              </table:table-cell>
              <table:table-cell office:value-type="float" office:value="-0.902663645073853">
                <text:p>-0.90266364507385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3">
                <text:p>0.603</text:p>
              </table:table-cell>
              <table:table-cell office:value-type="float" office:value="-0.363716110929928">
                <text:p>-0.36371611092992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4">
                <text:p>0.604</text:p>
              </table:table-cell>
              <table:table-cell office:value-type="float" office:value="-0.880253529471005">
                <text:p>-0.8802535294710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5">
                <text:p>0.605</text:p>
              </table:table-cell>
              <table:table-cell office:value-type="float" office:value="0.839919452469497">
                <text:p>0.8399194524694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6">
                <text:p>0.606</text:p>
              </table:table-cell>
              <table:table-cell office:value-type="float" office:value="-1.22901314028058">
                <text:p>-1.2290131402805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07">
                <text:p>0.607</text:p>
              </table:table-cell>
              <table:table-cell office:value-type="float" office:value="0.616782365978695">
                <text:p>0.61678236597869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8">
                <text:p>0.608</text:p>
              </table:table-cell>
              <table:table-cell office:value-type="float" office:value="0.523190968807518">
                <text:p>0.52319096880751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09">
                <text:p>0.609</text:p>
              </table:table-cell>
              <table:table-cell office:value-type="float" office:value="-0.396404346746017">
                <text:p>-0.3964043467460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1">
                <text:p>0.61</text:p>
              </table:table-cell>
              <table:table-cell office:value-type="float" office:value="-0.985335614307535">
                <text:p>-0.98533561430753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11">
                <text:p>0.611</text:p>
              </table:table-cell>
              <table:table-cell office:value-type="float" office:value="-0.117501796161337">
                <text:p>-0.1175017961613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12">
                <text:p>0.612</text:p>
              </table:table-cell>
              <table:table-cell office:value-type="float" office:value="0.567633828463416">
                <text:p>0.5676338284634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13">
                <text:p>0.613</text:p>
              </table:table-cell>
              <table:table-cell office:value-type="float" office:value="0.035036218532679">
                <text:p>0.03503621853267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14">
                <text:p>0.614</text:p>
              </table:table-cell>
              <table:table-cell office:value-type="float" office:value="0.000861829685883">
                <text:p>0.00086182968588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15">
                <text:p>0.615</text:p>
              </table:table-cell>
              <table:table-cell office:value-type="float" office:value="0.133239268862436">
                <text:p>0.13323926886243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16">
                <text:p>0.616</text:p>
              </table:table-cell>
              <table:table-cell office:value-type="float" office:value="0.273256665954713">
                <text:p>0.2732566659547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17">
                <text:p>0.617</text:p>
              </table:table-cell>
              <table:table-cell office:value-type="float" office:value="-0.359277581430569">
                <text:p>-0.3592775814305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18">
                <text:p>0.618</text:p>
              </table:table-cell>
              <table:table-cell office:value-type="float" office:value="0.808811329474498">
                <text:p>0.80881132947449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19">
                <text:p>0.619</text:p>
              </table:table-cell>
              <table:table-cell office:value-type="float" office:value="1.47391477953604">
                <text:p>1.473914779536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2">
                <text:p>0.62</text:p>
              </table:table-cell>
              <table:table-cell office:value-type="float" office:value="0.642985675891952">
                <text:p>0.64298567589195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21">
                <text:p>0.621</text:p>
              </table:table-cell>
              <table:table-cell office:value-type="float" office:value="-0.102343092949014">
                <text:p>-0.1023430929490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22">
                <text:p>0.622</text:p>
              </table:table-cell>
              <table:table-cell office:value-type="float" office:value="1.57288696927726">
                <text:p>1.5728869692772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23">
                <text:p>0.623</text:p>
              </table:table-cell>
              <table:table-cell office:value-type="float" office:value="1.14929923271475">
                <text:p>1.149299232714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24">
                <text:p>0.624</text:p>
              </table:table-cell>
              <table:table-cell office:value-type="float" office:value="0.499213025891854">
                <text:p>0.49921302589185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25">
                <text:p>0.625</text:p>
              </table:table-cell>
              <table:table-cell office:value-type="float" office:value="-0.640177026679021">
                <text:p>-0.64017702667902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26">
                <text:p>0.626</text:p>
              </table:table-cell>
              <table:table-cell office:value-type="float" office:value="0.92060117665653">
                <text:p>0.9206011766565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27">
                <text:p>0.627</text:p>
              </table:table-cell>
              <table:table-cell office:value-type="float" office:value="-0.63457330186874">
                <text:p>-0.6345733018687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28">
                <text:p>0.628</text:p>
              </table:table-cell>
              <table:table-cell office:value-type="float" office:value="0.277860238199931">
                <text:p>0.2778602381999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29">
                <text:p>0.629</text:p>
              </table:table-cell>
              <table:table-cell office:value-type="float" office:value="-1.57503848524755">
                <text:p>-1.575038485247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3">
                <text:p>0.63</text:p>
              </table:table-cell>
              <table:table-cell office:value-type="float" office:value="-0.485275579501835">
                <text:p>-0.48527557950183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31">
                <text:p>0.631</text:p>
              </table:table-cell>
              <table:table-cell office:value-type="float" office:value="0.468755018253021">
                <text:p>0.46875501825302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32">
                <text:p>0.632</text:p>
              </table:table-cell>
              <table:table-cell office:value-type="float" office:value="-0.298220958318296">
                <text:p>-0.29822095831829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33">
                <text:p>0.633</text:p>
              </table:table-cell>
              <table:table-cell office:value-type="float" office:value="0.208109465141479">
                <text:p>0.20810946514147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34">
                <text:p>0.634</text:p>
              </table:table-cell>
              <table:table-cell office:value-type="float" office:value="-0.604138560795606">
                <text:p>-0.6041385607956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35">
                <text:p>0.635</text:p>
              </table:table-cell>
              <table:table-cell office:value-type="float" office:value="0.468366553938454">
                <text:p>0.46836655393845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36">
                <text:p>0.636</text:p>
              </table:table-cell>
              <table:table-cell office:value-type="float" office:value="-0.309891325533638">
                <text:p>-0.30989132553363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37">
                <text:p>0.637</text:p>
              </table:table-cell>
              <table:table-cell office:value-type="float" office:value="-0.631604366433722">
                <text:p>-0.6316043664337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38">
                <text:p>0.638</text:p>
              </table:table-cell>
              <table:table-cell office:value-type="float" office:value="0.387832560301266">
                <text:p>0.38783256030126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39">
                <text:p>0.639</text:p>
              </table:table-cell>
              <table:table-cell office:value-type="float" office:value="0.308747911340869">
                <text:p>0.30874791134086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4">
                <text:p>0.64</text:p>
              </table:table-cell>
              <table:table-cell office:value-type="float" office:value="0.086189862556137">
                <text:p>0.08618986255613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41">
                <text:p>0.641</text:p>
              </table:table-cell>
              <table:table-cell office:value-type="float" office:value="-0.404685128011634">
                <text:p>-0.40468512801163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42">
                <text:p>0.642</text:p>
              </table:table-cell>
              <table:table-cell office:value-type="float" office:value="-0.391670288434398">
                <text:p>-0.39167028843439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43">
                <text:p>0.643</text:p>
              </table:table-cell>
              <table:table-cell office:value-type="float" office:value="-0.158225302235584">
                <text:p>-0.15822530223558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44">
                <text:p>0.644</text:p>
              </table:table-cell>
              <table:table-cell office:value-type="float" office:value="-0.442775072162924">
                <text:p>-0.44277507216292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45">
                <text:p>0.645</text:p>
              </table:table-cell>
              <table:table-cell office:value-type="float" office:value="0.640961625349215">
                <text:p>0.6409616253492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46">
                <text:p>0.646</text:p>
              </table:table-cell>
              <table:table-cell office:value-type="float" office:value="0.91836305292878">
                <text:p>0.9183630529287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47">
                <text:p>0.647</text:p>
              </table:table-cell>
              <table:table-cell office:value-type="float" office:value="0.042247026822533">
                <text:p>0.04224702682253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48">
                <text:p>0.648</text:p>
              </table:table-cell>
              <table:table-cell office:value-type="float" office:value="0.877810105929904">
                <text:p>0.87781010592990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49">
                <text:p>0.649</text:p>
              </table:table-cell>
              <table:table-cell office:value-type="float" office:value="0.148288104366055">
                <text:p>0.14828810436605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5">
                <text:p>0.65</text:p>
              </table:table-cell>
              <table:table-cell office:value-type="float" office:value="-0.15369962201623">
                <text:p>-0.1536996220162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51">
                <text:p>0.651</text:p>
              </table:table-cell>
              <table:table-cell office:value-type="float" office:value="-0.652346254620384">
                <text:p>-0.65234625462038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52">
                <text:p>0.652</text:p>
              </table:table-cell>
              <table:table-cell office:value-type="float" office:value="-0.141751154402298">
                <text:p>-0.14175115440229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53">
                <text:p>0.653</text:p>
              </table:table-cell>
              <table:table-cell office:value-type="float" office:value="-0.781254942048939">
                <text:p>-0.78125494204893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54">
                <text:p>0.654</text:p>
              </table:table-cell>
              <table:table-cell office:value-type="float" office:value="-0.146669547860432">
                <text:p>-0.14666954786043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55">
                <text:p>0.655</text:p>
              </table:table-cell>
              <table:table-cell office:value-type="float" office:value="-0.582480296985948">
                <text:p>-0.58248029698594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56">
                <text:p>0.656</text:p>
              </table:table-cell>
              <table:table-cell office:value-type="float" office:value="-0.298782777032359">
                <text:p>-0.29878277703235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57">
                <text:p>0.657</text:p>
              </table:table-cell>
              <table:table-cell office:value-type="float" office:value="0.583151514834251">
                <text:p>0.58315151483425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58">
                <text:p>0.658</text:p>
              </table:table-cell>
              <table:table-cell office:value-type="float" office:value="-1.17980891366351">
                <text:p>-1.179808913663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59">
                <text:p>0.659</text:p>
              </table:table-cell>
              <table:table-cell office:value-type="float" office:value="0.625531653214414">
                <text:p>0.6255316532144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6">
                <text:p>0.66</text:p>
              </table:table-cell>
              <table:table-cell office:value-type="float" office:value="0.62732001196609">
                <text:p>0.627320011966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61">
                <text:p>0.661</text:p>
              </table:table-cell>
              <table:table-cell office:value-type="float" office:value="0.833668575481214">
                <text:p>0.8336685754812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62">
                <text:p>0.662</text:p>
              </table:table-cell>
              <table:table-cell office:value-type="float" office:value="0.471506252606142">
                <text:p>0.4715062526061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63">
                <text:p>0.663</text:p>
              </table:table-cell>
              <table:table-cell office:value-type="float" office:value="-0.560353410296202">
                <text:p>-0.56035341029620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64">
                <text:p>0.664</text:p>
              </table:table-cell>
              <table:table-cell office:value-type="float" office:value="-0.030938367146178">
                <text:p>-0.03093836714617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65">
                <text:p>0.665</text:p>
              </table:table-cell>
              <table:table-cell office:value-type="float" office:value="0.113422084419676">
                <text:p>0.11342208441967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66">
                <text:p>0.666</text:p>
              </table:table-cell>
              <table:table-cell office:value-type="float" office:value="0.264318560712277">
                <text:p>0.26431856071227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67">
                <text:p>0.667</text:p>
              </table:table-cell>
              <table:table-cell office:value-type="float" office:value="1.55873675454369">
                <text:p>1.5587367545436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68">
                <text:p>0.668</text:p>
              </table:table-cell>
              <table:table-cell office:value-type="float" office:value="0.970788267223015">
                <text:p>0.9707882672230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69">
                <text:p>0.669</text:p>
              </table:table-cell>
              <table:table-cell office:value-type="float" office:value="0.677221781070116">
                <text:p>0.6772217810701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7">
                <text:p>0.67</text:p>
              </table:table-cell>
              <table:table-cell office:value-type="float" office:value="-0.907597870476015">
                <text:p>-0.9075978704760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71">
                <text:p>0.671</text:p>
              </table:table-cell>
              <table:table-cell office:value-type="float" office:value="1.01287347660691">
                <text:p>1.0128734766069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72">
                <text:p>0.672</text:p>
              </table:table-cell>
              <table:table-cell office:value-type="float" office:value="0.066608745916243">
                <text:p>0.06660874591624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73">
                <text:p>0.673</text:p>
              </table:table-cell>
              <table:table-cell office:value-type="float" office:value="1.41404722047644">
                <text:p>1.4140472204764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74">
                <text:p>0.674</text:p>
              </table:table-cell>
              <table:table-cell office:value-type="float" office:value="0.669533317675293">
                <text:p>0.66953331767529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75">
                <text:p>0.675</text:p>
              </table:table-cell>
              <table:table-cell office:value-type="float" office:value="-0.502606650850241">
                <text:p>-0.50260665085024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76">
                <text:p>0.676</text:p>
              </table:table-cell>
              <table:table-cell office:value-type="float" office:value="0.593744551866573">
                <text:p>0.59374455186657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77">
                <text:p>0.677</text:p>
              </table:table-cell>
              <table:table-cell office:value-type="float" office:value="0.759331252639002">
                <text:p>0.75933125263900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78">
                <text:p>0.678</text:p>
              </table:table-cell>
              <table:table-cell office:value-type="float" office:value="-0.629019501151698">
                <text:p>-0.6290195011516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79">
                <text:p>0.679</text:p>
              </table:table-cell>
              <table:table-cell office:value-type="float" office:value="0.221079205140594">
                <text:p>0.22107920514059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8">
                <text:p>0.68</text:p>
              </table:table-cell>
              <table:table-cell office:value-type="float" office:value="0.085458385209566">
                <text:p>0.08545838520956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81">
                <text:p>0.681</text:p>
              </table:table-cell>
              <table:table-cell office:value-type="float" office:value="0.061947542059113">
                <text:p>0.0619475420591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82">
                <text:p>0.682</text:p>
              </table:table-cell>
              <table:table-cell office:value-type="float" office:value="-0.815926831662796">
                <text:p>-0.8159268316627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83">
                <text:p>0.683</text:p>
              </table:table-cell>
              <table:table-cell office:value-type="float" office:value="1.46485987550048">
                <text:p>1.4648598755004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84">
                <text:p>0.684</text:p>
              </table:table-cell>
              <table:table-cell office:value-type="float" office:value="1.21444987545413">
                <text:p>1.214449875454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85">
                <text:p>0.685</text:p>
              </table:table-cell>
              <table:table-cell office:value-type="float" office:value="1.1324200216941">
                <text:p>1.132420021694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86">
                <text:p>0.686</text:p>
              </table:table-cell>
              <table:table-cell office:value-type="float" office:value="-1.22009592162033">
                <text:p>-1.2200959216203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87">
                <text:p>0.687</text:p>
              </table:table-cell>
              <table:table-cell office:value-type="float" office:value="-0.352716647735997">
                <text:p>-0.35271664773599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88">
                <text:p>0.688</text:p>
              </table:table-cell>
              <table:table-cell office:value-type="float" office:value="1.2635492502196">
                <text:p>1.26354925021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89">
                <text:p>0.689</text:p>
              </table:table-cell>
              <table:table-cell office:value-type="float" office:value="0.709791479467227">
                <text:p>0.70979147946722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9">
                <text:p>0.69</text:p>
              </table:table-cell>
              <table:table-cell office:value-type="float" office:value="0.281552057144487">
                <text:p>0.28155205714448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91">
                <text:p>0.691</text:p>
              </table:table-cell>
              <table:table-cell office:value-type="float" office:value="0.485259844036854">
                <text:p>0.48525984403685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92">
                <text:p>0.692</text:p>
              </table:table-cell>
              <table:table-cell office:value-type="float" office:value="-0.068433311453408">
                <text:p>-0.06843331145340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93">
                <text:p>0.693</text:p>
              </table:table-cell>
              <table:table-cell office:value-type="float" office:value="0.543559608942816">
                <text:p>0.5435596089428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94">
                <text:p>0.694</text:p>
              </table:table-cell>
              <table:table-cell office:value-type="float" office:value="-0.373850863291909">
                <text:p>-0.37385086329190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95">
                <text:p>0.695</text:p>
              </table:table-cell>
              <table:table-cell office:value-type="float" office:value="0.48917061495586">
                <text:p>0.4891706149558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96">
                <text:p>0.696</text:p>
              </table:table-cell>
              <table:table-cell office:value-type="float" office:value="0.449109450641866">
                <text:p>0.44910945064186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97">
                <text:p>0.697</text:p>
              </table:table-cell>
              <table:table-cell office:value-type="float" office:value="-0.68804455922657">
                <text:p>-0.688044559226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98">
                <text:p>0.698</text:p>
              </table:table-cell>
              <table:table-cell office:value-type="float" office:value="2.00292810506911">
                <text:p>2.002928105069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99">
                <text:p>0.699</text:p>
              </table:table-cell>
              <table:table-cell office:value-type="float" office:value="0.520038224897378">
                <text:p>0.52003822489737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">
                <text:p>0.7</text:p>
              </table:table-cell>
              <table:table-cell office:value-type="float" office:value="-0.106678327593772">
                <text:p>-0.10667832759377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701">
                <text:p>0.701</text:p>
              </table:table-cell>
              <table:table-cell office:value-type="float" office:value="0.628982525210971">
                <text:p>0.62898252521097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02">
                <text:p>0.702</text:p>
              </table:table-cell>
              <table:table-cell office:value-type="float" office:value="-0.216373228827378">
                <text:p>-0.2163732288273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703">
                <text:p>0.703</text:p>
              </table:table-cell>
              <table:table-cell office:value-type="float" office:value="-0.837533814938542">
                <text:p>-0.83753381493854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04">
                <text:p>0.704</text:p>
              </table:table-cell>
              <table:table-cell office:value-type="float" office:value="-1.31465224855135">
                <text:p>-1.314652248551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705">
                <text:p>0.705</text:p>
              </table:table-cell>
              <table:table-cell office:value-type="float" office:value="2.08885459470459">
                <text:p>2.0888545947045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706">
                <text:p>0.706</text:p>
              </table:table-cell>
              <table:table-cell office:value-type="float" office:value="-0.547522443903594">
                <text:p>-0.54752244390359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07">
                <text:p>0.707</text:p>
              </table:table-cell>
              <table:table-cell office:value-type="float" office:value="0.46251479170353">
                <text:p>0.4625147917035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708">
                <text:p>0.708</text:p>
              </table:table-cell>
              <table:table-cell office:value-type="float" office:value="-0.670476304704273">
                <text:p>-0.67047630470427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09">
                <text:p>0.709</text:p>
              </table:table-cell>
              <table:table-cell office:value-type="float" office:value="-0.706671558298217">
                <text:p>-0.70667155829821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1">
                <text:p>0.71</text:p>
              </table:table-cell>
              <table:table-cell office:value-type="float" office:value="0.265917508079685">
                <text:p>0.26591750807968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11">
                <text:p>0.711</text:p>
              </table:table-cell>
              <table:table-cell office:value-type="float" office:value="0.752481048247183">
                <text:p>0.75248104824718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12">
                <text:p>0.712</text:p>
              </table:table-cell>
              <table:table-cell office:value-type="float" office:value="1.27728547013121">
                <text:p>1.277285470131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13">
                <text:p>0.713</text:p>
              </table:table-cell>
              <table:table-cell office:value-type="float" office:value="-0.389753137349231">
                <text:p>-0.38975313734923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14">
                <text:p>0.714</text:p>
              </table:table-cell>
              <table:table-cell office:value-type="float" office:value="-0.425475305659947">
                <text:p>-0.4254753056599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15">
                <text:p>0.715</text:p>
              </table:table-cell>
              <table:table-cell office:value-type="float" office:value="0.575997610588167">
                <text:p>0.5759976105881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16">
                <text:p>0.716</text:p>
              </table:table-cell>
              <table:table-cell office:value-type="float" office:value="-0.707797904709479">
                <text:p>-0.70779790470947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17">
                <text:p>0.717</text:p>
              </table:table-cell>
              <table:table-cell office:value-type="float" office:value="0.124514905584003">
                <text:p>0.1245149055840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18">
                <text:p>0.718</text:p>
              </table:table-cell>
              <table:table-cell office:value-type="float" office:value="0.521866252221733">
                <text:p>0.52186625222173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19">
                <text:p>0.719</text:p>
              </table:table-cell>
              <table:table-cell office:value-type="float" office:value="0.830949610796665">
                <text:p>0.83094961079666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2">
                <text:p>0.72</text:p>
              </table:table-cell>
              <table:table-cell office:value-type="float" office:value="0.136251329363022">
                <text:p>0.1362513293630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21">
                <text:p>0.721</text:p>
              </table:table-cell>
              <table:table-cell office:value-type="float" office:value="1.79974545772349">
                <text:p>1.799745457723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722">
                <text:p>0.722</text:p>
              </table:table-cell>
              <table:table-cell office:value-type="float" office:value="1.0790040827503">
                <text:p>1.079004082750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723">
                <text:p>0.723</text:p>
              </table:table-cell>
              <table:table-cell office:value-type="float" office:value="-0.663549705081985">
                <text:p>-0.66354970508198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24">
                <text:p>0.724</text:p>
              </table:table-cell>
              <table:table-cell office:value-type="float" office:value="-0.678199780591314">
                <text:p>-0.6781997805913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25">
                <text:p>0.725</text:p>
              </table:table-cell>
              <table:table-cell office:value-type="float" office:value="-0.239538069440916">
                <text:p>-0.2395380694409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26">
                <text:p>0.726</text:p>
              </table:table-cell>
              <table:table-cell office:value-type="float" office:value="0.267865508795887">
                <text:p>0.26786550879588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27">
                <text:p>0.727</text:p>
              </table:table-cell>
              <table:table-cell office:value-type="float" office:value="-1.87852177534462">
                <text:p>-1.8785217753446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28">
                <text:p>0.728</text:p>
              </table:table-cell>
              <table:table-cell office:value-type="float" office:value="-0.649257400501205">
                <text:p>-0.6492574005012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29">
                <text:p>0.729</text:p>
              </table:table-cell>
              <table:table-cell office:value-type="float" office:value="1.17639445176004">
                <text:p>1.176394451760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3">
                <text:p>0.73</text:p>
              </table:table-cell>
              <table:table-cell office:value-type="float" office:value="-0.928753099596414">
                <text:p>-0.9287530995964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31">
                <text:p>0.731</text:p>
              </table:table-cell>
              <table:table-cell office:value-type="float" office:value="0.499688563691215">
                <text:p>0.4996885636912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32">
                <text:p>0.732</text:p>
              </table:table-cell>
              <table:table-cell office:value-type="float" office:value="0.363609700027036">
                <text:p>0.3636097000270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33">
                <text:p>0.733</text:p>
              </table:table-cell>
              <table:table-cell office:value-type="float" office:value="-0.150211621069631">
                <text:p>-0.15021162106963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734">
                <text:p>0.734</text:p>
              </table:table-cell>
              <table:table-cell office:value-type="float" office:value="1.30271963818306">
                <text:p>1.3027196381830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35">
                <text:p>0.735</text:p>
              </table:table-cell>
              <table:table-cell office:value-type="float" office:value="0.785276335921179">
                <text:p>0.78527633592117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36">
                <text:p>0.736</text:p>
              </table:table-cell>
              <table:table-cell office:value-type="float" office:value="1.50141096313666">
                <text:p>1.5014109631366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737">
                <text:p>0.737</text:p>
              </table:table-cell>
              <table:table-cell office:value-type="float" office:value="0.356631743011195">
                <text:p>0.35663174301119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38">
                <text:p>0.738</text:p>
              </table:table-cell>
              <table:table-cell office:value-type="float" office:value="1.45798374019199">
                <text:p>1.4579837401919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39">
                <text:p>0.739</text:p>
              </table:table-cell>
              <table:table-cell office:value-type="float" office:value="-1.12191954792918">
                <text:p>-1.1219195479291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4">
                <text:p>0.74</text:p>
              </table:table-cell>
              <table:table-cell office:value-type="float" office:value="-0.162568851010892">
                <text:p>-0.16256885101089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741">
                <text:p>0.741</text:p>
              </table:table-cell>
              <table:table-cell office:value-type="float" office:value="0.435357022662987">
                <text:p>0.43535702266298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42">
                <text:p>0.742</text:p>
              </table:table-cell>
              <table:table-cell office:value-type="float" office:value="-0.397581261202602">
                <text:p>-0.39758126120260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743">
                <text:p>0.743</text:p>
              </table:table-cell>
              <table:table-cell office:value-type="float" office:value="0.01497455822439">
                <text:p>0.0149745582243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744">
                <text:p>0.744</text:p>
              </table:table-cell>
              <table:table-cell office:value-type="float" office:value="0.968387025351793">
                <text:p>0.96838702535179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45">
                <text:p>0.745</text:p>
              </table:table-cell>
              <table:table-cell office:value-type="float" office:value="-0.683525094394907">
                <text:p>-0.6835250943949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46">
                <text:p>0.746</text:p>
              </table:table-cell>
              <table:table-cell office:value-type="float" office:value="-0.010654953438253">
                <text:p>-0.01065495343825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747">
                <text:p>0.747</text:p>
              </table:table-cell>
              <table:table-cell office:value-type="float" office:value="0.472721270078842">
                <text:p>0.47272127007884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748">
                <text:p>0.748</text:p>
              </table:table-cell>
              <table:table-cell office:value-type="float" office:value="0.050401082046804">
                <text:p>0.05040108204680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749">
                <text:p>0.749</text:p>
              </table:table-cell>
              <table:table-cell office:value-type="float" office:value="-1.3276431511272">
                <text:p>-1.327643151127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5">
                <text:p>0.75</text:p>
              </table:table-cell>
              <table:table-cell office:value-type="float" office:value="-0.788267736770942">
                <text:p>-0.78826773677094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51">
                <text:p>0.751</text:p>
              </table:table-cell>
              <table:table-cell office:value-type="float" office:value="0.631135635960812">
                <text:p>0.6311356359608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52">
                <text:p>0.752</text:p>
              </table:table-cell>
              <table:table-cell office:value-type="float" office:value="1.11700474134265">
                <text:p>1.1170047413426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53">
                <text:p>0.753</text:p>
              </table:table-cell>
              <table:table-cell office:value-type="float" office:value="0.045857592880412">
                <text:p>0.04585759288041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54">
                <text:p>0.754</text:p>
              </table:table-cell>
              <table:table-cell office:value-type="float" office:value="-0.34656550199665">
                <text:p>-0.3465655019966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55">
                <text:p>0.755</text:p>
              </table:table-cell>
              <table:table-cell office:value-type="float" office:value="0.042778250676407">
                <text:p>0.04277825067640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56">
                <text:p>0.756</text:p>
              </table:table-cell>
              <table:table-cell office:value-type="float" office:value="0.176743362350301">
                <text:p>0.17674336235030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57">
                <text:p>0.757</text:p>
              </table:table-cell>
              <table:table-cell office:value-type="float" office:value="0.453074959658138">
                <text:p>0.45307495965813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58">
                <text:p>0.758</text:p>
              </table:table-cell>
              <table:table-cell office:value-type="float" office:value="-0.163290200679972">
                <text:p>-0.1632902006799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59">
                <text:p>0.759</text:p>
              </table:table-cell>
              <table:table-cell office:value-type="float" office:value="-0.16065369289847">
                <text:p>-0.1606536928984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6">
                <text:p>0.76</text:p>
              </table:table-cell>
              <table:table-cell office:value-type="float" office:value="0.296015853637831">
                <text:p>0.29601585363783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61">
                <text:p>0.761</text:p>
              </table:table-cell>
              <table:table-cell office:value-type="float" office:value="-0.608443086760828">
                <text:p>-0.60844308676082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62">
                <text:p>0.762</text:p>
              </table:table-cell>
              <table:table-cell office:value-type="float" office:value="1.58539480568519">
                <text:p>1.585394805685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63">
                <text:p>0.763</text:p>
              </table:table-cell>
              <table:table-cell office:value-type="float" office:value="0.194840155520625">
                <text:p>0.1948401555206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64">
                <text:p>0.764</text:p>
              </table:table-cell>
              <table:table-cell office:value-type="float" office:value="-0.086368271306498">
                <text:p>-0.08636827130649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65">
                <text:p>0.765</text:p>
              </table:table-cell>
              <table:table-cell office:value-type="float" office:value="0.207884054325741">
                <text:p>0.20788405432574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66">
                <text:p>0.766</text:p>
              </table:table-cell>
              <table:table-cell office:value-type="float" office:value="-1.84061930764338">
                <text:p>-1.8406193076433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67">
                <text:p>0.767</text:p>
              </table:table-cell>
              <table:table-cell office:value-type="float" office:value="1.04130021248097">
                <text:p>1.041300212480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68">
                <text:p>0.768</text:p>
              </table:table-cell>
              <table:table-cell office:value-type="float" office:value="0.640887320737753">
                <text:p>0.64088732073775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69">
                <text:p>0.769</text:p>
              </table:table-cell>
              <table:table-cell office:value-type="float" office:value="0.466867268845615">
                <text:p>0.4668672688456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7">
                <text:p>0.77</text:p>
              </table:table-cell>
              <table:table-cell office:value-type="float" office:value="0.184104492594385">
                <text:p>0.18410449259438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71">
                <text:p>0.771</text:p>
              </table:table-cell>
              <table:table-cell office:value-type="float" office:value="-1.20663213579471">
                <text:p>-1.2066321357947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72">
                <text:p>0.772</text:p>
              </table:table-cell>
              <table:table-cell office:value-type="float" office:value="0.876553043680495">
                <text:p>0.87655304368049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73">
                <text:p>0.773</text:p>
              </table:table-cell>
              <table:table-cell office:value-type="float" office:value="-1.76160154498897">
                <text:p>-1.7616015449889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74">
                <text:p>0.774</text:p>
              </table:table-cell>
              <table:table-cell office:value-type="float" office:value="1.21208097044524">
                <text:p>1.2120809704452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75">
                <text:p>0.775</text:p>
              </table:table-cell>
              <table:table-cell office:value-type="float" office:value="-1.32204764331217">
                <text:p>-1.3220476433121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76">
                <text:p>0.776</text:p>
              </table:table-cell>
              <table:table-cell office:value-type="float" office:value="0.779346953246569">
                <text:p>0.77934695324656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77">
                <text:p>0.777</text:p>
              </table:table-cell>
              <table:table-cell office:value-type="float" office:value="0.763006222164663">
                <text:p>0.76300622216466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78">
                <text:p>0.778</text:p>
              </table:table-cell>
              <table:table-cell office:value-type="float" office:value="0.025400739889849">
                <text:p>0.02540073988984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79">
                <text:p>0.779</text:p>
              </table:table-cell>
              <table:table-cell office:value-type="float" office:value="1.54503107158622">
                <text:p>1.545031071586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8">
                <text:p>0.78</text:p>
              </table:table-cell>
              <table:table-cell office:value-type="float" office:value="-0.633401690001013">
                <text:p>-0.6334016900010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81">
                <text:p>0.781</text:p>
              </table:table-cell>
              <table:table-cell office:value-type="float" office:value="-0.99197736929913">
                <text:p>-0.991977369299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82">
                <text:p>0.782</text:p>
              </table:table-cell>
              <table:table-cell office:value-type="float" office:value="1.31640301426999">
                <text:p>1.3164030142699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83">
                <text:p>0.783</text:p>
              </table:table-cell>
              <table:table-cell office:value-type="float" office:value="0.362837296255432">
                <text:p>0.3628372962554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84">
                <text:p>0.784</text:p>
              </table:table-cell>
              <table:table-cell office:value-type="float" office:value="1.42437770749153">
                <text:p>1.4243777074915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85">
                <text:p>0.785</text:p>
              </table:table-cell>
              <table:table-cell office:value-type="float" office:value="-0.187755046977448">
                <text:p>-0.18775504697744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86">
                <text:p>0.786</text:p>
              </table:table-cell>
              <table:table-cell office:value-type="float" office:value="0.822974927461683">
                <text:p>0.82297492746168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87">
                <text:p>0.787</text:p>
              </table:table-cell>
              <table:table-cell office:value-type="float" office:value="0.081836911724555">
                <text:p>0.0818369117245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88">
                <text:p>0.788</text:p>
              </table:table-cell>
              <table:table-cell office:value-type="float" office:value="-0.41540402825571">
                <text:p>-0.4154040282557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89">
                <text:p>0.789</text:p>
              </table:table-cell>
              <table:table-cell office:value-type="float" office:value="0.46504855836538">
                <text:p>0.4650485583653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9">
                <text:p>0.79</text:p>
              </table:table-cell>
              <table:table-cell office:value-type="float" office:value="-0.806177189227773">
                <text:p>-0.80617718922777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91">
                <text:p>0.791</text:p>
              </table:table-cell>
              <table:table-cell office:value-type="float" office:value="-1.05570303547561">
                <text:p>-1.0557030354756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92">
                <text:p>0.792</text:p>
              </table:table-cell>
              <table:table-cell office:value-type="float" office:value="0.49296835872626">
                <text:p>0.4929683587262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93">
                <text:p>0.793</text:p>
              </table:table-cell>
              <table:table-cell office:value-type="float" office:value="-0.243128635295841">
                <text:p>-0.24312863529584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94">
                <text:p>0.794</text:p>
              </table:table-cell>
              <table:table-cell office:value-type="float" office:value="-0.985091484013002">
                <text:p>-0.98509148401300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95">
                <text:p>0.795</text:p>
              </table:table-cell>
              <table:table-cell office:value-type="float" office:value="1.19201968111863">
                <text:p>1.1920196811186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96">
                <text:p>0.796</text:p>
              </table:table-cell>
              <table:table-cell office:value-type="float" office:value="-0.228476036808077">
                <text:p>-0.2284760368080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97">
                <text:p>0.797</text:p>
              </table:table-cell>
              <table:table-cell office:value-type="float" office:value="1.59152064275155">
                <text:p>1.5915206427515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798">
                <text:p>0.798</text:p>
              </table:table-cell>
              <table:table-cell office:value-type="float" office:value="-0.506638422032805">
                <text:p>-0.50663842203280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799">
                <text:p>0.799</text:p>
              </table:table-cell>
              <table:table-cell office:value-type="float" office:value="0.073576044610369">
                <text:p>0.07357604461036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">
                <text:p>0.8</text:p>
              </table:table-cell>
              <table:table-cell office:value-type="float" office:value="1.13501311031068">
                <text:p>1.1350131103106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01">
                <text:p>0.801</text:p>
              </table:table-cell>
              <table:table-cell office:value-type="float" office:value="-0.473262850571691">
                <text:p>-0.4732628505716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02">
                <text:p>0.802</text:p>
              </table:table-cell>
              <table:table-cell office:value-type="float" office:value="0.504550291580825">
                <text:p>0.5045502915808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803">
                <text:p>0.803</text:p>
              </table:table-cell>
              <table:table-cell office:value-type="float" office:value="-0.076450776167238">
                <text:p>-0.0764507761672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04">
                <text:p>0.804</text:p>
              </table:table-cell>
              <table:table-cell office:value-type="float" office:value="1.1956057772395">
                <text:p>1.195605777239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05">
                <text:p>0.805</text:p>
              </table:table-cell>
              <table:table-cell office:value-type="float" office:value="1.09085234394894">
                <text:p>1.0908523439489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806">
                <text:p>0.806</text:p>
              </table:table-cell>
              <table:table-cell office:value-type="float" office:value="-0.616769406525426">
                <text:p>-0.61676940652542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07">
                <text:p>0.807</text:p>
              </table:table-cell>
              <table:table-cell office:value-type="float" office:value="0.415608957280063">
                <text:p>0.41560895728006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808">
                <text:p>0.808</text:p>
              </table:table-cell>
              <table:table-cell office:value-type="float" office:value="-0.97920051638519">
                <text:p>-0.9792005163851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09">
                <text:p>0.809</text:p>
              </table:table-cell>
              <table:table-cell office:value-type="float" office:value="-0.885203824752727">
                <text:p>-0.88520382475272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1">
                <text:p>0.81</text:p>
              </table:table-cell>
              <table:table-cell office:value-type="float" office:value="-1.74039110333386">
                <text:p>-1.740391103333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811">
                <text:p>0.811</text:p>
              </table:table-cell>
              <table:table-cell office:value-type="float" office:value="0.836067467542232">
                <text:p>0.83606746754223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12">
                <text:p>0.812</text:p>
              </table:table-cell>
              <table:table-cell office:value-type="float" office:value="-0.532289427241379">
                <text:p>-0.53228942724137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13">
                <text:p>0.813</text:p>
              </table:table-cell>
              <table:table-cell office:value-type="float" office:value="0.019541591796183">
                <text:p>0.01954159179618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14">
                <text:p>0.814</text:p>
              </table:table-cell>
              <table:table-cell office:value-type="float" office:value="-0.382023086871275">
                <text:p>-0.38202308687127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15">
                <text:p>0.815</text:p>
              </table:table-cell>
              <table:table-cell office:value-type="float" office:value="-0.305512304075504">
                <text:p>-0.30551230407550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16">
                <text:p>0.816</text:p>
              </table:table-cell>
              <table:table-cell office:value-type="float" office:value="0.098473582205746">
                <text:p>0.09847358220574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17">
                <text:p>0.817</text:p>
              </table:table-cell>
              <table:table-cell office:value-type="float" office:value="0.032669781182862">
                <text:p>0.03266978118286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18">
                <text:p>0.818</text:p>
              </table:table-cell>
              <table:table-cell office:value-type="float" office:value="0.003940068324176">
                <text:p>0.00394006832417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819">
                <text:p>0.819</text:p>
              </table:table-cell>
              <table:table-cell office:value-type="float" office:value="0.722438820577617">
                <text:p>0.72243882057761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2">
                <text:p>0.82</text:p>
              </table:table-cell>
              <table:table-cell office:value-type="float" office:value="-0.693334223176677">
                <text:p>-0.69333422317667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21">
                <text:p>0.821</text:p>
              </table:table-cell>
              <table:table-cell office:value-type="float" office:value="0.025387257285127">
                <text:p>0.02538725728512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22">
                <text:p>0.822</text:p>
              </table:table-cell>
              <table:table-cell office:value-type="float" office:value="0.016239871152523">
                <text:p>0.0162398711525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23">
                <text:p>0.823</text:p>
              </table:table-cell>
              <table:table-cell office:value-type="float" office:value="-0.982950496136501">
                <text:p>-0.98295049613650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24">
                <text:p>0.824</text:p>
              </table:table-cell>
              <table:table-cell office:value-type="float" office:value="0.234654880313067">
                <text:p>0.23465488031306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825">
                <text:p>0.825</text:p>
              </table:table-cell>
              <table:table-cell office:value-type="float" office:value="0.7400105612841">
                <text:p>0.740010561284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26">
                <text:p>0.826</text:p>
              </table:table-cell>
              <table:table-cell office:value-type="float" office:value="0.019093522573592">
                <text:p>0.01909352257359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27">
                <text:p>0.827</text:p>
              </table:table-cell>
              <table:table-cell office:value-type="float" office:value="0.650866058113537">
                <text:p>0.65086605811353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28">
                <text:p>0.828</text:p>
              </table:table-cell>
              <table:table-cell office:value-type="float" office:value="0.361796469354532">
                <text:p>0.36179646935453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29">
                <text:p>0.829</text:p>
              </table:table-cell>
              <table:table-cell office:value-type="float" office:value="0.672476553570172">
                <text:p>0.6724765535701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3">
                <text:p>0.83</text:p>
              </table:table-cell>
              <table:table-cell office:value-type="float" office:value="0.356280860071518">
                <text:p>0.3562808600715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31">
                <text:p>0.831</text:p>
              </table:table-cell>
              <table:table-cell office:value-type="float" office:value="-0.32353730065355">
                <text:p>-0.3235373006535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32">
                <text:p>0.832</text:p>
              </table:table-cell>
              <table:table-cell office:value-type="float" office:value="-0.622368652389595">
                <text:p>-0.62236865238959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33">
                <text:p>0.833</text:p>
              </table:table-cell>
              <table:table-cell office:value-type="float" office:value="0.99041413376729">
                <text:p>0.9904141337672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34">
                <text:p>0.834</text:p>
              </table:table-cell>
              <table:table-cell office:value-type="float" office:value="0.074341456076484">
                <text:p>0.07434145607648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35">
                <text:p>0.835</text:p>
              </table:table-cell>
              <table:table-cell office:value-type="float" office:value="-0.002286485498264">
                <text:p>-0.0022864854982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36">
                <text:p>0.836</text:p>
              </table:table-cell>
              <table:table-cell office:value-type="float" office:value="0.248148979132945">
                <text:p>0.2481489791329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37">
                <text:p>0.837</text:p>
              </table:table-cell>
              <table:table-cell office:value-type="float" office:value="-0.331548926137659">
                <text:p>-0.33154892613765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38">
                <text:p>0.838</text:p>
              </table:table-cell>
              <table:table-cell office:value-type="float" office:value="0.443403022922716">
                <text:p>0.44340302292271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39">
                <text:p>0.839</text:p>
              </table:table-cell>
              <table:table-cell office:value-type="float" office:value="0.372453649733037">
                <text:p>0.37245364973303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4">
                <text:p>0.84</text:p>
              </table:table-cell>
              <table:table-cell office:value-type="float" office:value="0.96214134051882">
                <text:p>0.9621413405188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41">
                <text:p>0.841</text:p>
              </table:table-cell>
              <table:table-cell office:value-type="float" office:value="-0.39503169677532">
                <text:p>-0.395031696775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42">
                <text:p>0.842</text:p>
              </table:table-cell>
              <table:table-cell office:value-type="float" office:value="-0.443828125280411">
                <text:p>-0.4438281252804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43">
                <text:p>0.843</text:p>
              </table:table-cell>
              <table:table-cell office:value-type="float" office:value="-2.25006209253852">
                <text:p>-2.2500620925385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44">
                <text:p>0.844</text:p>
              </table:table-cell>
              <table:table-cell office:value-type="float" office:value="1.18387741541554">
                <text:p>1.1838774154155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45">
                <text:p>0.845</text:p>
              </table:table-cell>
              <table:table-cell office:value-type="float" office:value="0.003635162736424">
                <text:p>0.00363516273642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46">
                <text:p>0.846</text:p>
              </table:table-cell>
              <table:table-cell office:value-type="float" office:value="-1.48721401777336">
                <text:p>-1.4872140177733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47">
                <text:p>0.847</text:p>
              </table:table-cell>
              <table:table-cell office:value-type="float" office:value="0.252873076167908">
                <text:p>0.25287307616790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48">
                <text:p>0.848</text:p>
              </table:table-cell>
              <table:table-cell office:value-type="float" office:value="0.233597637610541">
                <text:p>0.23359763761054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49">
                <text:p>0.849</text:p>
              </table:table-cell>
              <table:table-cell office:value-type="float" office:value="-2.07127966665671">
                <text:p>-2.0712796666567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5">
                <text:p>0.85</text:p>
              </table:table-cell>
              <table:table-cell office:value-type="float" office:value="0.377219409175241">
                <text:p>0.37721940917524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51">
                <text:p>0.851</text:p>
              </table:table-cell>
              <table:table-cell office:value-type="float" office:value="0.851690301042042">
                <text:p>0.85169030104204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52">
                <text:p>0.852</text:p>
              </table:table-cell>
              <table:table-cell office:value-type="float" office:value="-1.40937353816479">
                <text:p>-1.4093735381647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53">
                <text:p>0.853</text:p>
              </table:table-cell>
              <table:table-cell office:value-type="float" office:value="0.339395301653345">
                <text:p>0.33939530165334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54">
                <text:p>0.854</text:p>
              </table:table-cell>
              <table:table-cell office:value-type="float" office:value="-0.868784136708777">
                <text:p>-0.86878413670877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55">
                <text:p>0.855</text:p>
              </table:table-cell>
              <table:table-cell office:value-type="float" office:value="0.649424040203566">
                <text:p>0.64942404020356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56">
                <text:p>0.856</text:p>
              </table:table-cell>
              <table:table-cell office:value-type="float" office:value="-0.194535579406964">
                <text:p>-0.19453557940696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57">
                <text:p>0.857</text:p>
              </table:table-cell>
              <table:table-cell office:value-type="float" office:value="0.766330617020533">
                <text:p>0.76633061702053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58">
                <text:p>0.858</text:p>
              </table:table-cell>
              <table:table-cell office:value-type="float" office:value="0.378255614092983">
                <text:p>0.37825561409298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59">
                <text:p>0.859</text:p>
              </table:table-cell>
              <table:table-cell office:value-type="float" office:value="0.277991973641947">
                <text:p>0.27799197364194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6">
                <text:p>0.86</text:p>
              </table:table-cell>
              <table:table-cell office:value-type="float" office:value="-0.861080102714976">
                <text:p>-0.86108010271497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61">
                <text:p>0.861</text:p>
              </table:table-cell>
              <table:table-cell office:value-type="float" office:value="-2.24048145808718">
                <text:p>-2.2404814580871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62">
                <text:p>0.862</text:p>
              </table:table-cell>
              <table:table-cell office:value-type="float" office:value="0.06520424051743">
                <text:p>0.0652042405174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63">
                <text:p>0.863</text:p>
              </table:table-cell>
              <table:table-cell office:value-type="float" office:value="0.87088375174342">
                <text:p>0.8708837517434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64">
                <text:p>0.864</text:p>
              </table:table-cell>
              <table:table-cell office:value-type="float" office:value="-1.45532566150655">
                <text:p>-1.4553256615065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65">
                <text:p>0.865</text:p>
              </table:table-cell>
              <table:table-cell office:value-type="float" office:value="-0.240501641359331">
                <text:p>-0.24050164135933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66">
                <text:p>0.866</text:p>
              </table:table-cell>
              <table:table-cell office:value-type="float" office:value="0.183314069715989">
                <text:p>0.18331406971598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67">
                <text:p>0.867</text:p>
              </table:table-cell>
              <table:table-cell office:value-type="float" office:value="-0.196277829570563">
                <text:p>-0.19627782957056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68">
                <text:p>0.868</text:p>
              </table:table-cell>
              <table:table-cell office:value-type="float" office:value="-0.931364333360102">
                <text:p>-0.93136433336010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69">
                <text:p>0.869</text:p>
              </table:table-cell>
              <table:table-cell office:value-type="float" office:value="0.288900571157067">
                <text:p>0.28890057115706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7">
                <text:p>0.87</text:p>
              </table:table-cell>
              <table:table-cell office:value-type="float" office:value="0.971174552430566">
                <text:p>0.97117455243056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71">
                <text:p>0.871</text:p>
              </table:table-cell>
              <table:table-cell office:value-type="float" office:value="-0.163400314863388">
                <text:p>-0.16340031486338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72">
                <text:p>0.872</text:p>
              </table:table-cell>
              <table:table-cell office:value-type="float" office:value="0.378576334003004">
                <text:p>0.37857633400300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73">
                <text:p>0.873</text:p>
              </table:table-cell>
              <table:table-cell office:value-type="float" office:value="-0.159328128410382">
                <text:p>-0.15932812841038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74">
                <text:p>0.874</text:p>
              </table:table-cell>
              <table:table-cell office:value-type="float" office:value="-0.02033468869919">
                <text:p>-0.020334688699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75">
                <text:p>0.875</text:p>
              </table:table-cell>
              <table:table-cell office:value-type="float" office:value="0.318741846886094">
                <text:p>0.31874184688609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76">
                <text:p>0.876</text:p>
              </table:table-cell>
              <table:table-cell office:value-type="float" office:value="1.44654456839292">
                <text:p>1.4465445683929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77">
                <text:p>0.877</text:p>
              </table:table-cell>
              <table:table-cell office:value-type="float" office:value="-0.441142070573298">
                <text:p>-0.44114207057329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78">
                <text:p>0.878</text:p>
              </table:table-cell>
              <table:table-cell office:value-type="float" office:value="-0.237809492686777">
                <text:p>-0.23780949268677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79">
                <text:p>0.879</text:p>
              </table:table-cell>
              <table:table-cell office:value-type="float" office:value="-0.76281605779909">
                <text:p>-0.7628160577990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8">
                <text:p>0.88</text:p>
              </table:table-cell>
              <table:table-cell office:value-type="float" office:value="-0.030621771121834">
                <text:p>-0.03062177112183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81">
                <text:p>0.881</text:p>
              </table:table-cell>
              <table:table-cell office:value-type="float" office:value="1.76290889046651">
                <text:p>1.7629088904665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82">
                <text:p>0.882</text:p>
              </table:table-cell>
              <table:table-cell office:value-type="float" office:value="-1.09704479414334">
                <text:p>-1.0970447941433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83">
                <text:p>0.883</text:p>
              </table:table-cell>
              <table:table-cell office:value-type="float" office:value="1.28042387365163">
                <text:p>1.2804238736516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84">
                <text:p>0.884</text:p>
              </table:table-cell>
              <table:table-cell office:value-type="float" office:value="-1.95220541283145">
                <text:p>-1.9522054128314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85">
                <text:p>0.885</text:p>
              </table:table-cell>
              <table:table-cell office:value-type="float" office:value="-0.193946184438641">
                <text:p>-0.19394618443864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86">
                <text:p>0.886</text:p>
              </table:table-cell>
              <table:table-cell office:value-type="float" office:value="-0.332708749313098">
                <text:p>-0.33270874931309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87">
                <text:p>0.887</text:p>
              </table:table-cell>
              <table:table-cell office:value-type="float" office:value="1.09425916625118">
                <text:p>1.0942591662511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88">
                <text:p>0.888</text:p>
              </table:table-cell>
              <table:table-cell office:value-type="float" office:value="0.77557283446753">
                <text:p>0.7755728344675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89">
                <text:p>0.889</text:p>
              </table:table-cell>
              <table:table-cell office:value-type="float" office:value="1.19732064015675">
                <text:p>1.197320640156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9">
                <text:p>0.89</text:p>
              </table:table-cell>
              <table:table-cell office:value-type="float" office:value="-0.30322100699939">
                <text:p>-0.3032210069993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91">
                <text:p>0.891</text:p>
              </table:table-cell>
              <table:table-cell office:value-type="float" office:value="1.97167885413205">
                <text:p>1.9716788541320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92">
                <text:p>0.892</text:p>
              </table:table-cell>
              <table:table-cell office:value-type="float" office:value="0.214313093105638">
                <text:p>0.21431309310563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93">
                <text:p>0.893</text:p>
              </table:table-cell>
              <table:table-cell office:value-type="float" office:value="1.01196548981728">
                <text:p>1.0119654898172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94">
                <text:p>0.894</text:p>
              </table:table-cell>
              <table:table-cell office:value-type="float" office:value="-0.846472863384486">
                <text:p>-0.84647286338448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95">
                <text:p>0.895</text:p>
              </table:table-cell>
              <table:table-cell office:value-type="float" office:value="0.497488093232762">
                <text:p>0.49748809323276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96">
                <text:p>0.896</text:p>
              </table:table-cell>
              <table:table-cell office:value-type="float" office:value="-0.186352990639311">
                <text:p>-0.1863529906393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97">
                <text:p>0.897</text:p>
              </table:table-cell>
              <table:table-cell office:value-type="float" office:value="0.189431433253041">
                <text:p>0.18943143325304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98">
                <text:p>0.898</text:p>
              </table:table-cell>
              <table:table-cell office:value-type="float" office:value="0.025163878637146">
                <text:p>0.02516387863714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99">
                <text:p>0.899</text:p>
              </table:table-cell>
              <table:table-cell office:value-type="float" office:value="-1.9702277059907">
                <text:p>-1.970227705990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">
                <text:p>0.9</text:p>
              </table:table-cell>
              <table:table-cell office:value-type="float" office:value="0.512524035597212">
                <text:p>0.5125240355972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01">
                <text:p>0.901</text:p>
              </table:table-cell>
              <table:table-cell office:value-type="float" office:value="0.546552545222521">
                <text:p>0.54655254522252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02">
                <text:p>0.902</text:p>
              </table:table-cell>
              <table:table-cell office:value-type="float" office:value="0.52017715445793">
                <text:p>0.5201771544579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03">
                <text:p>0.903</text:p>
              </table:table-cell>
              <table:table-cell office:value-type="float" office:value="1.30795300638793">
                <text:p>1.3079530063879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904">
                <text:p>0.904</text:p>
              </table:table-cell>
              <table:table-cell office:value-type="float" office:value="0.441074487647905">
                <text:p>0.44107448764790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905">
                <text:p>0.905</text:p>
              </table:table-cell>
              <table:table-cell office:value-type="float" office:value="-1.04318035149638">
                <text:p>-1.0431803514963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06">
                <text:p>0.906</text:p>
              </table:table-cell>
              <table:table-cell office:value-type="float" office:value="0.093242908543961">
                <text:p>0.09324290854396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07">
                <text:p>0.907</text:p>
              </table:table-cell>
              <table:table-cell office:value-type="float" office:value="0.487275985532226">
                <text:p>0.48727598553222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08">
                <text:p>0.908</text:p>
              </table:table-cell>
              <table:table-cell office:value-type="float" office:value="-0.176429115154272">
                <text:p>-0.17642911515427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09">
                <text:p>0.909</text:p>
              </table:table-cell>
              <table:table-cell office:value-type="float" office:value="1.15864267503671">
                <text:p>1.1586426750367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1">
                <text:p>0.91</text:p>
              </table:table-cell>
              <table:table-cell office:value-type="float" office:value="0.359075496655939">
                <text:p>0.35907549665593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11">
                <text:p>0.911</text:p>
              </table:table-cell>
              <table:table-cell office:value-type="float" office:value="0.183051727486072">
                <text:p>0.18305172748607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12">
                <text:p>0.912</text:p>
              </table:table-cell>
              <table:table-cell office:value-type="float" office:value="0.229881198979863">
                <text:p>0.22988119897986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13">
                <text:p>0.913</text:p>
              </table:table-cell>
              <table:table-cell office:value-type="float" office:value="1.03640027368673">
                <text:p>1.0364002736867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14">
                <text:p>0.914</text:p>
              </table:table-cell>
              <table:table-cell office:value-type="float" office:value="0.334265418796316">
                <text:p>0.33426541879631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15">
                <text:p>0.915</text:p>
              </table:table-cell>
              <table:table-cell office:value-type="float" office:value="1.43321030778167">
                <text:p>1.4332103077816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16">
                <text:p>0.916</text:p>
              </table:table-cell>
              <table:table-cell office:value-type="float" office:value="0.072755202429254">
                <text:p>0.07275520242925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17">
                <text:p>0.917</text:p>
              </table:table-cell>
              <table:table-cell office:value-type="float" office:value="-0.139020528801139">
                <text:p>-0.13902052880113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18">
                <text:p>0.918</text:p>
              </table:table-cell>
              <table:table-cell office:value-type="float" office:value="0.267122902232993">
                <text:p>0.26712290223299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19">
                <text:p>0.919</text:p>
              </table:table-cell>
              <table:table-cell office:value-type="float" office:value="0.556388835093832">
                <text:p>0.55638883509383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2">
                <text:p>0.92</text:p>
              </table:table-cell>
              <table:table-cell office:value-type="float" office:value="0.13928360071011">
                <text:p>0.1392836007101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21">
                <text:p>0.921</text:p>
              </table:table-cell>
              <table:table-cell office:value-type="float" office:value="0.510392417355751">
                <text:p>0.51039241735575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22">
                <text:p>0.922</text:p>
              </table:table-cell>
              <table:table-cell office:value-type="float" office:value="-1.34388500021424">
                <text:p>-1.3438850002142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23">
                <text:p>0.923</text:p>
              </table:table-cell>
              <table:table-cell office:value-type="float" office:value="-0.131145277431105">
                <text:p>-0.13114527743110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24">
                <text:p>0.924</text:p>
              </table:table-cell>
              <table:table-cell office:value-type="float" office:value="0.215193033349593">
                <text:p>0.21519303334959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25">
                <text:p>0.925</text:p>
              </table:table-cell>
              <table:table-cell office:value-type="float" office:value="0.308685380781829">
                <text:p>0.30868538078182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26">
                <text:p>0.926</text:p>
              </table:table-cell>
              <table:table-cell office:value-type="float" office:value="-1.09692477775926">
                <text:p>-1.0969247777592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27">
                <text:p>0.927</text:p>
              </table:table-cell>
              <table:table-cell office:value-type="float" office:value="0.258326720460301">
                <text:p>0.2583267204603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28">
                <text:p>0.928</text:p>
              </table:table-cell>
              <table:table-cell office:value-type="float" office:value="0.051333438878596">
                <text:p>0.05133343887859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29">
                <text:p>0.929</text:p>
              </table:table-cell>
              <table:table-cell office:value-type="float" office:value="1.52943803556117">
                <text:p>1.5294380355611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3">
                <text:p>0.93</text:p>
              </table:table-cell>
              <table:table-cell office:value-type="float" office:value="-0.138132446728935">
                <text:p>-0.1381324467289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31">
                <text:p>0.931</text:p>
              </table:table-cell>
              <table:table-cell office:value-type="float" office:value="0.904321858621447">
                <text:p>0.90432185862144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32">
                <text:p>0.932</text:p>
              </table:table-cell>
              <table:table-cell office:value-type="float" office:value="0.850731240939768">
                <text:p>0.85073124093976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33">
                <text:p>0.933</text:p>
              </table:table-cell>
              <table:table-cell office:value-type="float" office:value="-0.38351056110294">
                <text:p>-0.3835105611029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34">
                <text:p>0.934</text:p>
              </table:table-cell>
              <table:table-cell office:value-type="float" office:value="-1.07355471059203">
                <text:p>-1.0735547105920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35">
                <text:p>0.935</text:p>
              </table:table-cell>
              <table:table-cell office:value-type="float" office:value="-0.291675674991208">
                <text:p>-0.29167567499120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36">
                <text:p>0.936</text:p>
              </table:table-cell>
              <table:table-cell office:value-type="float" office:value="-0.257242701075905">
                <text:p>-0.2572427010759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37">
                <text:p>0.937</text:p>
              </table:table-cell>
              <table:table-cell office:value-type="float" office:value="-0.682147395956502">
                <text:p>-0.68214739595650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38">
                <text:p>0.938</text:p>
              </table:table-cell>
              <table:table-cell office:value-type="float" office:value="1.63664836492368">
                <text:p>1.636648364923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39">
                <text:p>0.939</text:p>
              </table:table-cell>
              <table:table-cell office:value-type="float" office:value="1.5678109799905">
                <text:p>1.567810979990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4">
                <text:p>0.94</text:p>
              </table:table-cell>
              <table:table-cell office:value-type="float" office:value="0.352734046100256">
                <text:p>0.35273404610025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41">
                <text:p>0.941</text:p>
              </table:table-cell>
              <table:table-cell office:value-type="float" office:value="0.942806296717971">
                <text:p>0.94280629671797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42">
                <text:p>0.942</text:p>
              </table:table-cell>
              <table:table-cell office:value-type="float" office:value="0.601688784942006">
                <text:p>0.60168878494200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43">
                <text:p>0.943</text:p>
              </table:table-cell>
              <table:table-cell office:value-type="float" office:value="-0.93712110596557">
                <text:p>-0.9371211059655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44">
                <text:p>0.944</text:p>
              </table:table-cell>
              <table:table-cell office:value-type="float" office:value="0.810979016257862">
                <text:p>0.81097901625786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45">
                <text:p>0.945</text:p>
              </table:table-cell>
              <table:table-cell office:value-type="float" office:value="-0.092784450189854">
                <text:p>-0.09278445018985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46">
                <text:p>0.946</text:p>
              </table:table-cell>
              <table:table-cell office:value-type="float" office:value="0.20782892213503">
                <text:p>0.2078289221350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47">
                <text:p>0.947</text:p>
              </table:table-cell>
              <table:table-cell office:value-type="float" office:value="-2.08016684170267">
                <text:p>-2.0801668417026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48">
                <text:p>0.948</text:p>
              </table:table-cell>
              <table:table-cell office:value-type="float" office:value="-0.332974316648071">
                <text:p>-0.33297431664807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49">
                <text:p>0.949</text:p>
              </table:table-cell>
              <table:table-cell office:value-type="float" office:value="-0.899260858045705">
                <text:p>-0.89926085804570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5">
                <text:p>0.95</text:p>
              </table:table-cell>
              <table:table-cell office:value-type="float" office:value="-0.918040837393996">
                <text:p>-0.91804083739399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51">
                <text:p>0.951</text:p>
              </table:table-cell>
              <table:table-cell office:value-type="float" office:value="0.507748310920692">
                <text:p>0.50774831092069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52">
                <text:p>0.952</text:p>
              </table:table-cell>
              <table:table-cell office:value-type="float" office:value="0.832295582255562">
                <text:p>0.83229558225556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53">
                <text:p>0.953</text:p>
              </table:table-cell>
              <table:table-cell office:value-type="float" office:value="-1.07346416136971">
                <text:p>-1.0734641613697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54">
                <text:p>0.954</text:p>
              </table:table-cell>
              <table:table-cell office:value-type="float" office:value="0.002003105971101">
                <text:p>0.00200310597110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55">
                <text:p>0.955</text:p>
              </table:table-cell>
              <table:table-cell office:value-type="float" office:value="0.218220279008514">
                <text:p>0.2182202790085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56">
                <text:p>0.956</text:p>
              </table:table-cell>
              <table:table-cell office:value-type="float" office:value="0.15979204380842">
                <text:p>0.1597920438084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57">
                <text:p>0.957</text:p>
              </table:table-cell>
              <table:table-cell office:value-type="float" office:value="-2.0214687187749">
                <text:p>-2.021468718774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58">
                <text:p>0.958</text:p>
              </table:table-cell>
              <table:table-cell office:value-type="float" office:value="-1.51242253999374">
                <text:p>-1.5124225399937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59">
                <text:p>0.959</text:p>
              </table:table-cell>
              <table:table-cell office:value-type="float" office:value="-2.39288188731174">
                <text:p>-2.3928818873117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6">
                <text:p>0.96</text:p>
              </table:table-cell>
              <table:table-cell office:value-type="float" office:value="-0.953591064737557">
                <text:p>-0.95359106473755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61">
                <text:p>0.961</text:p>
              </table:table-cell>
              <table:table-cell office:value-type="float" office:value="-0.269908259123728">
                <text:p>-0.26990825912372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62">
                <text:p>0.962</text:p>
              </table:table-cell>
              <table:table-cell office:value-type="float" office:value="-0.486132892858635">
                <text:p>-0.48613289285863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63">
                <text:p>0.963</text:p>
              </table:table-cell>
              <table:table-cell office:value-type="float" office:value="0.556821493654234">
                <text:p>0.55682149365423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64">
                <text:p>0.964</text:p>
              </table:table-cell>
              <table:table-cell office:value-type="float" office:value="0.60428625426516">
                <text:p>0.6042862542651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65">
                <text:p>0.965</text:p>
              </table:table-cell>
              <table:table-cell office:value-type="float" office:value="0.274136219291184">
                <text:p>0.27413621929118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66">
                <text:p>0.966</text:p>
              </table:table-cell>
              <table:table-cell office:value-type="float" office:value="0.381211379545478">
                <text:p>0.38121137954547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67">
                <text:p>0.967</text:p>
              </table:table-cell>
              <table:table-cell office:value-type="float" office:value="0.578567136767673">
                <text:p>0.57856713676767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68">
                <text:p>0.968</text:p>
              </table:table-cell>
              <table:table-cell office:value-type="float" office:value="0.376141444861371">
                <text:p>0.37614144486137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69">
                <text:p>0.969</text:p>
              </table:table-cell>
              <table:table-cell office:value-type="float" office:value="-0.540006857184093">
                <text:p>-0.54000685718409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7">
                <text:p>0.97</text:p>
              </table:table-cell>
              <table:table-cell office:value-type="float" office:value="1.19808073522611">
                <text:p>1.198080735226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71">
                <text:p>0.971</text:p>
              </table:table-cell>
              <table:table-cell office:value-type="float" office:value="0.276367757285515">
                <text:p>0.2763677572855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72">
                <text:p>0.972</text:p>
              </table:table-cell>
              <table:table-cell office:value-type="float" office:value="-1.36116694444346">
                <text:p>-1.3611669444434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73">
                <text:p>0.973</text:p>
              </table:table-cell>
              <table:table-cell office:value-type="float" office:value="-1.04066169948336">
                <text:p>-1.0406616994833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74">
                <text:p>0.974</text:p>
              </table:table-cell>
              <table:table-cell office:value-type="float" office:value="-0.602228718587461">
                <text:p>-0.60222871858746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75">
                <text:p>0.975</text:p>
              </table:table-cell>
              <table:table-cell office:value-type="float" office:value="-0.594367295993994">
                <text:p>-0.59436729599399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976">
                <text:p>0.976</text:p>
              </table:table-cell>
              <table:table-cell office:value-type="float" office:value="-0.352817243745324">
                <text:p>-0.35281724374532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77">
                <text:p>0.977</text:p>
              </table:table-cell>
              <table:table-cell office:value-type="float" office:value="0.221597543007001">
                <text:p>0.2215975430070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78">
                <text:p>0.978</text:p>
              </table:table-cell>
              <table:table-cell office:value-type="float" office:value="0.330491704980872">
                <text:p>0.33049170498087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79">
                <text:p>0.979</text:p>
              </table:table-cell>
              <table:table-cell office:value-type="float" office:value="0.315398897404939">
                <text:p>0.31539889740493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8">
                <text:p>0.98</text:p>
              </table:table-cell>
              <table:table-cell office:value-type="float" office:value="-0.095843834384496">
                <text:p>-0.09584383438449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81">
                <text:p>0.981</text:p>
              </table:table-cell>
              <table:table-cell office:value-type="float" office:value="-0.06654062775356">
                <text:p>-0.0665406277535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82">
                <text:p>0.982</text:p>
              </table:table-cell>
              <table:table-cell office:value-type="float" office:value="0.233424058909309">
                <text:p>0.23342405890930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83">
                <text:p>0.983</text:p>
              </table:table-cell>
              <table:table-cell office:value-type="float" office:value="0.714141027904283">
                <text:p>0.71414102790428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84">
                <text:p>0.984</text:p>
              </table:table-cell>
              <table:table-cell office:value-type="float" office:value="0.32846160924817">
                <text:p>0.3284616092481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85">
                <text:p>0.985</text:p>
              </table:table-cell>
              <table:table-cell office:value-type="float" office:value="-0.363925209207322">
                <text:p>-0.3639252092073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86">
                <text:p>0.986</text:p>
              </table:table-cell>
              <table:table-cell office:value-type="float" office:value="1.95957064168991">
                <text:p>1.9595706416899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87">
                <text:p>0.987</text:p>
              </table:table-cell>
              <table:table-cell office:value-type="float" office:value="0.901104836025784">
                <text:p>0.90110483602578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88">
                <text:p>0.988</text:p>
              </table:table-cell>
              <table:table-cell office:value-type="float" office:value="-1.28732444680622">
                <text:p>-1.2873244468062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89">
                <text:p>0.989</text:p>
              </table:table-cell>
              <table:table-cell office:value-type="float" office:value="-0.559400554290234">
                <text:p>-0.55940055429023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9">
                <text:p>0.99</text:p>
              </table:table-cell>
              <table:table-cell office:value-type="float" office:value="-1.98548278025612">
                <text:p>-1.985482780256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91">
                <text:p>0.991</text:p>
              </table:table-cell>
              <table:table-cell office:value-type="float" office:value="1.00059464502555">
                <text:p>1.0005946450255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92">
                <text:p>0.992</text:p>
              </table:table-cell>
              <table:table-cell office:value-type="float" office:value="-0.443283777817534">
                <text:p>-0.44328377781753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93">
                <text:p>0.993</text:p>
              </table:table-cell>
              <table:table-cell office:value-type="float" office:value="1.0774766228164">
                <text:p>1.07747662281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94">
                <text:p>0.994</text:p>
              </table:table-cell>
              <table:table-cell office:value-type="float" office:value="-0.821020948358619">
                <text:p>-0.8210209483586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95">
                <text:p>0.995</text:p>
              </table:table-cell>
              <table:table-cell office:value-type="float" office:value="-0.159867258688856">
                <text:p>-0.15986725868885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96">
                <text:p>0.996</text:p>
              </table:table-cell>
              <table:table-cell office:value-type="float" office:value="-0.671924801348782">
                <text:p>-0.67192480134878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97">
                <text:p>0.997</text:p>
              </table:table-cell>
              <table:table-cell office:value-type="float" office:value="-0.982561780417418">
                <text:p>-0.98256178041741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98">
                <text:p>0.998</text:p>
              </table:table-cell>
              <table:table-cell office:value-type="float" office:value="0.672065332213917">
                <text:p>0.67206533221391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99">
                <text:p>0.999</text:p>
              </table:table-cell>
              <table:table-cell office:value-type="float" office:value="0.6226304563167">
                <text:p>0.62263045631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</office:styles>
</office:document-styles>
</file>